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1">
            <text:p>2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2.1">
            <text:p>2.1</text:p>
          </table:table-cell>
          <table:table-cell table:style-name="ce26" office:value-type="string">
            <text:p>Updates:</text:p>
            <text:p>- Remove NhatLC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3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33in" draw:caption-point-x="-0.7689in" draw:caption-point-y="0.920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09in" draw:caption-point-x="-0.2402in" draw:caption-point-y="0.622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09in" draw:caption-point-x="-0.2622in" draw:caption-point-y="0.622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409in" draw:caption-point-x="-0.2402in" draw:caption-point-y="0.622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409in" draw:caption-point-x="-0.2402in" draw:caption-point-y="0.622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76in" draw:caption-point-x="-1.4484in" draw:caption-point-y="0.587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9-16T08:52:36.52">
            <text:p>09/16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9">
            <text:p>9</text:p>
          </table:table-cell>
          <table:table-cell table:style-name="ce49" table:formula="of:=SUMPRODUCT([Thong_Tin_Ngay_Nghi_201601.$B$3:.$B$34]=[.$B7];[Thong_Tin_Ngay_Nghi_201601.$C$3:.$C$34])+SUMPRODUCT([Thong_Tin_Ngay_Nghi_201602.$B$3:.$B$35]=[.$B7];[Thong_Tin_Ngay_Nghi_201602.$C$3:.$C$35]) + SUMPRODUCT([Thong_Tin_Ngay_Nghi_201603.$B$3:.$B$37]=[.$B7];[Thong_Tin_Ngay_Nghi_201603.$C$3:.$C$37])" office:value-type="float" office:value="3">
            <text:p>3</text:p>
          </table:table-cell>
          <table:table-cell table:style-name="ce49" table:formula="of:=SUMPRODUCT([Thong_Tin_Ngay_Nghi_201601.$B$3:.$B$34]=[.$B7];[Thong_Tin_Ngay_Nghi_201601.$C$3:.$C$34])+SUMPRODUCT([Thong_Tin_Ngay_Nghi_201602.$B$3:.$B$35]=[.$B7];[Thong_Tin_Ngay_Nghi_201602.$C$3:.$C$35]) + SUMPRODUCT([Thong_Tin_Ngay_Nghi_201603.$B$3:.$B$37]=[.$B7];[Thong_Tin_Ngay_Nghi_201603.$C$3:.$C$37]) + SUMPRODUCT([Thong_Tin_Ngay_Nghi_201604.$B$3:.$B$38]=[.$B7];[Thong_Tin_Ngay_Nghi_201604.$C$3:.$C$38]) + SUMPRODUCT([Thong_Tin_Ngay_Nghi_201605.$B$3:.$B$37]=[.$B7];[Thong_Tin_Ngay_Nghi_201605.$C$3:.$C$37]) + SUMPRODUCT([Thong_Tin_Ngay_Nghi_201606.$B$3:.$B$36]=[.$B7];[Thong_Tin_Ngay_Nghi_201606.$C$3:.$C$36]) + SUMPRODUCT([Thong_Tin_Ngay_Nghi_201607.$B$3:.$B$42]=[.$B7];[Thong_Tin_Ngay_Nghi_201607.$C$3:.$C$42]) + SUMPRODUCT([Thong_Tin_Ngay_Nghi_201608.$B$3:.$B$45]=[.$B7];[Thong_Tin_Ngay_Nghi_201608.$C$3:.$C$45]) + SUMPRODUCT([Thong_Tin_Ngay_Nghi_201609.$B$3:.$B$52]=[.$B7];[Thong_Tin_Ngay_Nghi_201609.$C$3:.$C$52])" office:value-type="float" office:value="8">
            <text:p>8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9-16T08:52:36.53">
            <text:p>09/16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9">
            <text:p>9</text:p>
          </table:table-cell>
          <table:table-cell table:style-name="ce50" table:formula="of:=SUMPRODUCT([Thong_Tin_Ngay_Nghi_201601.$B$3:.$B$34]=[.$B8];[Thong_Tin_Ngay_Nghi_201601.$C$3:.$C$34])+SUMPRODUCT([Thong_Tin_Ngay_Nghi_201602.$B$3:.$B$35]=[.$B8];[Thong_Tin_Ngay_Nghi_201602.$C$3:.$C$35]) + SUMPRODUCT([Thong_Tin_Ngay_Nghi_201603.$B$3:.$B$37]=[.$B8];[Thong_Tin_Ngay_Nghi_201603.$C$3:.$C$37])" office:value-type="float" office:value="2.5">
            <text:p>2.5</text:p>
          </table:table-cell>
          <table:table-cell table:style-name="ce50" table:formula="of:=SUMPRODUCT([Thong_Tin_Ngay_Nghi_201601.$B$3:.$B$34]=[.$B8];[Thong_Tin_Ngay_Nghi_201601.$C$3:.$C$34])+SUMPRODUCT([Thong_Tin_Ngay_Nghi_201602.$B$3:.$B$35]=[.$B8];[Thong_Tin_Ngay_Nghi_201602.$C$3:.$C$35]) + SUMPRODUCT([Thong_Tin_Ngay_Nghi_201603.$B$3:.$B$37]=[.$B8];[Thong_Tin_Ngay_Nghi_201603.$C$3:.$C$37]) + SUMPRODUCT([Thong_Tin_Ngay_Nghi_201604.$B$3:.$B$38]=[.$B8];[Thong_Tin_Ngay_Nghi_201604.$C$3:.$C$38]) + SUMPRODUCT([Thong_Tin_Ngay_Nghi_201605.$B$3:.$B$37]=[.$B8];[Thong_Tin_Ngay_Nghi_201605.$C$3:.$C$37]) + SUMPRODUCT([Thong_Tin_Ngay_Nghi_201606.$B$3:.$B$36]=[.$B8];[Thong_Tin_Ngay_Nghi_201606.$C$3:.$C$36]) + SUMPRODUCT([Thong_Tin_Ngay_Nghi_201607.$B$3:.$B$42]=[.$B8];[Thong_Tin_Ngay_Nghi_201607.$C$3:.$C$42]) + SUMPRODUCT([Thong_Tin_Ngay_Nghi_201608.$B$3:.$B$45]=[.$B8];[Thong_Tin_Ngay_Nghi_201608.$C$3:.$C$45]) + SUMPRODUCT([Thong_Tin_Ngay_Nghi_201609.$B$3:.$B$52]=[.$B8];[Thong_Tin_Ngay_Nghi_201609.$C$3:.$C$52])" office:value-type="float" office:value="9">
            <text:p>9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.5">
            <text:p>2.5</text:p>
          </table:table-cell>
          <table:table-cell table:number-columns-repeated="2" table:style-name="ce45"/>
          <table:table-cell table:style-name="ce45" table:formula="of:=[.I8]+[.K8] +[.J8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9-16T08:52:36.53">
            <text:p>09/16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9">
            <text:p>9</text:p>
          </table:table-cell>
          <table:table-cell table:style-name="ce50" table:formula="of:=SUMPRODUCT([Thong_Tin_Ngay_Nghi_201601.$B$3:.$B$34]=[.$B9];[Thong_Tin_Ngay_Nghi_201601.$C$3:.$C$34])+SUMPRODUCT([Thong_Tin_Ngay_Nghi_201602.$B$3:.$B$35]=[.$B9];[Thong_Tin_Ngay_Nghi_201602.$C$3:.$C$35]) + SUMPRODUCT([Thong_Tin_Ngay_Nghi_201603.$B$3:.$B$37]=[.$B9];[Thong_Tin_Ngay_Nghi_201603.$C$3:.$C$37])" office:value-type="float" office:value="3">
            <text:p>3</text:p>
          </table:table-cell>
          <table:table-cell table:style-name="ce50" table:formula="of:=SUMPRODUCT([Thong_Tin_Ngay_Nghi_201601.$B$3:.$B$34]=[.$B9];[Thong_Tin_Ngay_Nghi_201601.$C$3:.$C$34])+SUMPRODUCT([Thong_Tin_Ngay_Nghi_201602.$B$3:.$B$35]=[.$B9];[Thong_Tin_Ngay_Nghi_201602.$C$3:.$C$35]) + SUMPRODUCT([Thong_Tin_Ngay_Nghi_201603.$B$3:.$B$37]=[.$B9];[Thong_Tin_Ngay_Nghi_201603.$C$3:.$C$37]) + SUMPRODUCT([Thong_Tin_Ngay_Nghi_201604.$B$3:.$B$38]=[.$B9];[Thong_Tin_Ngay_Nghi_201604.$C$3:.$C$38]) + SUMPRODUCT([Thong_Tin_Ngay_Nghi_201605.$B$3:.$B$37]=[.$B9];[Thong_Tin_Ngay_Nghi_201605.$C$3:.$C$37]) + SUMPRODUCT([Thong_Tin_Ngay_Nghi_201606.$B$3:.$B$36]=[.$B9];[Thong_Tin_Ngay_Nghi_201606.$C$3:.$C$36]) + SUMPRODUCT([Thong_Tin_Ngay_Nghi_201607.$B$3:.$B$42]=[.$B9];[Thong_Tin_Ngay_Nghi_201607.$C$3:.$C$42]) + SUMPRODUCT([Thong_Tin_Ngay_Nghi_201608.$B$3:.$B$45]=[.$B9];[Thong_Tin_Ngay_Nghi_201608.$C$3:.$C$45]) + SUMPRODUCT([Thong_Tin_Ngay_Nghi_201609.$B$3:.$B$52]=[.$B9];[Thong_Tin_Ngay_Nghi_201609.$C$3:.$C$52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4.5">
            <text:p>4.5</text:p>
          </table:table-cell>
          <table:table-cell table:number-columns-repeated="2" table:style-name="ce45"/>
          <table:table-cell table:style-name="ce45" table:formula="of:=[.I9]+[.K9] +[.J9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9-16T08:52:36.53">
            <text:p>09/16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9">
            <text:p>9</text:p>
          </table:table-cell>
          <table:table-cell table:style-name="ce50" table:formula="of:=SUMPRODUCT([Thong_Tin_Ngay_Nghi_201601.$B$3:.$B$34]=[.$B10];[Thong_Tin_Ngay_Nghi_201601.$C$3:.$C$34])+SUMPRODUCT([Thong_Tin_Ngay_Nghi_201602.$B$3:.$B$35]=[.$B10];[Thong_Tin_Ngay_Nghi_201602.$C$3:.$C$35]) + SUMPRODUCT([Thong_Tin_Ngay_Nghi_201603.$B$3:.$B$37]=[.$B10];[Thong_Tin_Ngay_Nghi_201603.$C$3:.$C$37])" office:value-type="float" office:value="3.5">
            <text:p>3.5</text:p>
          </table:table-cell>
          <table:table-cell table:style-name="ce50" table:formula="of:=SUMPRODUCT([Thong_Tin_Ngay_Nghi_201601.$B$3:.$B$34]=[.$B10];[Thong_Tin_Ngay_Nghi_201601.$C$3:.$C$34])+SUMPRODUCT([Thong_Tin_Ngay_Nghi_201602.$B$3:.$B$35]=[.$B10];[Thong_Tin_Ngay_Nghi_201602.$C$3:.$C$35]) + SUMPRODUCT([Thong_Tin_Ngay_Nghi_201603.$B$3:.$B$37]=[.$B10];[Thong_Tin_Ngay_Nghi_201603.$C$3:.$C$37]) + SUMPRODUCT([Thong_Tin_Ngay_Nghi_201604.$B$3:.$B$38]=[.$B10];[Thong_Tin_Ngay_Nghi_201604.$C$3:.$C$38]) + SUMPRODUCT([Thong_Tin_Ngay_Nghi_201605.$B$3:.$B$37]=[.$B10];[Thong_Tin_Ngay_Nghi_201605.$C$3:.$C$37]) + SUMPRODUCT([Thong_Tin_Ngay_Nghi_201606.$B$3:.$B$36]=[.$B10];[Thong_Tin_Ngay_Nghi_201606.$C$3:.$C$36]) + SUMPRODUCT([Thong_Tin_Ngay_Nghi_201607.$B$3:.$B$42]=[.$B10];[Thong_Tin_Ngay_Nghi_201607.$C$3:.$C$42]) + SUMPRODUCT([Thong_Tin_Ngay_Nghi_201608.$B$3:.$B$45]=[.$B10];[Thong_Tin_Ngay_Nghi_201608.$C$3:.$C$45]) + SUMPRODUCT([Thong_Tin_Ngay_Nghi_201609.$B$3:.$B$52]=[.$B10];[Thong_Tin_Ngay_Nghi_201609.$C$3:.$C$52])" office:value-type="float" office:value="10">
            <text:p>10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1">
            <text:p>-1</text:p>
          </table:table-cell>
          <table:table-cell table:number-columns-repeated="2" table:style-name="ce45"/>
          <table:table-cell table:style-name="ce45" table:formula="of:=[.I10]+[.K10] +[.J10]" office:value-type="float" office:value="-1">
            <text:p>-1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9-16T08:52:36.53">
            <text:p>09/16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9">
            <text:p>9</text:p>
          </table:table-cell>
          <table:table-cell table:style-name="ce50" table:formula="of:=SUMPRODUCT([Thong_Tin_Ngay_Nghi_201601.$B$3:.$B$34]=[.$B11];[Thong_Tin_Ngay_Nghi_201601.$C$3:.$C$34])+SUMPRODUCT([Thong_Tin_Ngay_Nghi_201602.$B$3:.$B$35]=[.$B11];[Thong_Tin_Ngay_Nghi_201602.$C$3:.$C$35]) + SUMPRODUCT([Thong_Tin_Ngay_Nghi_201603.$B$3:.$B$37]=[.$B11];[Thong_Tin_Ngay_Nghi_201603.$C$3:.$C$37])" office:value-type="float" office:value="5">
            <text:p>5</text:p>
          </table:table-cell>
          <table:table-cell table:style-name="ce50" table:formula="of:=SUMPRODUCT([Thong_Tin_Ngay_Nghi_201601.$B$3:.$B$34]=[.$B11];[Thong_Tin_Ngay_Nghi_201601.$C$3:.$C$34])+SUMPRODUCT([Thong_Tin_Ngay_Nghi_201602.$B$3:.$B$35]=[.$B11];[Thong_Tin_Ngay_Nghi_201602.$C$3:.$C$35]) + SUMPRODUCT([Thong_Tin_Ngay_Nghi_201603.$B$3:.$B$37]=[.$B11];[Thong_Tin_Ngay_Nghi_201603.$C$3:.$C$37]) + SUMPRODUCT([Thong_Tin_Ngay_Nghi_201604.$B$3:.$B$38]=[.$B11];[Thong_Tin_Ngay_Nghi_201604.$C$3:.$C$38]) + SUMPRODUCT([Thong_Tin_Ngay_Nghi_201605.$B$3:.$B$37]=[.$B11];[Thong_Tin_Ngay_Nghi_201605.$C$3:.$C$37]) + SUMPRODUCT([Thong_Tin_Ngay_Nghi_201606.$B$3:.$B$36]=[.$B11];[Thong_Tin_Ngay_Nghi_201606.$C$3:.$C$36]) + SUMPRODUCT([Thong_Tin_Ngay_Nghi_201607.$B$3:.$B$42]=[.$B11];[Thong_Tin_Ngay_Nghi_201607.$C$3:.$C$42]) + SUMPRODUCT([Thong_Tin_Ngay_Nghi_201608.$B$3:.$B$45]=[.$B11];[Thong_Tin_Ngay_Nghi_201608.$C$3:.$C$45]) + SUMPRODUCT([Thong_Tin_Ngay_Nghi_201609.$B$3:.$B$52]=[.$B11];[Thong_Tin_Ngay_Nghi_201609.$C$3:.$C$52])" office:value-type="float" office:value="13">
            <text:p>13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8.3087in" svg:y="2.6098in" draw:caption-point-x="-0.2402in" draw:caption-point-y="0.6114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1">
            <text:p>1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9-16T08:52:36.53">
            <text:p>09/16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50" table:formula="of:=SUMPRODUCT([Thong_Tin_Ngay_Nghi_201601.$B$3:.$B$34]=[.$B12];[Thong_Tin_Ngay_Nghi_201601.$C$3:.$C$34])+SUMPRODUCT([Thong_Tin_Ngay_Nghi_201602.$B$3:.$B$35]=[.$B12];[Thong_Tin_Ngay_Nghi_201602.$C$3:.$C$35]) + SUMPRODUCT([Thong_Tin_Ngay_Nghi_201603.$B$3:.$B$37]=[.$B12];[Thong_Tin_Ngay_Nghi_201603.$C$3:.$C$37])" office:value-type="float" office:value="0">
            <text:p>0</text:p>
          </table:table-cell>
          <table:table-cell table:style-name="ce50" table:formula="of:=SUMPRODUCT([Thong_Tin_Ngay_Nghi_201601.$B$3:.$B$34]=[.$B12];[Thong_Tin_Ngay_Nghi_201601.$C$3:.$C$34])+SUMPRODUCT([Thong_Tin_Ngay_Nghi_201602.$B$3:.$B$35]=[.$B12];[Thong_Tin_Ngay_Nghi_201602.$C$3:.$C$35]) + SUMPRODUCT([Thong_Tin_Ngay_Nghi_201603.$B$3:.$B$37]=[.$B12];[Thong_Tin_Ngay_Nghi_201603.$C$3:.$C$37]) + SUMPRODUCT([Thong_Tin_Ngay_Nghi_201604.$B$3:.$B$38]=[.$B12];[Thong_Tin_Ngay_Nghi_201604.$C$3:.$C$38]) + SUMPRODUCT([Thong_Tin_Ngay_Nghi_201605.$B$3:.$B$37]=[.$B12];[Thong_Tin_Ngay_Nghi_201605.$C$3:.$C$37]) + SUMPRODUCT([Thong_Tin_Ngay_Nghi_201606.$B$3:.$B$36]=[.$B12];[Thong_Tin_Ngay_Nghi_201606.$C$3:.$C$36]) + SUMPRODUCT([Thong_Tin_Ngay_Nghi_201607.$B$3:.$B$42]=[.$B12];[Thong_Tin_Ngay_Nghi_201607.$C$3:.$C$42]) + SUMPRODUCT([Thong_Tin_Ngay_Nghi_201608.$B$3:.$B$45]=[.$B12];[Thong_Tin_Ngay_Nghi_201608.$C$3:.$C$45]) + SUMPRODUCT([Thong_Tin_Ngay_Nghi_201609.$B$3:.$B$52]=[.$B12];[Thong_Tin_Ngay_Nghi_201609.$C$3:.$C$52])" office:value-type="float" office:value="7">
            <text:p>7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9-16T08:52:36.53">
            <text:p>09/16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9">
            <text:p>9</text:p>
          </table:table-cell>
          <table:table-cell table:style-name="ce50" table:formula="of:=SUMPRODUCT([Thong_Tin_Ngay_Nghi_201601.$B$3:.$B$34]=[.$B13];[Thong_Tin_Ngay_Nghi_201601.$C$3:.$C$34])+SUMPRODUCT([Thong_Tin_Ngay_Nghi_201602.$B$3:.$B$35]=[.$B13];[Thong_Tin_Ngay_Nghi_201602.$C$3:.$C$35]) + SUMPRODUCT([Thong_Tin_Ngay_Nghi_201603.$B$3:.$B$37]=[.$B13];[Thong_Tin_Ngay_Nghi_201603.$C$3:.$C$37])" office:value-type="float" office:value="3">
            <text:p>3</text:p>
          </table:table-cell>
          <table:table-cell table:style-name="ce50" table:formula="of:=SUMPRODUCT([Thong_Tin_Ngay_Nghi_201601.$B$3:.$B$34]=[.$B13];[Thong_Tin_Ngay_Nghi_201601.$C$3:.$C$34])+SUMPRODUCT([Thong_Tin_Ngay_Nghi_201602.$B$3:.$B$35]=[.$B13];[Thong_Tin_Ngay_Nghi_201602.$C$3:.$C$35]) + SUMPRODUCT([Thong_Tin_Ngay_Nghi_201603.$B$3:.$B$37]=[.$B13];[Thong_Tin_Ngay_Nghi_201603.$C$3:.$C$37]) + SUMPRODUCT([Thong_Tin_Ngay_Nghi_201604.$B$3:.$B$38]=[.$B13];[Thong_Tin_Ngay_Nghi_201604.$C$3:.$C$38]) + SUMPRODUCT([Thong_Tin_Ngay_Nghi_201605.$B$3:.$B$37]=[.$B13];[Thong_Tin_Ngay_Nghi_201605.$C$3:.$C$37]) + SUMPRODUCT([Thong_Tin_Ngay_Nghi_201606.$B$3:.$B$36]=[.$B13];[Thong_Tin_Ngay_Nghi_201606.$C$3:.$C$36]) + SUMPRODUCT([Thong_Tin_Ngay_Nghi_201607.$B$3:.$B$42]=[.$B13];[Thong_Tin_Ngay_Nghi_201607.$C$3:.$C$42]) + SUMPRODUCT([Thong_Tin_Ngay_Nghi_201608.$B$3:.$B$45]=[.$B13];[Thong_Tin_Ngay_Nghi_201608.$C$3:.$C$45]) + SUMPRODUCT([Thong_Tin_Ngay_Nghi_201609.$B$3:.$B$52]=[.$B13];[Thong_Tin_Ngay_Nghi_201609.$C$3:.$C$52])" office:value-type="float" office:value="7">
            <text:p>7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9-16T08:52:36.54">
            <text:p>09/16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9">
            <text:p>9</text:p>
          </table:table-cell>
          <table:table-cell table:style-name="ce50" table:formula="of:=SUMPRODUCT([Thong_Tin_Ngay_Nghi_201601.$B$3:.$B$34]=[.$B14];[Thong_Tin_Ngay_Nghi_201601.$C$3:.$C$34])+SUMPRODUCT([Thong_Tin_Ngay_Nghi_201602.$B$3:.$B$35]=[.$B14];[Thong_Tin_Ngay_Nghi_201602.$C$3:.$C$35]) + SUMPRODUCT([Thong_Tin_Ngay_Nghi_201603.$B$3:.$B$37]=[.$B14];[Thong_Tin_Ngay_Nghi_201603.$C$3:.$C$37])" office:value-type="float" office:value="5.5">
            <text:p>5.5</text:p>
          </table:table-cell>
          <table:table-cell table:style-name="ce50" table:formula="of:=SUMPRODUCT([Thong_Tin_Ngay_Nghi_201601.$B$3:.$B$34]=[.$B14];[Thong_Tin_Ngay_Nghi_201601.$C$3:.$C$34])+SUMPRODUCT([Thong_Tin_Ngay_Nghi_201602.$B$3:.$B$35]=[.$B14];[Thong_Tin_Ngay_Nghi_201602.$C$3:.$C$35]) + SUMPRODUCT([Thong_Tin_Ngay_Nghi_201603.$B$3:.$B$37]=[.$B14];[Thong_Tin_Ngay_Nghi_201603.$C$3:.$C$37]) + SUMPRODUCT([Thong_Tin_Ngay_Nghi_201604.$B$3:.$B$38]=[.$B14];[Thong_Tin_Ngay_Nghi_201604.$C$3:.$C$38]) + SUMPRODUCT([Thong_Tin_Ngay_Nghi_201605.$B$3:.$B$37]=[.$B14];[Thong_Tin_Ngay_Nghi_201605.$C$3:.$C$37]) + SUMPRODUCT([Thong_Tin_Ngay_Nghi_201606.$B$3:.$B$36]=[.$B14];[Thong_Tin_Ngay_Nghi_201606.$C$3:.$C$36]) + SUMPRODUCT([Thong_Tin_Ngay_Nghi_201607.$B$3:.$B$42]=[.$B14];[Thong_Tin_Ngay_Nghi_201607.$C$3:.$C$42]) + SUMPRODUCT([Thong_Tin_Ngay_Nghi_201608.$B$3:.$B$45]=[.$B14];[Thong_Tin_Ngay_Nghi_201608.$C$3:.$C$45]) + SUMPRODUCT([Thong_Tin_Ngay_Nghi_201609.$B$3:.$B$52]=[.$B14];[Thong_Tin_Ngay_Nghi_201609.$C$3:.$C$52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45"/>
          <table:table-cell table:style-name="ce45" table:formula="of:=[.I14]+[.K14] +[.J14]" office:value-type="float" office:value="3">
            <text:p>3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9-16T08:52:36.54">
            <text:p>09/16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9">
            <text:p>9</text:p>
          </table:table-cell>
          <table:table-cell table:style-name="ce50" table:formula="of:=SUMPRODUCT([Thong_Tin_Ngay_Nghi_201601.$B$3:.$B$34]=[.$B15];[Thong_Tin_Ngay_Nghi_201601.$C$3:.$C$34])+SUMPRODUCT([Thong_Tin_Ngay_Nghi_201602.$B$3:.$B$35]=[.$B15];[Thong_Tin_Ngay_Nghi_201602.$C$3:.$C$35]) + SUMPRODUCT([Thong_Tin_Ngay_Nghi_201603.$B$3:.$B$37]=[.$B15];[Thong_Tin_Ngay_Nghi_201603.$C$3:.$C$37])" office:value-type="float" office:value="6">
            <text:p>6</text:p>
          </table:table-cell>
          <table:table-cell table:style-name="ce50" table:formula="of:=SUMPRODUCT([Thong_Tin_Ngay_Nghi_201601.$B$3:.$B$34]=[.$B15];[Thong_Tin_Ngay_Nghi_201601.$C$3:.$C$34])+SUMPRODUCT([Thong_Tin_Ngay_Nghi_201602.$B$3:.$B$35]=[.$B15];[Thong_Tin_Ngay_Nghi_201602.$C$3:.$C$35]) + SUMPRODUCT([Thong_Tin_Ngay_Nghi_201603.$B$3:.$B$37]=[.$B15];[Thong_Tin_Ngay_Nghi_201603.$C$3:.$C$37]) + SUMPRODUCT([Thong_Tin_Ngay_Nghi_201604.$B$3:.$B$38]=[.$B15];[Thong_Tin_Ngay_Nghi_201604.$C$3:.$C$38]) + SUMPRODUCT([Thong_Tin_Ngay_Nghi_201605.$B$3:.$B$37]=[.$B15];[Thong_Tin_Ngay_Nghi_201605.$C$3:.$C$37]) + SUMPRODUCT([Thong_Tin_Ngay_Nghi_201606.$B$3:.$B$36]=[.$B15];[Thong_Tin_Ngay_Nghi_201606.$C$3:.$C$36]) + SUMPRODUCT([Thong_Tin_Ngay_Nghi_201607.$B$3:.$B$42]=[.$B15];[Thong_Tin_Ngay_Nghi_201607.$C$3:.$C$42]) + SUMPRODUCT([Thong_Tin_Ngay_Nghi_201608.$B$3:.$B$45]=[.$B15];[Thong_Tin_Ngay_Nghi_201608.$C$3:.$C$45]) + SUMPRODUCT([Thong_Tin_Ngay_Nghi_201609.$B$3:.$B$52]=[.$B15];[Thong_Tin_Ngay_Nghi_201609.$C$3:.$C$52])" office:value-type="float" office:value="17">
            <text:p>17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8">
            <text:p>-8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16]);DATE(YEAR([.D16]);12;31);NOW())" office:value-type="date" office:date-value="2016-09-16T08:52:36.54">
            <text:p>09/16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0">
            <text:p>0</text:p>
          </table:table-cell>
          <table:table-cell table:style-name="ce50" table:formula="of:=SUMPRODUCT([Thong_Tin_Ngay_Nghi_201601.$B$3:.$B$34]=[.$B16];[Thong_Tin_Ngay_Nghi_201601.$C$3:.$C$34])+SUMPRODUCT([Thong_Tin_Ngay_Nghi_201602.$B$3:.$B$35]=[.$B16];[Thong_Tin_Ngay_Nghi_201602.$C$3:.$C$35]) + SUMPRODUCT([Thong_Tin_Ngay_Nghi_201603.$B$3:.$B$37]=[.$B16];[Thong_Tin_Ngay_Nghi_201603.$C$3:.$C$37])" office:value-type="float" office:value="0">
            <text:p>0</text:p>
          </table:table-cell>
          <table:table-cell table:style-name="ce50" table:formula="of:=SUMPRODUCT([Thong_Tin_Ngay_Nghi_201601.$B$3:.$B$34]=[.$B16];[Thong_Tin_Ngay_Nghi_201601.$C$3:.$C$34])+SUMPRODUCT([Thong_Tin_Ngay_Nghi_201602.$B$3:.$B$35]=[.$B16];[Thong_Tin_Ngay_Nghi_201602.$C$3:.$C$35]) + SUMPRODUCT([Thong_Tin_Ngay_Nghi_201603.$B$3:.$B$37]=[.$B16];[Thong_Tin_Ngay_Nghi_201603.$C$3:.$C$37]) + SUMPRODUCT([Thong_Tin_Ngay_Nghi_201604.$B$3:.$B$38]=[.$B16];[Thong_Tin_Ngay_Nghi_201604.$C$3:.$C$38]) + SUMPRODUCT([Thong_Tin_Ngay_Nghi_201605.$B$3:.$B$37]=[.$B16];[Thong_Tin_Ngay_Nghi_201605.$C$3:.$C$37]) + SUMPRODUCT([Thong_Tin_Ngay_Nghi_201606.$B$3:.$B$36]=[.$B16];[Thong_Tin_Ngay_Nghi_201606.$C$3:.$C$36]) + SUMPRODUCT([Thong_Tin_Ngay_Nghi_201607.$B$3:.$B$42]=[.$B16];[Thong_Tin_Ngay_Nghi_201607.$C$3:.$C$42]) + SUMPRODUCT([Thong_Tin_Ngay_Nghi_201608.$B$3:.$B$45]=[.$B16];[Thong_Tin_Ngay_Nghi_201608.$C$3:.$C$45]) + SUMPRODUCT([Thong_Tin_Ngay_Nghi_201609.$B$3:.$B$52]=[.$B16];[Thong_Tin_Ngay_Nghi_201609.$C$3:.$C$52])" office:value-type="float" office:value="0">
            <text:p>0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number-columns-repeated="2" table:style-name="ce45"/>
          <table:table-cell table:style-name="ce45" table:formula="of:=[.I16]+[.K16] +[.J1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9-16T08:52:36.54">
            <text:p>09/16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9">
            <text:p>9</text:p>
          </table:table-cell>
          <table:table-cell table:style-name="ce50" table:formula="of:=SUMPRODUCT([Thong_Tin_Ngay_Nghi_201601.$B$3:.$B$34]=[.$B17];[Thong_Tin_Ngay_Nghi_201601.$C$3:.$C$34])+SUMPRODUCT([Thong_Tin_Ngay_Nghi_201602.$B$3:.$B$35]=[.$B17];[Thong_Tin_Ngay_Nghi_201602.$C$3:.$C$35]) + SUMPRODUCT([Thong_Tin_Ngay_Nghi_201603.$B$3:.$B$37]=[.$B17];[Thong_Tin_Ngay_Nghi_201603.$C$3:.$C$37])" office:value-type="float" office:value="2.5">
            <text:p>2.5</text:p>
          </table:table-cell>
          <table:table-cell table:style-name="ce50" table:formula="of:=SUMPRODUCT([Thong_Tin_Ngay_Nghi_201601.$B$3:.$B$34]=[.$B17];[Thong_Tin_Ngay_Nghi_201601.$C$3:.$C$34])+SUMPRODUCT([Thong_Tin_Ngay_Nghi_201602.$B$3:.$B$35]=[.$B17];[Thong_Tin_Ngay_Nghi_201602.$C$3:.$C$35]) + SUMPRODUCT([Thong_Tin_Ngay_Nghi_201603.$B$3:.$B$37]=[.$B17];[Thong_Tin_Ngay_Nghi_201603.$C$3:.$C$37]) + SUMPRODUCT([Thong_Tin_Ngay_Nghi_201604.$B$3:.$B$38]=[.$B17];[Thong_Tin_Ngay_Nghi_201604.$C$3:.$C$38]) + SUMPRODUCT([Thong_Tin_Ngay_Nghi_201605.$B$3:.$B$37]=[.$B17];[Thong_Tin_Ngay_Nghi_201605.$C$3:.$C$37]) + SUMPRODUCT([Thong_Tin_Ngay_Nghi_201606.$B$3:.$B$36]=[.$B17];[Thong_Tin_Ngay_Nghi_201606.$C$3:.$C$36]) + SUMPRODUCT([Thong_Tin_Ngay_Nghi_201607.$B$3:.$B$42]=[.$B17];[Thong_Tin_Ngay_Nghi_201607.$C$3:.$C$42]) + SUMPRODUCT([Thong_Tin_Ngay_Nghi_201608.$B$3:.$B$45]=[.$B17];[Thong_Tin_Ngay_Nghi_201608.$C$3:.$C$45]) + SUMPRODUCT([Thong_Tin_Ngay_Nghi_201609.$B$3:.$B$52]=[.$B17];[Thong_Tin_Ngay_Nghi_201609.$C$3:.$C$52])" office:value-type="float" office:value="7.5">
            <text:p>7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1.5">
            <text:p>1.5</text:p>
          </table:table-cell>
          <table:table-cell table:number-columns-repeated="2" table:style-name="ce45"/>
          <table:table-cell table:style-name="ce45" table:formula="of:=[.I17]+[.K17] +[.J17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9-16T08:52:36.54">
            <text:p>09/16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9">
            <text:p>9</text:p>
          </table:table-cell>
          <table:table-cell table:style-name="ce50" table:formula="of:=SUMPRODUCT([Thong_Tin_Ngay_Nghi_201601.$B$3:.$B$34]=[.$B18];[Thong_Tin_Ngay_Nghi_201601.$C$3:.$C$34])+SUMPRODUCT([Thong_Tin_Ngay_Nghi_201602.$B$3:.$B$35]=[.$B18];[Thong_Tin_Ngay_Nghi_201602.$C$3:.$C$35]) + SUMPRODUCT([Thong_Tin_Ngay_Nghi_201603.$B$3:.$B$37]=[.$B18];[Thong_Tin_Ngay_Nghi_201603.$C$3:.$C$37])" office:value-type="float" office:value="5">
            <text:p>5</text:p>
          </table:table-cell>
          <table:table-cell table:style-name="ce50" table:formula="of:=SUMPRODUCT([Thong_Tin_Ngay_Nghi_201601.$B$3:.$B$34]=[.$B18];[Thong_Tin_Ngay_Nghi_201601.$C$3:.$C$34])+SUMPRODUCT([Thong_Tin_Ngay_Nghi_201602.$B$3:.$B$35]=[.$B18];[Thong_Tin_Ngay_Nghi_201602.$C$3:.$C$35]) + SUMPRODUCT([Thong_Tin_Ngay_Nghi_201603.$B$3:.$B$37]=[.$B18];[Thong_Tin_Ngay_Nghi_201603.$C$3:.$C$37]) + SUMPRODUCT([Thong_Tin_Ngay_Nghi_201604.$B$3:.$B$38]=[.$B18];[Thong_Tin_Ngay_Nghi_201604.$C$3:.$C$38]) + SUMPRODUCT([Thong_Tin_Ngay_Nghi_201605.$B$3:.$B$37]=[.$B18];[Thong_Tin_Ngay_Nghi_201605.$C$3:.$C$37]) + SUMPRODUCT([Thong_Tin_Ngay_Nghi_201606.$B$3:.$B$36]=[.$B18];[Thong_Tin_Ngay_Nghi_201606.$C$3:.$C$36]) + SUMPRODUCT([Thong_Tin_Ngay_Nghi_201607.$B$3:.$B$42]=[.$B18];[Thong_Tin_Ngay_Nghi_201607.$C$3:.$C$42]) + SUMPRODUCT([Thong_Tin_Ngay_Nghi_201608.$B$3:.$B$45]=[.$B18];[Thong_Tin_Ngay_Nghi_201608.$C$3:.$C$45]) + SUMPRODUCT([Thong_Tin_Ngay_Nghi_201609.$B$3:.$B$52]=[.$B18];[Thong_Tin_Ngay_Nghi_201609.$C$3:.$C$52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5.5">
            <text:p>5.5</text:p>
          </table:table-cell>
          <table:table-cell table:number-columns-repeated="2" table:style-name="ce45"/>
          <table:table-cell table:style-name="ce45" table:formula="of:=[.I18]+[.K18] +[.J18]" office:value-type="float" office:value="5.5">
            <text:p>5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9-16T08:52:36.54">
            <text:p>09/16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9">
            <text:p>9</text:p>
          </table:table-cell>
          <table:table-cell table:style-name="ce50" table:formula="of:=SUMPRODUCT([Thong_Tin_Ngay_Nghi_201601.$B$3:.$B$34]=[.$B19];[Thong_Tin_Ngay_Nghi_201601.$C$3:.$C$34])+SUMPRODUCT([Thong_Tin_Ngay_Nghi_201602.$B$3:.$B$35]=[.$B19];[Thong_Tin_Ngay_Nghi_201602.$C$3:.$C$35]) + SUMPRODUCT([Thong_Tin_Ngay_Nghi_201603.$B$3:.$B$37]=[.$B19];[Thong_Tin_Ngay_Nghi_201603.$C$3:.$C$37])" office:value-type="float" office:value="6.5">
            <text:p>6.5</text:p>
          </table:table-cell>
          <table:table-cell table:style-name="ce50" table:formula="of:=SUMPRODUCT([Thong_Tin_Ngay_Nghi_201601.$B$3:.$B$34]=[.$B19];[Thong_Tin_Ngay_Nghi_201601.$C$3:.$C$34])+SUMPRODUCT([Thong_Tin_Ngay_Nghi_201602.$B$3:.$B$35]=[.$B19];[Thong_Tin_Ngay_Nghi_201602.$C$3:.$C$35]) + SUMPRODUCT([Thong_Tin_Ngay_Nghi_201603.$B$3:.$B$37]=[.$B19];[Thong_Tin_Ngay_Nghi_201603.$C$3:.$C$37]) + SUMPRODUCT([Thong_Tin_Ngay_Nghi_201604.$B$3:.$B$38]=[.$B19];[Thong_Tin_Ngay_Nghi_201604.$C$3:.$C$38]) + SUMPRODUCT([Thong_Tin_Ngay_Nghi_201605.$B$3:.$B$37]=[.$B19];[Thong_Tin_Ngay_Nghi_201605.$C$3:.$C$37]) + SUMPRODUCT([Thong_Tin_Ngay_Nghi_201606.$B$3:.$B$36]=[.$B19];[Thong_Tin_Ngay_Nghi_201606.$C$3:.$C$36]) + SUMPRODUCT([Thong_Tin_Ngay_Nghi_201607.$B$3:.$B$42]=[.$B19];[Thong_Tin_Ngay_Nghi_201607.$C$3:.$C$42]) + SUMPRODUCT([Thong_Tin_Ngay_Nghi_201608.$B$3:.$B$45]=[.$B19];[Thong_Tin_Ngay_Nghi_201608.$C$3:.$C$45]) + SUMPRODUCT([Thong_Tin_Ngay_Nghi_201609.$B$3:.$B$52]=[.$B19];[Thong_Tin_Ngay_Nghi_201609.$C$3:.$C$52])" office:value-type="float" office:value="9.5">
            <text:p>9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5">
            <text:p>5</text:p>
          </table:table-cell>
          <table:table-cell table:number-columns-repeated="2" table:style-name="ce45"/>
          <table:table-cell table:style-name="ce45" table:formula="of:=[.I19]+[.K19] +[.J19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0]);DATE(YEAR([.D20]);12;31);NOW())" office:value-type="date" office:date-value="2016-09-16T08:52:36.54">
            <text:p>09/16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0">
            <text:p>0</text:p>
          </table:table-cell>
          <table:table-cell table:style-name="ce50" table:formula="of:=SUMPRODUCT([Thong_Tin_Ngay_Nghi_201601.$B$3:.$B$34]=[.$B20];[Thong_Tin_Ngay_Nghi_201601.$C$3:.$C$34])+SUMPRODUCT([Thong_Tin_Ngay_Nghi_201602.$B$3:.$B$35]=[.$B20];[Thong_Tin_Ngay_Nghi_201602.$C$3:.$C$35]) + SUMPRODUCT([Thong_Tin_Ngay_Nghi_201603.$B$3:.$B$37]=[.$B20];[Thong_Tin_Ngay_Nghi_201603.$C$3:.$C$37])" office:value-type="float" office:value="0">
            <text:p>0</text:p>
          </table:table-cell>
          <table:table-cell table:style-name="ce50" table:formula="of:=SUMPRODUCT([Thong_Tin_Ngay_Nghi_201601.$B$3:.$B$34]=[.$B20];[Thong_Tin_Ngay_Nghi_201601.$C$3:.$C$34])+SUMPRODUCT([Thong_Tin_Ngay_Nghi_201602.$B$3:.$B$35]=[.$B20];[Thong_Tin_Ngay_Nghi_201602.$C$3:.$C$35]) + SUMPRODUCT([Thong_Tin_Ngay_Nghi_201603.$B$3:.$B$37]=[.$B20];[Thong_Tin_Ngay_Nghi_201603.$C$3:.$C$37]) + SUMPRODUCT([Thong_Tin_Ngay_Nghi_201604.$B$3:.$B$38]=[.$B20];[Thong_Tin_Ngay_Nghi_201604.$C$3:.$C$38]) + SUMPRODUCT([Thong_Tin_Ngay_Nghi_201605.$B$3:.$B$37]=[.$B20];[Thong_Tin_Ngay_Nghi_201605.$C$3:.$C$37]) + SUMPRODUCT([Thong_Tin_Ngay_Nghi_201606.$B$3:.$B$36]=[.$B20];[Thong_Tin_Ngay_Nghi_201606.$C$3:.$C$36]) + SUMPRODUCT([Thong_Tin_Ngay_Nghi_201607.$B$3:.$B$42]=[.$B20];[Thong_Tin_Ngay_Nghi_201607.$C$3:.$C$42]) + SUMPRODUCT([Thong_Tin_Ngay_Nghi_201608.$B$3:.$B$45]=[.$B20];[Thong_Tin_Ngay_Nghi_201608.$C$3:.$C$45]) + SUMPRODUCT([Thong_Tin_Ngay_Nghi_201609.$B$3:.$B$52]=[.$B20];[Thong_Tin_Ngay_Nghi_201609.$C$3:.$C$52])" office:value-type="float" office:value="0">
            <text:p>0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number-columns-repeated="2" table:style-name="ce45"/>
          <table:table-cell table:style-name="ce45" table:formula="of:=[.I20]+[.K20] +[.J2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1]);DATE(YEAR([.D21]);12;31);NOW())" office:value-type="date" office:date-value="2016-09-16T08:52:36.55">
            <text:p>09/16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0">
            <text:p>0</text:p>
          </table:table-cell>
          <table:table-cell table:style-name="ce50" table:formula="of:=SUMPRODUCT([Thong_Tin_Ngay_Nghi_201601.$B$3:.$B$34]=[.$B21];[Thong_Tin_Ngay_Nghi_201601.$C$3:.$C$34])+SUMPRODUCT([Thong_Tin_Ngay_Nghi_201602.$B$3:.$B$35]=[.$B21];[Thong_Tin_Ngay_Nghi_201602.$C$3:.$C$35]) + SUMPRODUCT([Thong_Tin_Ngay_Nghi_201603.$B$3:.$B$37]=[.$B21];[Thong_Tin_Ngay_Nghi_201603.$C$3:.$C$37])" office:value-type="float" office:value="0">
            <text:p>0</text:p>
          </table:table-cell>
          <table:table-cell table:style-name="ce50" table:formula="of:=SUMPRODUCT([Thong_Tin_Ngay_Nghi_201601.$B$3:.$B$34]=[.$B21];[Thong_Tin_Ngay_Nghi_201601.$C$3:.$C$34])+SUMPRODUCT([Thong_Tin_Ngay_Nghi_201602.$B$3:.$B$35]=[.$B21];[Thong_Tin_Ngay_Nghi_201602.$C$3:.$C$35]) + SUMPRODUCT([Thong_Tin_Ngay_Nghi_201603.$B$3:.$B$37]=[.$B21];[Thong_Tin_Ngay_Nghi_201603.$C$3:.$C$37]) + SUMPRODUCT([Thong_Tin_Ngay_Nghi_201604.$B$3:.$B$38]=[.$B21];[Thong_Tin_Ngay_Nghi_201604.$C$3:.$C$38]) + SUMPRODUCT([Thong_Tin_Ngay_Nghi_201605.$B$3:.$B$37]=[.$B21];[Thong_Tin_Ngay_Nghi_201605.$C$3:.$C$37]) + SUMPRODUCT([Thong_Tin_Ngay_Nghi_201606.$B$3:.$B$36]=[.$B21];[Thong_Tin_Ngay_Nghi_201606.$C$3:.$C$36]) + SUMPRODUCT([Thong_Tin_Ngay_Nghi_201607.$B$3:.$B$42]=[.$B21];[Thong_Tin_Ngay_Nghi_201607.$C$3:.$C$42]) + SUMPRODUCT([Thong_Tin_Ngay_Nghi_201608.$B$3:.$B$45]=[.$B21];[Thong_Tin_Ngay_Nghi_201608.$C$3:.$C$45]) + SUMPRODUCT([Thong_Tin_Ngay_Nghi_201609.$B$3:.$B$52]=[.$B21];[Thong_Tin_Ngay_Nghi_201609.$C$3:.$C$52])" office:value-type="float" office:value="0">
            <text:p>0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number-columns-repeated="2" table:style-name="ce45"/>
          <table:table-cell table:style-name="ce45" table:formula="of:=[.I21]+[.K21] +[.J2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9-16T08:52:36.55">
            <text:p>09/16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9">
            <text:p>9</text:p>
          </table:table-cell>
          <table:table-cell table:style-name="ce50" table:formula="of:=SUMPRODUCT([Thong_Tin_Ngay_Nghi_201601.$B$3:.$B$34]=[.$B22];[Thong_Tin_Ngay_Nghi_201601.$C$3:.$C$34])+SUMPRODUCT([Thong_Tin_Ngay_Nghi_201602.$B$3:.$B$35]=[.$B22];[Thong_Tin_Ngay_Nghi_201602.$C$3:.$C$35]) + SUMPRODUCT([Thong_Tin_Ngay_Nghi_201603.$B$3:.$B$37]=[.$B22];[Thong_Tin_Ngay_Nghi_201603.$C$3:.$C$37])" office:value-type="float" office:value="4.5">
            <text:p>4.5</text:p>
          </table:table-cell>
          <table:table-cell table:style-name="ce50" table:formula="of:=SUMPRODUCT([Thong_Tin_Ngay_Nghi_201601.$B$3:.$B$34]=[.$B22];[Thong_Tin_Ngay_Nghi_201601.$C$3:.$C$34])+SUMPRODUCT([Thong_Tin_Ngay_Nghi_201602.$B$3:.$B$35]=[.$B22];[Thong_Tin_Ngay_Nghi_201602.$C$3:.$C$35]) + SUMPRODUCT([Thong_Tin_Ngay_Nghi_201603.$B$3:.$B$37]=[.$B22];[Thong_Tin_Ngay_Nghi_201603.$C$3:.$C$37]) + SUMPRODUCT([Thong_Tin_Ngay_Nghi_201604.$B$3:.$B$38]=[.$B22];[Thong_Tin_Ngay_Nghi_201604.$C$3:.$C$38]) + SUMPRODUCT([Thong_Tin_Ngay_Nghi_201605.$B$3:.$B$37]=[.$B22];[Thong_Tin_Ngay_Nghi_201605.$C$3:.$C$37]) + SUMPRODUCT([Thong_Tin_Ngay_Nghi_201606.$B$3:.$B$36]=[.$B22];[Thong_Tin_Ngay_Nghi_201606.$C$3:.$C$36]) + SUMPRODUCT([Thong_Tin_Ngay_Nghi_201607.$B$3:.$B$42]=[.$B22];[Thong_Tin_Ngay_Nghi_201607.$C$3:.$C$42]) + SUMPRODUCT([Thong_Tin_Ngay_Nghi_201608.$B$3:.$B$45]=[.$B22];[Thong_Tin_Ngay_Nghi_201608.$C$3:.$C$45]) + SUMPRODUCT([Thong_Tin_Ngay_Nghi_201609.$B$3:.$B$52]=[.$B22];[Thong_Tin_Ngay_Nghi_201609.$C$3:.$C$52])" office:value-type="float" office:value="6.5">
            <text:p>6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4.5">
            <text:p>4.5</text:p>
          </table:table-cell>
          <table:table-cell table:number-columns-repeated="2" table:style-name="ce45"/>
          <table:table-cell table:style-name="ce45" table:formula="of:=[.I22]+[.K22] +[.J22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hanhD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5-09">
            <text:p>05/09/16</text:p>
          </table:table-cell>
          <table:table-cell table:style-name="ce46" table:formula="of:=IF(YEAR(NOW())&gt;YEAR([.D23]);DATE(YEAR([.D23]);12;31);NOW())" office:value-type="date" office:date-value="2016-09-16T08:52:36.55">
            <text:p>09/16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50" table:formula="of:=SUMPRODUCT([Thong_Tin_Ngay_Nghi_201601.$B$3:.$B$34]=[.$B23];[Thong_Tin_Ngay_Nghi_201601.$C$3:.$C$34])+SUMPRODUCT([Thong_Tin_Ngay_Nghi_201602.$B$3:.$B$35]=[.$B23];[Thong_Tin_Ngay_Nghi_201602.$C$3:.$C$35]) + SUMPRODUCT([Thong_Tin_Ngay_Nghi_201603.$B$3:.$B$37]=[.$B23];[Thong_Tin_Ngay_Nghi_201603.$C$3:.$C$37])" office:value-type="float" office:value="0">
            <text:p>0</text:p>
          </table:table-cell>
          <table:table-cell table:style-name="ce50" table:formula="of:=SUMPRODUCT([Thong_Tin_Ngay_Nghi_201601.$B$3:.$B$34]=[.$B23];[Thong_Tin_Ngay_Nghi_201601.$C$3:.$C$34])+SUMPRODUCT([Thong_Tin_Ngay_Nghi_201602.$B$3:.$B$35]=[.$B23];[Thong_Tin_Ngay_Nghi_201602.$C$3:.$C$35]) + SUMPRODUCT([Thong_Tin_Ngay_Nghi_201603.$B$3:.$B$37]=[.$B23];[Thong_Tin_Ngay_Nghi_201603.$C$3:.$C$37]) + SUMPRODUCT([Thong_Tin_Ngay_Nghi_201604.$B$3:.$B$38]=[.$B23];[Thong_Tin_Ngay_Nghi_201604.$C$3:.$C$38]) + SUMPRODUCT([Thong_Tin_Ngay_Nghi_201605.$B$3:.$B$37]=[.$B23];[Thong_Tin_Ngay_Nghi_201605.$C$3:.$C$37]) + SUMPRODUCT([Thong_Tin_Ngay_Nghi_201606.$B$3:.$B$36]=[.$B23];[Thong_Tin_Ngay_Nghi_201606.$C$3:.$C$36]) + SUMPRODUCT([Thong_Tin_Ngay_Nghi_201607.$B$3:.$B$42]=[.$B23];[Thong_Tin_Ngay_Nghi_201607.$C$3:.$C$42]) + SUMPRODUCT([Thong_Tin_Ngay_Nghi_201608.$B$3:.$B$45]=[.$B23];[Thong_Tin_Ngay_Nghi_201608.$C$3:.$C$45]) + SUMPRODUCT([Thong_Tin_Ngay_Nghi_201609.$B$3:.$B$52]=[.$B23];[Thong_Tin_Ngay_Nghi_201609.$C$3:.$C$52])" office:value-type="float" office:value="0">
            <text:p>0</text:p>
          </table:table-cell>
          <table:table-cell table:number-columns-repeated="3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4]);DATE(YEAR([.D24]);12;31);NOW())" office:value-type="date" office:date-value="2016-09-16T08:52:36.55">
            <text:p>09/16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0" table:formula="of:=SUMPRODUCT([Thong_Tin_Ngay_Nghi_201601.$B$3:.$B$34]=[.$B24];[Thong_Tin_Ngay_Nghi_201601.$C$3:.$C$34])+SUMPRODUCT([Thong_Tin_Ngay_Nghi_201602.$B$3:.$B$35]=[.$B24];[Thong_Tin_Ngay_Nghi_201602.$C$3:.$C$35]) + SUMPRODUCT([Thong_Tin_Ngay_Nghi_201603.$B$3:.$B$37]=[.$B24];[Thong_Tin_Ngay_Nghi_201603.$C$3:.$C$37])" office:value-type="float" office:value="0">
            <text:p>0</text:p>
          </table:table-cell>
          <table:table-cell table:style-name="ce50" table:formula="of:=SUMPRODUCT([Thong_Tin_Ngay_Nghi_201601.$B$3:.$B$34]=[.$B24];[Thong_Tin_Ngay_Nghi_201601.$C$3:.$C$34])+SUMPRODUCT([Thong_Tin_Ngay_Nghi_201602.$B$3:.$B$35]=[.$B24];[Thong_Tin_Ngay_Nghi_201602.$C$3:.$C$35]) + SUMPRODUCT([Thong_Tin_Ngay_Nghi_201603.$B$3:.$B$37]=[.$B24];[Thong_Tin_Ngay_Nghi_201603.$C$3:.$C$37]) + SUMPRODUCT([Thong_Tin_Ngay_Nghi_201604.$B$3:.$B$38]=[.$B24];[Thong_Tin_Ngay_Nghi_201604.$C$3:.$C$38]) + SUMPRODUCT([Thong_Tin_Ngay_Nghi_201605.$B$3:.$B$37]=[.$B24];[Thong_Tin_Ngay_Nghi_201605.$C$3:.$C$37]) + SUMPRODUCT([Thong_Tin_Ngay_Nghi_201606.$B$3:.$B$36]=[.$B24];[Thong_Tin_Ngay_Nghi_201606.$C$3:.$C$36]) + SUMPRODUCT([Thong_Tin_Ngay_Nghi_201607.$B$3:.$B$42]=[.$B24];[Thong_Tin_Ngay_Nghi_201607.$C$3:.$C$42]) + SUMPRODUCT([Thong_Tin_Ngay_Nghi_201608.$B$3:.$B$45]=[.$B24];[Thong_Tin_Ngay_Nghi_201608.$C$3:.$C$45]) + SUMPRODUCT([Thong_Tin_Ngay_Nghi_201609.$B$3:.$B$52]=[.$B24];[Thong_Tin_Ngay_Nghi_201609.$C$3:.$C$52])" office:value-type="float" office:value="1.5">
            <text:p>1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2.5">
            <text:p>2.5</text:p>
          </table:table-cell>
          <table:table-cell table:number-columns-repeated="2" table:style-name="ce45"/>
          <table:table-cell table:style-name="ce45" table:formula="of:=[.I24]+[.K24] +[.J24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9-16T08:52:36.55">
            <text:p>09/16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9">
            <text:p>9</text:p>
          </table:table-cell>
          <table:table-cell table:style-name="ce50" table:formula="of:=SUMPRODUCT([Thong_Tin_Ngay_Nghi_201601.$B$3:.$B$34]=[.$B25];[Thong_Tin_Ngay_Nghi_201601.$C$3:.$C$34])+SUMPRODUCT([Thong_Tin_Ngay_Nghi_201602.$B$3:.$B$35]=[.$B25];[Thong_Tin_Ngay_Nghi_201602.$C$3:.$C$35]) + SUMPRODUCT([Thong_Tin_Ngay_Nghi_201603.$B$3:.$B$37]=[.$B25];[Thong_Tin_Ngay_Nghi_201603.$C$3:.$C$37])" office:value-type="float" office:value="5">
            <text:p>5</text:p>
          </table:table-cell>
          <table:table-cell table:style-name="ce50" table:formula="of:=SUMPRODUCT([Thong_Tin_Ngay_Nghi_201601.$B$3:.$B$34]=[.$B25];[Thong_Tin_Ngay_Nghi_201601.$C$3:.$C$34])+SUMPRODUCT([Thong_Tin_Ngay_Nghi_201602.$B$3:.$B$35]=[.$B25];[Thong_Tin_Ngay_Nghi_201602.$C$3:.$C$35]) + SUMPRODUCT([Thong_Tin_Ngay_Nghi_201603.$B$3:.$B$37]=[.$B25];[Thong_Tin_Ngay_Nghi_201603.$C$3:.$C$37]) + SUMPRODUCT([Thong_Tin_Ngay_Nghi_201604.$B$3:.$B$38]=[.$B25];[Thong_Tin_Ngay_Nghi_201604.$C$3:.$C$38]) + SUMPRODUCT([Thong_Tin_Ngay_Nghi_201605.$B$3:.$B$37]=[.$B25];[Thong_Tin_Ngay_Nghi_201605.$C$3:.$C$37]) + SUMPRODUCT([Thong_Tin_Ngay_Nghi_201606.$B$3:.$B$36]=[.$B25];[Thong_Tin_Ngay_Nghi_201606.$C$3:.$C$36]) + SUMPRODUCT([Thong_Tin_Ngay_Nghi_201607.$B$3:.$B$42]=[.$B25];[Thong_Tin_Ngay_Nghi_201607.$C$3:.$C$42]) + SUMPRODUCT([Thong_Tin_Ngay_Nghi_201608.$B$3:.$B$45]=[.$B25];[Thong_Tin_Ngay_Nghi_201608.$C$3:.$C$45]) + SUMPRODUCT([Thong_Tin_Ngay_Nghi_201609.$B$3:.$B$52]=[.$B25];[Thong_Tin_Ngay_Nghi_201609.$C$3:.$C$52])" office:value-type="float" office:value="9.5">
            <text:p>9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1.5">
            <text:p>1.5</text:p>
          </table:table-cell>
          <table:table-cell table:number-columns-repeated="2" table:style-name="ce45"/>
          <table:table-cell table:style-name="ce45" table:formula="of:=[.I25]+[.K25] +[.J25]" office:value-type="float" office:value="1.5">
            <text:p>1.5</text:p>
          </table:table-cell>
          <table:table-cell table:style-name="ce53"/>
        </table:table-row>
        <table:table-row table:style-name="ro11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6]);DATE(YEAR([.D26]);12;31);NOW())" office:value-type="date" office:date-value="2016-09-16T08:52:36.55">
            <text:p>09/16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3">
            <text:p>3</text:p>
          </table:table-cell>
          <table:table-cell table:style-name="ce50" table:formula="of:=SUMPRODUCT([Thong_Tin_Ngay_Nghi_201601.$B$3:.$B$34]=[.$B26];[Thong_Tin_Ngay_Nghi_201601.$C$3:.$C$34])+SUMPRODUCT([Thong_Tin_Ngay_Nghi_201602.$B$3:.$B$35]=[.$B26];[Thong_Tin_Ngay_Nghi_201602.$C$3:.$C$35]) + SUMPRODUCT([Thong_Tin_Ngay_Nghi_201603.$B$3:.$B$37]=[.$B26];[Thong_Tin_Ngay_Nghi_201603.$C$3:.$C$37])" office:value-type="float" office:value="0">
            <text:p>0</text:p>
          </table:table-cell>
          <table:table-cell table:style-name="ce50" table:formula="of:=SUMPRODUCT([Thong_Tin_Ngay_Nghi_201601.$B$3:.$B$34]=[.$B26];[Thong_Tin_Ngay_Nghi_201601.$C$3:.$C$34])+SUMPRODUCT([Thong_Tin_Ngay_Nghi_201602.$B$3:.$B$35]=[.$B26];[Thong_Tin_Ngay_Nghi_201602.$C$3:.$C$35]) + SUMPRODUCT([Thong_Tin_Ngay_Nghi_201603.$B$3:.$B$37]=[.$B26];[Thong_Tin_Ngay_Nghi_201603.$C$3:.$C$37]) + SUMPRODUCT([Thong_Tin_Ngay_Nghi_201604.$B$3:.$B$38]=[.$B26];[Thong_Tin_Ngay_Nghi_201604.$C$3:.$C$38]) + SUMPRODUCT([Thong_Tin_Ngay_Nghi_201605.$B$3:.$B$37]=[.$B26];[Thong_Tin_Ngay_Nghi_201605.$C$3:.$C$37]) + SUMPRODUCT([Thong_Tin_Ngay_Nghi_201606.$B$3:.$B$36]=[.$B26];[Thong_Tin_Ngay_Nghi_201606.$C$3:.$C$36]) + SUMPRODUCT([Thong_Tin_Ngay_Nghi_201607.$B$3:.$B$42]=[.$B26];[Thong_Tin_Ngay_Nghi_201607.$C$3:.$C$42]) + SUMPRODUCT([Thong_Tin_Ngay_Nghi_201608.$B$3:.$B$45]=[.$B26];[Thong_Tin_Ngay_Nghi_201608.$C$3:.$C$45]) + SUMPRODUCT([Thong_Tin_Ngay_Nghi_201609.$B$3:.$B$52]=[.$B26];[Thong_Tin_Ngay_Nghi_201609.$C$3:.$C$52])" office:value-type="float" office:value="2">
            <text:p>2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6]+[.K26] +[.J26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27]);DATE(YEAR([.D27]);12;31);NOW())" office:value-type="date" office:date-value="2016-09-16T08:52:36.55">
            <text:p>09/16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0">
            <text:p>0</text:p>
          </table:table-cell>
          <table:table-cell table:style-name="ce50" table:formula="of:=SUMPRODUCT([Thong_Tin_Ngay_Nghi_201601.$B$3:.$B$34]=[.$B27];[Thong_Tin_Ngay_Nghi_201601.$C$3:.$C$34])+SUMPRODUCT([Thong_Tin_Ngay_Nghi_201602.$B$3:.$B$35]=[.$B27];[Thong_Tin_Ngay_Nghi_201602.$C$3:.$C$35]) + SUMPRODUCT([Thong_Tin_Ngay_Nghi_201603.$B$3:.$B$37]=[.$B27];[Thong_Tin_Ngay_Nghi_201603.$C$3:.$C$37])" office:value-type="float" office:value="0">
            <text:p>0</text:p>
          </table:table-cell>
          <table:table-cell table:style-name="ce50" table:formula="of:=SUMPRODUCT([Thong_Tin_Ngay_Nghi_201601.$B$3:.$B$34]=[.$B27];[Thong_Tin_Ngay_Nghi_201601.$C$3:.$C$34])+SUMPRODUCT([Thong_Tin_Ngay_Nghi_201602.$B$3:.$B$35]=[.$B27];[Thong_Tin_Ngay_Nghi_201602.$C$3:.$C$35]) + SUMPRODUCT([Thong_Tin_Ngay_Nghi_201603.$B$3:.$B$37]=[.$B27];[Thong_Tin_Ngay_Nghi_201603.$C$3:.$C$37]) + SUMPRODUCT([Thong_Tin_Ngay_Nghi_201604.$B$3:.$B$38]=[.$B27];[Thong_Tin_Ngay_Nghi_201604.$C$3:.$C$38]) + SUMPRODUCT([Thong_Tin_Ngay_Nghi_201605.$B$3:.$B$37]=[.$B27];[Thong_Tin_Ngay_Nghi_201605.$C$3:.$C$37]) + SUMPRODUCT([Thong_Tin_Ngay_Nghi_201606.$B$3:.$B$36]=[.$B27];[Thong_Tin_Ngay_Nghi_201606.$C$3:.$C$36]) + SUMPRODUCT([Thong_Tin_Ngay_Nghi_201607.$B$3:.$B$42]=[.$B27];[Thong_Tin_Ngay_Nghi_201607.$C$3:.$C$42]) + SUMPRODUCT([Thong_Tin_Ngay_Nghi_201608.$B$3:.$B$45]=[.$B27];[Thong_Tin_Ngay_Nghi_201608.$C$3:.$C$45]) + SUMPRODUCT([Thong_Tin_Ngay_Nghi_201609.$B$3:.$B$52]=[.$B27];[Thong_Tin_Ngay_Nghi_201609.$C$3:.$C$52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0">
            <text:p>0</text:p>
          </table:table-cell>
          <table:table-cell table:number-columns-repeated="2" table:style-name="ce45"/>
          <table:table-cell table:style-name="ce45" table:formula="of:=[.I27]+[.K27] +[.J27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9-16T08:52:36.55">
            <text:p>09/16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9">
            <text:p>9</text:p>
          </table:table-cell>
          <table:table-cell table:style-name="ce50" table:formula="of:=SUMPRODUCT([Thong_Tin_Ngay_Nghi_201601.$B$3:.$B$34]=[.$B28];[Thong_Tin_Ngay_Nghi_201601.$C$3:.$C$34])+SUMPRODUCT([Thong_Tin_Ngay_Nghi_201602.$B$3:.$B$35]=[.$B28];[Thong_Tin_Ngay_Nghi_201602.$C$3:.$C$35]) + SUMPRODUCT([Thong_Tin_Ngay_Nghi_201603.$B$3:.$B$37]=[.$B28];[Thong_Tin_Ngay_Nghi_201603.$C$3:.$C$37])" office:value-type="float" office:value="6">
            <text:p>6</text:p>
          </table:table-cell>
          <table:table-cell table:style-name="ce50" table:formula="of:=SUMPRODUCT([Thong_Tin_Ngay_Nghi_201601.$B$3:.$B$34]=[.$B28];[Thong_Tin_Ngay_Nghi_201601.$C$3:.$C$34])+SUMPRODUCT([Thong_Tin_Ngay_Nghi_201602.$B$3:.$B$35]=[.$B28];[Thong_Tin_Ngay_Nghi_201602.$C$3:.$C$35]) + SUMPRODUCT([Thong_Tin_Ngay_Nghi_201603.$B$3:.$B$37]=[.$B28];[Thong_Tin_Ngay_Nghi_201603.$C$3:.$C$37]) + SUMPRODUCT([Thong_Tin_Ngay_Nghi_201604.$B$3:.$B$38]=[.$B28];[Thong_Tin_Ngay_Nghi_201604.$C$3:.$C$38]) + SUMPRODUCT([Thong_Tin_Ngay_Nghi_201605.$B$3:.$B$37]=[.$B28];[Thong_Tin_Ngay_Nghi_201605.$C$3:.$C$37]) + SUMPRODUCT([Thong_Tin_Ngay_Nghi_201606.$B$3:.$B$36]=[.$B28];[Thong_Tin_Ngay_Nghi_201606.$C$3:.$C$36]) + SUMPRODUCT([Thong_Tin_Ngay_Nghi_201607.$B$3:.$B$42]=[.$B28];[Thong_Tin_Ngay_Nghi_201607.$C$3:.$C$42]) + SUMPRODUCT([Thong_Tin_Ngay_Nghi_201608.$B$3:.$B$45]=[.$B28];[Thong_Tin_Ngay_Nghi_201608.$C$3:.$C$45]) + SUMPRODUCT([Thong_Tin_Ngay_Nghi_201609.$B$3:.$B$52]=[.$B28];[Thong_Tin_Ngay_Nghi_201609.$C$3:.$C$52])" office:value-type="float" office:value="9.5">
            <text:p>9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1.5">
            <text:p>1.5</text:p>
          </table:table-cell>
          <table:table-cell table:number-columns-repeated="2" table:style-name="ce45"/>
          <table:table-cell table:style-name="ce45" table:formula="of:=[.I28]+[.K28] +[.J28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9]);DATE(YEAR([.D29]);12;31);NOW())" office:value-type="date" office:date-value="2016-09-16T08:52:36.56">
            <text:p>09/16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0">
            <text:p>0</text:p>
          </table:table-cell>
          <table:table-cell table:style-name="ce50" table:formula="of:=SUMPRODUCT([Thong_Tin_Ngay_Nghi_201601.$B$3:.$B$34]=[.$B29];[Thong_Tin_Ngay_Nghi_201601.$C$3:.$C$34])+SUMPRODUCT([Thong_Tin_Ngay_Nghi_201602.$B$3:.$B$35]=[.$B29];[Thong_Tin_Ngay_Nghi_201602.$C$3:.$C$35]) + SUMPRODUCT([Thong_Tin_Ngay_Nghi_201603.$B$3:.$B$37]=[.$B29];[Thong_Tin_Ngay_Nghi_201603.$C$3:.$C$37])" office:value-type="float" office:value="0">
            <text:p>0</text:p>
          </table:table-cell>
          <table:table-cell table:style-name="ce50" table:formula="of:=SUMPRODUCT([Thong_Tin_Ngay_Nghi_201601.$B$3:.$B$34]=[.$B29];[Thong_Tin_Ngay_Nghi_201601.$C$3:.$C$34])+SUMPRODUCT([Thong_Tin_Ngay_Nghi_201602.$B$3:.$B$35]=[.$B29];[Thong_Tin_Ngay_Nghi_201602.$C$3:.$C$35]) + SUMPRODUCT([Thong_Tin_Ngay_Nghi_201603.$B$3:.$B$37]=[.$B29];[Thong_Tin_Ngay_Nghi_201603.$C$3:.$C$37]) + SUMPRODUCT([Thong_Tin_Ngay_Nghi_201604.$B$3:.$B$38]=[.$B29];[Thong_Tin_Ngay_Nghi_201604.$C$3:.$C$38]) + SUMPRODUCT([Thong_Tin_Ngay_Nghi_201605.$B$3:.$B$37]=[.$B29];[Thong_Tin_Ngay_Nghi_201605.$C$3:.$C$37]) + SUMPRODUCT([Thong_Tin_Ngay_Nghi_201606.$B$3:.$B$36]=[.$B29];[Thong_Tin_Ngay_Nghi_201606.$C$3:.$C$36]) + SUMPRODUCT([Thong_Tin_Ngay_Nghi_201607.$B$3:.$B$42]=[.$B29];[Thong_Tin_Ngay_Nghi_201607.$C$3:.$C$42]) + SUMPRODUCT([Thong_Tin_Ngay_Nghi_201608.$B$3:.$B$45]=[.$B29];[Thong_Tin_Ngay_Nghi_201608.$C$3:.$C$45]) + SUMPRODUCT([Thong_Tin_Ngay_Nghi_201609.$B$3:.$B$52]=[.$B29];[Thong_Tin_Ngay_Nghi_201609.$C$3:.$C$52])" office:value-type="float" office:value="0">
            <text:p>0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0">
            <text:p>0</text:p>
          </table:table-cell>
          <table:table-cell table:number-columns-repeated="2" table:style-name="ce45"/>
          <table:table-cell table:style-name="ce45" table:formula="of:=[.I29]+[.K29] +[.J29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9-16T08:52:36.56">
            <text:p>09/16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9">
            <text:p>9</text:p>
          </table:table-cell>
          <table:table-cell table:style-name="ce50" table:formula="of:=SUMPRODUCT([Thong_Tin_Ngay_Nghi_201601.$B$3:.$B$34]=[.$B30];[Thong_Tin_Ngay_Nghi_201601.$C$3:.$C$34])+SUMPRODUCT([Thong_Tin_Ngay_Nghi_201602.$B$3:.$B$35]=[.$B30];[Thong_Tin_Ngay_Nghi_201602.$C$3:.$C$35]) + SUMPRODUCT([Thong_Tin_Ngay_Nghi_201603.$B$3:.$B$37]=[.$B30];[Thong_Tin_Ngay_Nghi_201603.$C$3:.$C$37])" office:value-type="float" office:value="4">
            <text:p>4</text:p>
          </table:table-cell>
          <table:table-cell table:style-name="ce50" table:formula="of:=SUMPRODUCT([Thong_Tin_Ngay_Nghi_201601.$B$3:.$B$34]=[.$B30];[Thong_Tin_Ngay_Nghi_201601.$C$3:.$C$34])+SUMPRODUCT([Thong_Tin_Ngay_Nghi_201602.$B$3:.$B$35]=[.$B30];[Thong_Tin_Ngay_Nghi_201602.$C$3:.$C$35]) + SUMPRODUCT([Thong_Tin_Ngay_Nghi_201603.$B$3:.$B$37]=[.$B30];[Thong_Tin_Ngay_Nghi_201603.$C$3:.$C$37]) + SUMPRODUCT([Thong_Tin_Ngay_Nghi_201604.$B$3:.$B$38]=[.$B30];[Thong_Tin_Ngay_Nghi_201604.$C$3:.$C$38]) + SUMPRODUCT([Thong_Tin_Ngay_Nghi_201605.$B$3:.$B$37]=[.$B30];[Thong_Tin_Ngay_Nghi_201605.$C$3:.$C$37]) + SUMPRODUCT([Thong_Tin_Ngay_Nghi_201606.$B$3:.$B$36]=[.$B30];[Thong_Tin_Ngay_Nghi_201606.$C$3:.$C$36]) + SUMPRODUCT([Thong_Tin_Ngay_Nghi_201607.$B$3:.$B$42]=[.$B30];[Thong_Tin_Ngay_Nghi_201607.$C$3:.$C$42]) + SUMPRODUCT([Thong_Tin_Ngay_Nghi_201608.$B$3:.$B$45]=[.$B30];[Thong_Tin_Ngay_Nghi_201608.$C$3:.$C$45]) + SUMPRODUCT([Thong_Tin_Ngay_Nghi_201609.$B$3:.$B$52]=[.$B30];[Thong_Tin_Ngay_Nghi_201609.$C$3:.$C$52])" office:value-type="float" office:value="7.5">
            <text:p>7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5.5">
            <text:p>5.5</text:p>
          </table:table-cell>
          <table:table-cell table:number-columns-repeated="2" table:style-name="ce45"/>
          <table:table-cell table:style-name="ce45" table:formula="of:=[.I30]+[.K30] +[.J30]" office:value-type="float" office:value="5.5">
            <text:p>5.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/>
          <table:table-cell table:style-name="ce47"/>
          <table:table-cell table:style-name="ce50"/>
          <table:table-cell table:style-name="ce50" table:formula="of:=SUMPRODUCT([Thong_Tin_Ngay_Nghi_201601.$B$3:.$B$34]=[.$B31];[Thong_Tin_Ngay_Nghi_201601.$C$3:.$C$34])+SUMPRODUCT([Thong_Tin_Ngay_Nghi_201602.$B$3:.$B$35]=[.$B31];[Thong_Tin_Ngay_Nghi_201602.$C$3:.$C$35]) + SUMPRODUCT([Thong_Tin_Ngay_Nghi_201603.$B$3:.$B$37]=[.$B31];[Thong_Tin_Ngay_Nghi_201603.$C$3:.$C$37]) + SUMPRODUCT([Thong_Tin_Ngay_Nghi_201604.$B$3:.$B$38]=[.$B31];[Thong_Tin_Ngay_Nghi_201604.$C$3:.$C$38]) + SUMPRODUCT([Thong_Tin_Ngay_Nghi_201605.$B$3:.$B$37]=[.$B31];[Thong_Tin_Ngay_Nghi_201605.$C$3:.$C$37]) + SUMPRODUCT([Thong_Tin_Ngay_Nghi_201606.$B$3:.$B$36]=[.$B31];[Thong_Tin_Ngay_Nghi_201606.$C$3:.$C$36]) + SUMPRODUCT([Thong_Tin_Ngay_Nghi_201607.$B$3:.$B$42]=[.$B31];[Thong_Tin_Ngay_Nghi_201607.$C$3:.$C$42]) + SUMPRODUCT([Thong_Tin_Ngay_Nghi_201608.$B$3:.$B$45]=[.$B31];[Thong_Tin_Ngay_Nghi_201608.$C$3:.$C$45]) + SUMPRODUCT([Thong_Tin_Ngay_Nghi_201609.$B$3:.$B$52]=[.$B31];[Thong_Tin_Ngay_Nghi_201609.$C$3:.$C$52])" office:value-type="float" office:value="1">
            <text:p>1</text:p>
          </table:table-cell>
          <table:table-cell table:number-columns-repeated="3" table:style-name="ce45"/>
          <table:table-cell table:style-name="ce45" table:formula="of:=[.I31]+[.K31] +[.J31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2]);DATE(YEAR([.D32]);12;31);NOW())" office:value-type="date" office:date-value="2016-09-16T08:52:36.56">
            <text:p>09/16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3">
            <text:p>3</text:p>
          </table:table-cell>
          <table:table-cell table:style-name="ce50" table:formula="of:=SUMPRODUCT([Thong_Tin_Ngay_Nghi_201601.$B$3:.$B$34]=[.$B32];[Thong_Tin_Ngay_Nghi_201601.$C$3:.$C$34])+SUMPRODUCT([Thong_Tin_Ngay_Nghi_201602.$B$3:.$B$35]=[.$B32];[Thong_Tin_Ngay_Nghi_201602.$C$3:.$C$35]) + SUMPRODUCT([Thong_Tin_Ngay_Nghi_201603.$B$3:.$B$37]=[.$B32];[Thong_Tin_Ngay_Nghi_201603.$C$3:.$C$37])" office:value-type="float" office:value="0">
            <text:p>0</text:p>
          </table:table-cell>
          <table:table-cell table:style-name="ce50" table:formula="of:=SUMPRODUCT([Thong_Tin_Ngay_Nghi_201601.$B$3:.$B$34]=[.$B32];[Thong_Tin_Ngay_Nghi_201601.$C$3:.$C$34])+SUMPRODUCT([Thong_Tin_Ngay_Nghi_201602.$B$3:.$B$35]=[.$B32];[Thong_Tin_Ngay_Nghi_201602.$C$3:.$C$35]) + SUMPRODUCT([Thong_Tin_Ngay_Nghi_201603.$B$3:.$B$37]=[.$B32];[Thong_Tin_Ngay_Nghi_201603.$C$3:.$C$37]) + SUMPRODUCT([Thong_Tin_Ngay_Nghi_201604.$B$3:.$B$38]=[.$B32];[Thong_Tin_Ngay_Nghi_201604.$C$3:.$C$38]) + SUMPRODUCT([Thong_Tin_Ngay_Nghi_201605.$B$3:.$B$37]=[.$B32];[Thong_Tin_Ngay_Nghi_201605.$C$3:.$C$37]) + SUMPRODUCT([Thong_Tin_Ngay_Nghi_201606.$B$3:.$B$36]=[.$B32];[Thong_Tin_Ngay_Nghi_201606.$C$3:.$C$36]) + SUMPRODUCT([Thong_Tin_Ngay_Nghi_201607.$B$3:.$B$42]=[.$B32];[Thong_Tin_Ngay_Nghi_201607.$C$3:.$C$42]) + SUMPRODUCT([Thong_Tin_Ngay_Nghi_201608.$B$3:.$B$45]=[.$B32];[Thong_Tin_Ngay_Nghi_201608.$C$3:.$C$45]) + SUMPRODUCT([Thong_Tin_Ngay_Nghi_201609.$B$3:.$B$52]=[.$B32];[Thong_Tin_Ngay_Nghi_201609.$C$3:.$C$52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3">
            <text:p>3</text:p>
          </table:table-cell>
          <table:table-cell table:number-columns-repeated="2" table:style-name="ce45"/>
          <table:table-cell table:style-name="ce45" table:formula="of:=[.I32]+[.K32] +[.J32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9-16T08:52:36.56">
            <text:p>09/16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9">
            <text:p>9</text:p>
          </table:table-cell>
          <table:table-cell table:style-name="ce50" table:formula="of:=SUMPRODUCT([Thong_Tin_Ngay_Nghi_201601.$B$3:.$B$34]=[.$B33];[Thong_Tin_Ngay_Nghi_201601.$C$3:.$C$34])+SUMPRODUCT([Thong_Tin_Ngay_Nghi_201602.$B$3:.$B$35]=[.$B33];[Thong_Tin_Ngay_Nghi_201602.$C$3:.$C$35]) + SUMPRODUCT([Thong_Tin_Ngay_Nghi_201603.$B$3:.$B$37]=[.$B33];[Thong_Tin_Ngay_Nghi_201603.$C$3:.$C$37])" office:value-type="float" office:value="6">
            <text:p>6</text:p>
          </table:table-cell>
          <table:table-cell table:style-name="ce50" table:formula="of:=SUMPRODUCT([Thong_Tin_Ngay_Nghi_201601.$B$3:.$B$34]=[.$B33];[Thong_Tin_Ngay_Nghi_201601.$C$3:.$C$34])+SUMPRODUCT([Thong_Tin_Ngay_Nghi_201602.$B$3:.$B$35]=[.$B33];[Thong_Tin_Ngay_Nghi_201602.$C$3:.$C$35]) + SUMPRODUCT([Thong_Tin_Ngay_Nghi_201603.$B$3:.$B$37]=[.$B33];[Thong_Tin_Ngay_Nghi_201603.$C$3:.$C$37]) + SUMPRODUCT([Thong_Tin_Ngay_Nghi_201604.$B$3:.$B$38]=[.$B33];[Thong_Tin_Ngay_Nghi_201604.$C$3:.$C$38]) + SUMPRODUCT([Thong_Tin_Ngay_Nghi_201605.$B$3:.$B$37]=[.$B33];[Thong_Tin_Ngay_Nghi_201605.$C$3:.$C$37]) + SUMPRODUCT([Thong_Tin_Ngay_Nghi_201606.$B$3:.$B$36]=[.$B33];[Thong_Tin_Ngay_Nghi_201606.$C$3:.$C$36]) + SUMPRODUCT([Thong_Tin_Ngay_Nghi_201607.$B$3:.$B$42]=[.$B33];[Thong_Tin_Ngay_Nghi_201607.$C$3:.$C$42]) + SUMPRODUCT([Thong_Tin_Ngay_Nghi_201608.$B$3:.$B$45]=[.$B33];[Thong_Tin_Ngay_Nghi_201608.$C$3:.$C$45]) + SUMPRODUCT([Thong_Tin_Ngay_Nghi_201609.$B$3:.$B$52]=[.$B33];[Thong_Tin_Ngay_Nghi_201609.$C$3:.$C$52])" office:value-type="float" office:value="10">
            <text:p>10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5">
            <text:p>5</text:p>
          </table:table-cell>
          <table:table-cell table:number-columns-repeated="2" table:style-name="ce45"/>
          <table:table-cell table:style-name="ce45" table:formula="of:=[.I33]+[.K33] +[.J3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4]);DATE(YEAR([.D34]);12;31);NOW())" office:value-type="date" office:date-value="2016-09-16T08:52:36.56">
            <text:p>09/16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2">
            <text:p>2</text:p>
          </table:table-cell>
          <table:table-cell table:style-name="ce50" table:formula="of:=SUMPRODUCT([Thong_Tin_Ngay_Nghi_201601.$B$3:.$B$34]=[.$B34];[Thong_Tin_Ngay_Nghi_201601.$C$3:.$C$34])+SUMPRODUCT([Thong_Tin_Ngay_Nghi_201602.$B$3:.$B$35]=[.$B34];[Thong_Tin_Ngay_Nghi_201602.$C$3:.$C$35]) + SUMPRODUCT([Thong_Tin_Ngay_Nghi_201603.$B$3:.$B$37]=[.$B34];[Thong_Tin_Ngay_Nghi_201603.$C$3:.$C$37])" office:value-type="float" office:value="0">
            <text:p>0</text:p>
          </table:table-cell>
          <table:table-cell table:style-name="ce50" table:formula="of:=SUMPRODUCT([Thong_Tin_Ngay_Nghi_201601.$B$3:.$B$34]=[.$B34];[Thong_Tin_Ngay_Nghi_201601.$C$3:.$C$34])+SUMPRODUCT([Thong_Tin_Ngay_Nghi_201602.$B$3:.$B$35]=[.$B34];[Thong_Tin_Ngay_Nghi_201602.$C$3:.$C$35]) + SUMPRODUCT([Thong_Tin_Ngay_Nghi_201603.$B$3:.$B$37]=[.$B34];[Thong_Tin_Ngay_Nghi_201603.$C$3:.$C$37]) + SUMPRODUCT([Thong_Tin_Ngay_Nghi_201604.$B$3:.$B$38]=[.$B34];[Thong_Tin_Ngay_Nghi_201604.$C$3:.$C$38]) + SUMPRODUCT([Thong_Tin_Ngay_Nghi_201605.$B$3:.$B$37]=[.$B34];[Thong_Tin_Ngay_Nghi_201605.$C$3:.$C$37]) + SUMPRODUCT([Thong_Tin_Ngay_Nghi_201606.$B$3:.$B$36]=[.$B34];[Thong_Tin_Ngay_Nghi_201606.$C$3:.$C$36]) + SUMPRODUCT([Thong_Tin_Ngay_Nghi_201607.$B$3:.$B$42]=[.$B34];[Thong_Tin_Ngay_Nghi_201607.$C$3:.$C$42]) + SUMPRODUCT([Thong_Tin_Ngay_Nghi_201608.$B$3:.$B$45]=[.$B34];[Thong_Tin_Ngay_Nghi_201608.$C$3:.$C$45]) + SUMPRODUCT([Thong_Tin_Ngay_Nghi_201609.$B$3:.$B$52]=[.$B34];[Thong_Tin_Ngay_Nghi_201609.$C$3:.$C$52])" office:value-type="float" office:value="0">
            <text:p>0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5"/>
          <table:table-cell table:style-name="ce45" table:formula="of:=[.I34]+[.K34] +[.J34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35]);DATE(YEAR([.D35]);12;31);NOW())" office:value-type="date" office:date-value="2016-09-16T08:52:36.56">
            <text:p>09/16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50" table:formula="of:=SUMPRODUCT([Thong_Tin_Ngay_Nghi_201601.$B$3:.$B$34]=[.$B35];[Thong_Tin_Ngay_Nghi_201601.$C$3:.$C$34])+SUMPRODUCT([Thong_Tin_Ngay_Nghi_201602.$B$3:.$B$35]=[.$B35];[Thong_Tin_Ngay_Nghi_201602.$C$3:.$C$35]) + SUMPRODUCT([Thong_Tin_Ngay_Nghi_201603.$B$3:.$B$37]=[.$B35];[Thong_Tin_Ngay_Nghi_201603.$C$3:.$C$37])" office:value-type="float" office:value="0">
            <text:p>0</text:p>
          </table:table-cell>
          <table:table-cell table:style-name="ce50" table:formula="of:=SUMPRODUCT([Thong_Tin_Ngay_Nghi_201601.$B$3:.$B$34]=[.$B35];[Thong_Tin_Ngay_Nghi_201601.$C$3:.$C$34])+SUMPRODUCT([Thong_Tin_Ngay_Nghi_201602.$B$3:.$B$35]=[.$B35];[Thong_Tin_Ngay_Nghi_201602.$C$3:.$C$35]) + SUMPRODUCT([Thong_Tin_Ngay_Nghi_201603.$B$3:.$B$37]=[.$B35];[Thong_Tin_Ngay_Nghi_201603.$C$3:.$C$37]) + SUMPRODUCT([Thong_Tin_Ngay_Nghi_201604.$B$3:.$B$38]=[.$B35];[Thong_Tin_Ngay_Nghi_201604.$C$3:.$C$38]) + SUMPRODUCT([Thong_Tin_Ngay_Nghi_201605.$B$3:.$B$37]=[.$B35];[Thong_Tin_Ngay_Nghi_201605.$C$3:.$C$37]) + SUMPRODUCT([Thong_Tin_Ngay_Nghi_201606.$B$3:.$B$36]=[.$B35];[Thong_Tin_Ngay_Nghi_201606.$C$3:.$C$36]) + SUMPRODUCT([Thong_Tin_Ngay_Nghi_201607.$B$3:.$B$42]=[.$B35];[Thong_Tin_Ngay_Nghi_201607.$C$3:.$C$42]) + SUMPRODUCT([Thong_Tin_Ngay_Nghi_201608.$B$3:.$B$45]=[.$B35];[Thong_Tin_Ngay_Nghi_201608.$C$3:.$C$45]) + SUMPRODUCT([Thong_Tin_Ngay_Nghi_201609.$B$3:.$B$52]=[.$B35];[Thong_Tin_Ngay_Nghi_201609.$C$3:.$C$52])" office:value-type="float" office:value="0">
            <text:p>0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number-columns-repeated="2" table:style-name="ce45"/>
          <table:table-cell table:style-name="ce45" table:formula="of:=[.I35]+[.K35] +[.J35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6]);DATE(YEAR([.D36]);12;31);NOW())" office:value-type="date" office:date-value="2016-09-16T08:52:36.57">
            <text:p>09/16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2">
            <text:p>2</text:p>
          </table:table-cell>
          <table:table-cell table:style-name="ce50" table:formula="of:=SUMPRODUCT([Thong_Tin_Ngay_Nghi_201601.$B$3:.$B$34]=[.$B36];[Thong_Tin_Ngay_Nghi_201601.$C$3:.$C$34])+SUMPRODUCT([Thong_Tin_Ngay_Nghi_201602.$B$3:.$B$35]=[.$B36];[Thong_Tin_Ngay_Nghi_201602.$C$3:.$C$35]) + SUMPRODUCT([Thong_Tin_Ngay_Nghi_201603.$B$3:.$B$37]=[.$B36];[Thong_Tin_Ngay_Nghi_201603.$C$3:.$C$37])" office:value-type="float" office:value="0">
            <text:p>0</text:p>
          </table:table-cell>
          <table:table-cell table:style-name="ce50" table:formula="of:=SUMPRODUCT([Thong_Tin_Ngay_Nghi_201601.$B$3:.$B$34]=[.$B36];[Thong_Tin_Ngay_Nghi_201601.$C$3:.$C$34])+SUMPRODUCT([Thong_Tin_Ngay_Nghi_201602.$B$3:.$B$35]=[.$B36];[Thong_Tin_Ngay_Nghi_201602.$C$3:.$C$35]) + SUMPRODUCT([Thong_Tin_Ngay_Nghi_201603.$B$3:.$B$37]=[.$B36];[Thong_Tin_Ngay_Nghi_201603.$C$3:.$C$37]) + SUMPRODUCT([Thong_Tin_Ngay_Nghi_201604.$B$3:.$B$38]=[.$B36];[Thong_Tin_Ngay_Nghi_201604.$C$3:.$C$38]) + SUMPRODUCT([Thong_Tin_Ngay_Nghi_201605.$B$3:.$B$37]=[.$B36];[Thong_Tin_Ngay_Nghi_201605.$C$3:.$C$37]) + SUMPRODUCT([Thong_Tin_Ngay_Nghi_201606.$B$3:.$B$36]=[.$B36];[Thong_Tin_Ngay_Nghi_201606.$C$3:.$C$36]) + SUMPRODUCT([Thong_Tin_Ngay_Nghi_201607.$B$3:.$B$42]=[.$B36];[Thong_Tin_Ngay_Nghi_201607.$C$3:.$C$42]) + SUMPRODUCT([Thong_Tin_Ngay_Nghi_201608.$B$3:.$B$45]=[.$B36];[Thong_Tin_Ngay_Nghi_201608.$C$3:.$C$45]) + SUMPRODUCT([Thong_Tin_Ngay_Nghi_201609.$B$3:.$B$52]=[.$B36];[Thong_Tin_Ngay_Nghi_201609.$C$3:.$C$52])" office:value-type="float" office:value="3">
            <text:p>3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1">
            <text:p>-1</text:p>
          </table:table-cell>
          <table:table-cell table:number-columns-repeated="2" table:style-name="ce45"/>
          <table:table-cell table:style-name="ce45" table:formula="of:=[.I36]+[.K36] +[.J36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9-16T08:52:36.57">
            <text:p>09/16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9">
            <text:p>9</text:p>
          </table:table-cell>
          <table:table-cell table:style-name="ce50" table:formula="of:=SUMPRODUCT([Thong_Tin_Ngay_Nghi_201601.$B$3:.$B$34]=[.$B37];[Thong_Tin_Ngay_Nghi_201601.$C$3:.$C$34])+SUMPRODUCT([Thong_Tin_Ngay_Nghi_201602.$B$3:.$B$35]=[.$B37];[Thong_Tin_Ngay_Nghi_201602.$C$3:.$C$35]) + SUMPRODUCT([Thong_Tin_Ngay_Nghi_201603.$B$3:.$B$37]=[.$B37];[Thong_Tin_Ngay_Nghi_201603.$C$3:.$C$37])" office:value-type="float" office:value="1">
            <text:p>1</text:p>
          </table:table-cell>
          <table:table-cell table:style-name="ce50" table:formula="of:=SUMPRODUCT([Thong_Tin_Ngay_Nghi_201601.$B$3:.$B$34]=[.$B37];[Thong_Tin_Ngay_Nghi_201601.$C$3:.$C$34])+SUMPRODUCT([Thong_Tin_Ngay_Nghi_201602.$B$3:.$B$35]=[.$B37];[Thong_Tin_Ngay_Nghi_201602.$C$3:.$C$35]) + SUMPRODUCT([Thong_Tin_Ngay_Nghi_201603.$B$3:.$B$37]=[.$B37];[Thong_Tin_Ngay_Nghi_201603.$C$3:.$C$37]) + SUMPRODUCT([Thong_Tin_Ngay_Nghi_201604.$B$3:.$B$38]=[.$B37];[Thong_Tin_Ngay_Nghi_201604.$C$3:.$C$38]) + SUMPRODUCT([Thong_Tin_Ngay_Nghi_201605.$B$3:.$B$37]=[.$B37];[Thong_Tin_Ngay_Nghi_201605.$C$3:.$C$37]) + SUMPRODUCT([Thong_Tin_Ngay_Nghi_201606.$B$3:.$B$36]=[.$B37];[Thong_Tin_Ngay_Nghi_201606.$C$3:.$C$36]) + SUMPRODUCT([Thong_Tin_Ngay_Nghi_201607.$B$3:.$B$42]=[.$B37];[Thong_Tin_Ngay_Nghi_201607.$C$3:.$C$42]) + SUMPRODUCT([Thong_Tin_Ngay_Nghi_201608.$B$3:.$B$45]=[.$B37];[Thong_Tin_Ngay_Nghi_201608.$C$3:.$C$45]) + SUMPRODUCT([Thong_Tin_Ngay_Nghi_201609.$B$3:.$B$52]=[.$B37];[Thong_Tin_Ngay_Nghi_201609.$C$3:.$C$52])" office:value-type="float" office:value="4.5">
            <text:p>4.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5.5">
            <text:p>5.5</text:p>
          </table:table-cell>
          <table:table-cell table:number-columns-repeated="2" table:style-name="ce45"/>
          <table:table-cell table:style-name="ce45" table:formula="of:=[.I37]+[.K37] +[.J37]" office:value-type="float" office:value="5.5">
            <text:p>5.5</text:p>
          </table:table-cell>
          <table:table-cell table:style-name="ce53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9-16T08:52:36.57">
            <text:p>09/16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9">
            <text:p>9</text:p>
          </table:table-cell>
          <table:table-cell table:style-name="ce50" table:formula="of:=SUMPRODUCT([Thong_Tin_Ngay_Nghi_201601.$B$3:.$B$34]=[.$B38];[Thong_Tin_Ngay_Nghi_201601.$C$3:.$C$34])+SUMPRODUCT([Thong_Tin_Ngay_Nghi_201602.$B$3:.$B$35]=[.$B38];[Thong_Tin_Ngay_Nghi_201602.$C$3:.$C$35]) + SUMPRODUCT([Thong_Tin_Ngay_Nghi_201603.$B$3:.$B$37]=[.$B38];[Thong_Tin_Ngay_Nghi_201603.$C$3:.$C$37])" office:value-type="float" office:value="2">
            <text:p>2</text:p>
          </table:table-cell>
          <table:table-cell table:style-name="ce50" table:formula="of:=SUMPRODUCT([Thong_Tin_Ngay_Nghi_201601.$B$3:.$B$34]=[.$B38];[Thong_Tin_Ngay_Nghi_201601.$C$3:.$C$34])+SUMPRODUCT([Thong_Tin_Ngay_Nghi_201602.$B$3:.$B$35]=[.$B38];[Thong_Tin_Ngay_Nghi_201602.$C$3:.$C$35]) + SUMPRODUCT([Thong_Tin_Ngay_Nghi_201603.$B$3:.$B$37]=[.$B38];[Thong_Tin_Ngay_Nghi_201603.$C$3:.$C$37]) + SUMPRODUCT([Thong_Tin_Ngay_Nghi_201604.$B$3:.$B$38]=[.$B38];[Thong_Tin_Ngay_Nghi_201604.$C$3:.$C$38]) + SUMPRODUCT([Thong_Tin_Ngay_Nghi_201605.$B$3:.$B$37]=[.$B38];[Thong_Tin_Ngay_Nghi_201605.$C$3:.$C$37]) + SUMPRODUCT([Thong_Tin_Ngay_Nghi_201606.$B$3:.$B$36]=[.$B38];[Thong_Tin_Ngay_Nghi_201606.$C$3:.$C$36]) + SUMPRODUCT([Thong_Tin_Ngay_Nghi_201607.$B$3:.$B$42]=[.$B38];[Thong_Tin_Ngay_Nghi_201607.$C$3:.$C$42]) + SUMPRODUCT([Thong_Tin_Ngay_Nghi_201608.$B$3:.$B$45]=[.$B38];[Thong_Tin_Ngay_Nghi_201608.$C$3:.$C$45]) + SUMPRODUCT([Thong_Tin_Ngay_Nghi_201609.$B$3:.$B$52]=[.$B38];[Thong_Tin_Ngay_Nghi_201609.$C$3:.$C$52])" office:value-type="float" office:value="9">
            <text:p>9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11.2795in" draw:caption-point-x="-0.2402in" draw:caption-point-y="0.6114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8]+[.K38] +[.J38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33">
            <text:p>33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9]);DATE(YEAR([.D39]);12;31);NOW())" office:value-type="date" office:date-value="2016-09-16T08:52:36.57">
            <text:p>09/16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0" table:formula="of:=SUMPRODUCT([Thong_Tin_Ngay_Nghi_201601.$B$3:.$B$34]=[.$B39];[Thong_Tin_Ngay_Nghi_201601.$C$3:.$C$34])+SUMPRODUCT([Thong_Tin_Ngay_Nghi_201602.$B$3:.$B$35]=[.$B39];[Thong_Tin_Ngay_Nghi_201602.$C$3:.$C$35]) + SUMPRODUCT([Thong_Tin_Ngay_Nghi_201603.$B$3:.$B$37]=[.$B39];[Thong_Tin_Ngay_Nghi_201603.$C$3:.$C$37])" office:value-type="float" office:value="0">
            <text:p>0</text:p>
          </table:table-cell>
          <table:table-cell table:style-name="ce50" table:formula="of:=SUMPRODUCT([Thong_Tin_Ngay_Nghi_201601.$B$3:.$B$34]=[.$B39];[Thong_Tin_Ngay_Nghi_201601.$C$3:.$C$34])+SUMPRODUCT([Thong_Tin_Ngay_Nghi_201602.$B$3:.$B$35]=[.$B39];[Thong_Tin_Ngay_Nghi_201602.$C$3:.$C$35]) + SUMPRODUCT([Thong_Tin_Ngay_Nghi_201603.$B$3:.$B$37]=[.$B39];[Thong_Tin_Ngay_Nghi_201603.$C$3:.$C$37]) + SUMPRODUCT([Thong_Tin_Ngay_Nghi_201604.$B$3:.$B$38]=[.$B39];[Thong_Tin_Ngay_Nghi_201604.$C$3:.$C$38]) + SUMPRODUCT([Thong_Tin_Ngay_Nghi_201605.$B$3:.$B$37]=[.$B39];[Thong_Tin_Ngay_Nghi_201605.$C$3:.$C$37]) + SUMPRODUCT([Thong_Tin_Ngay_Nghi_201606.$B$3:.$B$36]=[.$B39];[Thong_Tin_Ngay_Nghi_201606.$C$3:.$C$36]) + SUMPRODUCT([Thong_Tin_Ngay_Nghi_201607.$B$3:.$B$42]=[.$B39];[Thong_Tin_Ngay_Nghi_201607.$C$3:.$C$42]) + SUMPRODUCT([Thong_Tin_Ngay_Nghi_201608.$B$3:.$B$45]=[.$B39];[Thong_Tin_Ngay_Nghi_201608.$C$3:.$C$45]) + SUMPRODUCT([Thong_Tin_Ngay_Nghi_201609.$B$3:.$B$52]=[.$B39];[Thong_Tin_Ngay_Nghi_201609.$C$3:.$C$52])" office:value-type="float" office:value="5">
            <text:p>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9]+[.K39] +[.J39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9-16T08:52:36.57">
            <text:p>09/16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9">
            <text:p>9</text:p>
          </table:table-cell>
          <table:table-cell table:style-name="ce50" table:formula="of:=SUMPRODUCT([Thong_Tin_Ngay_Nghi_201601.$B$3:.$B$34]=[.$B40];[Thong_Tin_Ngay_Nghi_201601.$C$3:.$C$34])+SUMPRODUCT([Thong_Tin_Ngay_Nghi_201602.$B$3:.$B$35]=[.$B40];[Thong_Tin_Ngay_Nghi_201602.$C$3:.$C$35]) + SUMPRODUCT([Thong_Tin_Ngay_Nghi_201603.$B$3:.$B$37]=[.$B40];[Thong_Tin_Ngay_Nghi_201603.$C$3:.$C$37])" office:value-type="float" office:value="0.5">
            <text:p>0.5</text:p>
          </table:table-cell>
          <table:table-cell table:style-name="ce50" table:formula="of:=SUMPRODUCT([Thong_Tin_Ngay_Nghi_201601.$B$3:.$B$34]=[.$B40];[Thong_Tin_Ngay_Nghi_201601.$C$3:.$C$34])+SUMPRODUCT([Thong_Tin_Ngay_Nghi_201602.$B$3:.$B$35]=[.$B40];[Thong_Tin_Ngay_Nghi_201602.$C$3:.$C$35]) + SUMPRODUCT([Thong_Tin_Ngay_Nghi_201603.$B$3:.$B$37]=[.$B40];[Thong_Tin_Ngay_Nghi_201603.$C$3:.$C$37]) + SUMPRODUCT([Thong_Tin_Ngay_Nghi_201604.$B$3:.$B$38]=[.$B40];[Thong_Tin_Ngay_Nghi_201604.$C$3:.$C$38]) + SUMPRODUCT([Thong_Tin_Ngay_Nghi_201605.$B$3:.$B$37]=[.$B40];[Thong_Tin_Ngay_Nghi_201605.$C$3:.$C$37]) + SUMPRODUCT([Thong_Tin_Ngay_Nghi_201606.$B$3:.$B$36]=[.$B40];[Thong_Tin_Ngay_Nghi_201606.$C$3:.$C$36]) + SUMPRODUCT([Thong_Tin_Ngay_Nghi_201607.$B$3:.$B$42]=[.$B40];[Thong_Tin_Ngay_Nghi_201607.$C$3:.$C$42]) + SUMPRODUCT([Thong_Tin_Ngay_Nghi_201608.$B$3:.$B$45]=[.$B40];[Thong_Tin_Ngay_Nghi_201608.$C$3:.$C$45]) + SUMPRODUCT([Thong_Tin_Ngay_Nghi_201609.$B$3:.$B$52]=[.$B40];[Thong_Tin_Ngay_Nghi_201609.$C$3:.$C$52])" office:value-type="float" office:value="5">
            <text:p>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4.5">
            <text:p>4.5</text:p>
          </table:table-cell>
          <table:table-cell table:number-columns-repeated="2" table:style-name="ce45"/>
          <table:table-cell table:style-name="ce45" table:formula="of:=[.I40]+[.K40] +[.J40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9-16T08:52:36.57">
            <text:p>09/16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9">
            <text:p>9</text:p>
          </table:table-cell>
          <table:table-cell table:style-name="ce50" table:formula="of:=SUMPRODUCT([Thong_Tin_Ngay_Nghi_201601.$B$3:.$B$34]=[.$B41];[Thong_Tin_Ngay_Nghi_201601.$C$3:.$C$34])+SUMPRODUCT([Thong_Tin_Ngay_Nghi_201602.$B$3:.$B$35]=[.$B41];[Thong_Tin_Ngay_Nghi_201602.$C$3:.$C$35]) + SUMPRODUCT([Thong_Tin_Ngay_Nghi_201603.$B$3:.$B$37]=[.$B41];[Thong_Tin_Ngay_Nghi_201603.$C$3:.$C$37])" office:value-type="float" office:value="9.5">
            <text:p>9.5</text:p>
          </table:table-cell>
          <table:table-cell table:style-name="ce50" table:formula="of:=SUMPRODUCT([Thong_Tin_Ngay_Nghi_201601.$B$3:.$B$34]=[.$B41];[Thong_Tin_Ngay_Nghi_201601.$C$3:.$C$34])+SUMPRODUCT([Thong_Tin_Ngay_Nghi_201602.$B$3:.$B$35]=[.$B41];[Thong_Tin_Ngay_Nghi_201602.$C$3:.$C$35]) + SUMPRODUCT([Thong_Tin_Ngay_Nghi_201603.$B$3:.$B$37]=[.$B41];[Thong_Tin_Ngay_Nghi_201603.$C$3:.$C$37]) + SUMPRODUCT([Thong_Tin_Ngay_Nghi_201604.$B$3:.$B$38]=[.$B41];[Thong_Tin_Ngay_Nghi_201604.$C$3:.$C$38]) + SUMPRODUCT([Thong_Tin_Ngay_Nghi_201605.$B$3:.$B$37]=[.$B41];[Thong_Tin_Ngay_Nghi_201605.$C$3:.$C$37]) + SUMPRODUCT([Thong_Tin_Ngay_Nghi_201606.$B$3:.$B$36]=[.$B41];[Thong_Tin_Ngay_Nghi_201606.$C$3:.$C$36]) + SUMPRODUCT([Thong_Tin_Ngay_Nghi_201607.$B$3:.$B$42]=[.$B41];[Thong_Tin_Ngay_Nghi_201607.$C$3:.$C$42]) + SUMPRODUCT([Thong_Tin_Ngay_Nghi_201608.$B$3:.$B$45]=[.$B41];[Thong_Tin_Ngay_Nghi_201608.$C$3:.$C$45]) + SUMPRODUCT([Thong_Tin_Ngay_Nghi_201609.$B$3:.$B$52]=[.$B41];[Thong_Tin_Ngay_Nghi_201609.$C$3:.$C$52])" office:value-type="float" office:value="11.5">
            <text:p>11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0.5">
            <text:p>-0.5</text:p>
          </table:table-cell>
          <table:table-cell table:number-columns-repeated="2" table:style-name="ce45"/>
          <table:table-cell table:style-name="ce45" table:formula="of:=[.I41]+[.K41] +[.J41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2]);DATE(YEAR([.D42]);12;31);NOW())" office:value-type="date" office:date-value="2016-09-16T08:52:36.58">
            <text:p>09/16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50" table:formula="of:=SUMPRODUCT([Thong_Tin_Ngay_Nghi_201601.$B$3:.$B$34]=[.$B42];[Thong_Tin_Ngay_Nghi_201601.$C$3:.$C$34])+SUMPRODUCT([Thong_Tin_Ngay_Nghi_201602.$B$3:.$B$35]=[.$B42];[Thong_Tin_Ngay_Nghi_201602.$C$3:.$C$35]) + SUMPRODUCT([Thong_Tin_Ngay_Nghi_201603.$B$3:.$B$37]=[.$B42];[Thong_Tin_Ngay_Nghi_201603.$C$3:.$C$37])" office:value-type="float" office:value="0">
            <text:p>0</text:p>
          </table:table-cell>
          <table:table-cell table:style-name="ce50" table:formula="of:=SUMPRODUCT([Thong_Tin_Ngay_Nghi_201601.$B$3:.$B$34]=[.$B42];[Thong_Tin_Ngay_Nghi_201601.$C$3:.$C$34])+SUMPRODUCT([Thong_Tin_Ngay_Nghi_201602.$B$3:.$B$35]=[.$B42];[Thong_Tin_Ngay_Nghi_201602.$C$3:.$C$35]) + SUMPRODUCT([Thong_Tin_Ngay_Nghi_201603.$B$3:.$B$37]=[.$B42];[Thong_Tin_Ngay_Nghi_201603.$C$3:.$C$37]) + SUMPRODUCT([Thong_Tin_Ngay_Nghi_201604.$B$3:.$B$38]=[.$B42];[Thong_Tin_Ngay_Nghi_201604.$C$3:.$C$38]) + SUMPRODUCT([Thong_Tin_Ngay_Nghi_201605.$B$3:.$B$37]=[.$B42];[Thong_Tin_Ngay_Nghi_201605.$C$3:.$C$37]) + SUMPRODUCT([Thong_Tin_Ngay_Nghi_201606.$B$3:.$B$36]=[.$B42];[Thong_Tin_Ngay_Nghi_201606.$C$3:.$C$36]) + SUMPRODUCT([Thong_Tin_Ngay_Nghi_201607.$B$3:.$B$42]=[.$B42];[Thong_Tin_Ngay_Nghi_201607.$C$3:.$C$42]) + SUMPRODUCT([Thong_Tin_Ngay_Nghi_201608.$B$3:.$B$45]=[.$B42];[Thong_Tin_Ngay_Nghi_201608.$C$3:.$C$45]) + SUMPRODUCT([Thong_Tin_Ngay_Nghi_201609.$B$3:.$B$52]=[.$B42];[Thong_Tin_Ngay_Nghi_201609.$C$3:.$C$52])" office:value-type="float" office:value="5.5">
            <text:p>5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-3.5">
            <text:p>-3.5</text:p>
          </table:table-cell>
          <table:table-cell table:number-columns-repeated="2" table:style-name="ce45"/>
          <table:table-cell table:style-name="ce45" table:formula="of:=[.I42]+[.K42] +[.J42]" office:value-type="float" office:value="-3.5">
            <text:p>-3.5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9-16T08:52:36.58">
            <text:p>09/16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9">
            <text:p>9</text:p>
          </table:table-cell>
          <table:table-cell table:style-name="ce50" table:formula="of:=SUMPRODUCT([Thong_Tin_Ngay_Nghi_201601.$B$3:.$B$34]=[.$B43];[Thong_Tin_Ngay_Nghi_201601.$C$3:.$C$34])+SUMPRODUCT([Thong_Tin_Ngay_Nghi_201602.$B$3:.$B$35]=[.$B43];[Thong_Tin_Ngay_Nghi_201602.$C$3:.$C$35]) + SUMPRODUCT([Thong_Tin_Ngay_Nghi_201603.$B$3:.$B$37]=[.$B43];[Thong_Tin_Ngay_Nghi_201603.$C$3:.$C$37])" office:value-type="float" office:value="5">
            <text:p>5</text:p>
          </table:table-cell>
          <table:table-cell table:style-name="ce50" table:formula="of:=SUMPRODUCT([Thong_Tin_Ngay_Nghi_201601.$B$3:.$B$34]=[.$B43];[Thong_Tin_Ngay_Nghi_201601.$C$3:.$C$34])+SUMPRODUCT([Thong_Tin_Ngay_Nghi_201602.$B$3:.$B$35]=[.$B43];[Thong_Tin_Ngay_Nghi_201602.$C$3:.$C$35]) + SUMPRODUCT([Thong_Tin_Ngay_Nghi_201603.$B$3:.$B$37]=[.$B43];[Thong_Tin_Ngay_Nghi_201603.$C$3:.$C$37]) + SUMPRODUCT([Thong_Tin_Ngay_Nghi_201604.$B$3:.$B$38]=[.$B43];[Thong_Tin_Ngay_Nghi_201604.$C$3:.$C$38]) + SUMPRODUCT([Thong_Tin_Ngay_Nghi_201605.$B$3:.$B$37]=[.$B43];[Thong_Tin_Ngay_Nghi_201605.$C$3:.$C$37]) + SUMPRODUCT([Thong_Tin_Ngay_Nghi_201606.$B$3:.$B$36]=[.$B43];[Thong_Tin_Ngay_Nghi_201606.$C$3:.$C$36]) + SUMPRODUCT([Thong_Tin_Ngay_Nghi_201607.$B$3:.$B$42]=[.$B43];[Thong_Tin_Ngay_Nghi_201607.$C$3:.$C$42]) + SUMPRODUCT([Thong_Tin_Ngay_Nghi_201608.$B$3:.$B$45]=[.$B43];[Thong_Tin_Ngay_Nghi_201608.$C$3:.$C$45]) + SUMPRODUCT([Thong_Tin_Ngay_Nghi_201609.$B$3:.$B$52]=[.$B43];[Thong_Tin_Ngay_Nghi_201609.$C$3:.$C$52])" office:value-type="float" office:value="10.5">
            <text:p>10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3">
            <text:p>3</text:p>
          </table:table-cell>
          <table:table-cell table:number-columns-repeated="2" table:style-name="ce45"/>
          <table:table-cell table:style-name="ce45" table:formula="of:=[.I43]+[.K43] +[.J43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4]);DATE(YEAR([.D44]);12;31);NOW())" office:value-type="date" office:date-value="2016-09-16T08:52:36.58">
            <text:p>09/16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2">
            <text:p>2</text:p>
          </table:table-cell>
          <table:table-cell table:style-name="ce50" table:formula="of:=SUMPRODUCT([Thong_Tin_Ngay_Nghi_201601.$B$3:.$B$34]=[.$B44];[Thong_Tin_Ngay_Nghi_201601.$C$3:.$C$34])+SUMPRODUCT([Thong_Tin_Ngay_Nghi_201602.$B$3:.$B$35]=[.$B44];[Thong_Tin_Ngay_Nghi_201602.$C$3:.$C$35]) + SUMPRODUCT([Thong_Tin_Ngay_Nghi_201603.$B$3:.$B$37]=[.$B44];[Thong_Tin_Ngay_Nghi_201603.$C$3:.$C$37])" office:value-type="float" office:value="0">
            <text:p>0</text:p>
          </table:table-cell>
          <table:table-cell table:style-name="ce50" table:formula="of:=SUMPRODUCT([Thong_Tin_Ngay_Nghi_201601.$B$3:.$B$34]=[.$B44];[Thong_Tin_Ngay_Nghi_201601.$C$3:.$C$34])+SUMPRODUCT([Thong_Tin_Ngay_Nghi_201602.$B$3:.$B$35]=[.$B44];[Thong_Tin_Ngay_Nghi_201602.$C$3:.$C$35]) + SUMPRODUCT([Thong_Tin_Ngay_Nghi_201603.$B$3:.$B$37]=[.$B44];[Thong_Tin_Ngay_Nghi_201603.$C$3:.$C$37]) + SUMPRODUCT([Thong_Tin_Ngay_Nghi_201604.$B$3:.$B$38]=[.$B44];[Thong_Tin_Ngay_Nghi_201604.$C$3:.$C$38]) + SUMPRODUCT([Thong_Tin_Ngay_Nghi_201605.$B$3:.$B$37]=[.$B44];[Thong_Tin_Ngay_Nghi_201605.$C$3:.$C$37]) + SUMPRODUCT([Thong_Tin_Ngay_Nghi_201606.$B$3:.$B$36]=[.$B44];[Thong_Tin_Ngay_Nghi_201606.$C$3:.$C$36]) + SUMPRODUCT([Thong_Tin_Ngay_Nghi_201607.$B$3:.$B$42]=[.$B44];[Thong_Tin_Ngay_Nghi_201607.$C$3:.$C$42]) + SUMPRODUCT([Thong_Tin_Ngay_Nghi_201608.$B$3:.$B$45]=[.$B44];[Thong_Tin_Ngay_Nghi_201608.$C$3:.$C$45]) + SUMPRODUCT([Thong_Tin_Ngay_Nghi_201609.$B$3:.$B$52]=[.$B44];[Thong_Tin_Ngay_Nghi_201609.$C$3:.$C$52])" office:value-type="float" office:value="1">
            <text:p>1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1">
            <text:p>1</text:p>
          </table:table-cell>
          <table:table-cell table:number-columns-repeated="2" table:style-name="ce45"/>
          <table:table-cell table:style-name="ce45" table:formula="of:=[.I44]+[.K44] +[.J44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9-16T08:52:36.58">
            <text:p>09/16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9">
            <text:p>9</text:p>
          </table:table-cell>
          <table:table-cell table:style-name="ce50" table:formula="of:=SUMPRODUCT([Thong_Tin_Ngay_Nghi_201601.$B$3:.$B$34]=[.$B45];[Thong_Tin_Ngay_Nghi_201601.$C$3:.$C$34])+SUMPRODUCT([Thong_Tin_Ngay_Nghi_201602.$B$3:.$B$35]=[.$B45];[Thong_Tin_Ngay_Nghi_201602.$C$3:.$C$35]) + SUMPRODUCT([Thong_Tin_Ngay_Nghi_201603.$B$3:.$B$37]=[.$B45];[Thong_Tin_Ngay_Nghi_201603.$C$3:.$C$37])" office:value-type="float" office:value="4.5">
            <text:p>4.5</text:p>
          </table:table-cell>
          <table:table-cell table:style-name="ce50" table:formula="of:=SUMPRODUCT([Thong_Tin_Ngay_Nghi_201601.$B$3:.$B$34]=[.$B45];[Thong_Tin_Ngay_Nghi_201601.$C$3:.$C$34])+SUMPRODUCT([Thong_Tin_Ngay_Nghi_201602.$B$3:.$B$35]=[.$B45];[Thong_Tin_Ngay_Nghi_201602.$C$3:.$C$35]) + SUMPRODUCT([Thong_Tin_Ngay_Nghi_201603.$B$3:.$B$37]=[.$B45];[Thong_Tin_Ngay_Nghi_201603.$C$3:.$C$37]) + SUMPRODUCT([Thong_Tin_Ngay_Nghi_201604.$B$3:.$B$38]=[.$B45];[Thong_Tin_Ngay_Nghi_201604.$C$3:.$C$38]) + SUMPRODUCT([Thong_Tin_Ngay_Nghi_201605.$B$3:.$B$37]=[.$B45];[Thong_Tin_Ngay_Nghi_201605.$C$3:.$C$37]) + SUMPRODUCT([Thong_Tin_Ngay_Nghi_201606.$B$3:.$B$36]=[.$B45];[Thong_Tin_Ngay_Nghi_201606.$C$3:.$C$36]) + SUMPRODUCT([Thong_Tin_Ngay_Nghi_201607.$B$3:.$B$42]=[.$B45];[Thong_Tin_Ngay_Nghi_201607.$C$3:.$C$42]) + SUMPRODUCT([Thong_Tin_Ngay_Nghi_201608.$B$3:.$B$45]=[.$B45];[Thong_Tin_Ngay_Nghi_201608.$C$3:.$C$45]) + SUMPRODUCT([Thong_Tin_Ngay_Nghi_201609.$B$3:.$B$52]=[.$B45];[Thong_Tin_Ngay_Nghi_201609.$C$3:.$C$52])" office:value-type="float" office:value="12.5">
            <text:p>12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-2.5">
            <text:p>-2.5</text:p>
          </table:table-cell>
          <table:table-cell table:number-columns-repeated="2" table:style-name="ce45"/>
          <table:table-cell table:style-name="ce45" table:formula="of:=[.I45]+[.K45] +[.J45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9-16T08:52:36.58">
            <text:p>09/16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9">
            <text:p>9</text:p>
          </table:table-cell>
          <table:table-cell table:style-name="ce50" table:formula="of:=SUMPRODUCT([Thong_Tin_Ngay_Nghi_201601.$B$3:.$B$34]=[.$B46];[Thong_Tin_Ngay_Nghi_201601.$C$3:.$C$34])+SUMPRODUCT([Thong_Tin_Ngay_Nghi_201602.$B$3:.$B$35]=[.$B46];[Thong_Tin_Ngay_Nghi_201602.$C$3:.$C$35]) + SUMPRODUCT([Thong_Tin_Ngay_Nghi_201603.$B$3:.$B$37]=[.$B46];[Thong_Tin_Ngay_Nghi_201603.$C$3:.$C$37])" office:value-type="float" office:value="3">
            <text:p>3</text:p>
          </table:table-cell>
          <table:table-cell table:style-name="ce50" table:formula="of:=SUMPRODUCT([Thong_Tin_Ngay_Nghi_201601.$B$3:.$B$34]=[.$B46];[Thong_Tin_Ngay_Nghi_201601.$C$3:.$C$34])+SUMPRODUCT([Thong_Tin_Ngay_Nghi_201602.$B$3:.$B$35]=[.$B46];[Thong_Tin_Ngay_Nghi_201602.$C$3:.$C$35]) + SUMPRODUCT([Thong_Tin_Ngay_Nghi_201603.$B$3:.$B$37]=[.$B46];[Thong_Tin_Ngay_Nghi_201603.$C$3:.$C$37]) + SUMPRODUCT([Thong_Tin_Ngay_Nghi_201604.$B$3:.$B$38]=[.$B46];[Thong_Tin_Ngay_Nghi_201604.$C$3:.$C$38]) + SUMPRODUCT([Thong_Tin_Ngay_Nghi_201605.$B$3:.$B$37]=[.$B46];[Thong_Tin_Ngay_Nghi_201605.$C$3:.$C$37]) + SUMPRODUCT([Thong_Tin_Ngay_Nghi_201606.$B$3:.$B$36]=[.$B46];[Thong_Tin_Ngay_Nghi_201606.$C$3:.$C$36]) + SUMPRODUCT([Thong_Tin_Ngay_Nghi_201607.$B$3:.$B$42]=[.$B46];[Thong_Tin_Ngay_Nghi_201607.$C$3:.$C$42]) + SUMPRODUCT([Thong_Tin_Ngay_Nghi_201608.$B$3:.$B$45]=[.$B46];[Thong_Tin_Ngay_Nghi_201608.$C$3:.$C$45]) + SUMPRODUCT([Thong_Tin_Ngay_Nghi_201609.$B$3:.$B$52]=[.$B46];[Thong_Tin_Ngay_Nghi_201609.$C$3:.$C$52])" office:value-type="float" office:value="11">
            <text:p>11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2">
            <text:p>-2</text:p>
          </table:table-cell>
          <table:table-cell table:number-columns-repeated="2" table:style-name="ce45"/>
          <table:table-cell table:style-name="ce45" table:formula="of:=[.I46]+[.K46] +[.J46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9-16T08:52:36.58">
            <text:p>09/16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9">
            <text:p>9</text:p>
          </table:table-cell>
          <table:table-cell table:style-name="ce50" table:formula="of:=SUMPRODUCT([Thong_Tin_Ngay_Nghi_201601.$B$3:.$B$34]=[.$B47];[Thong_Tin_Ngay_Nghi_201601.$C$3:.$C$34])+SUMPRODUCT([Thong_Tin_Ngay_Nghi_201602.$B$3:.$B$35]=[.$B47];[Thong_Tin_Ngay_Nghi_201602.$C$3:.$C$35]) + SUMPRODUCT([Thong_Tin_Ngay_Nghi_201603.$B$3:.$B$37]=[.$B47];[Thong_Tin_Ngay_Nghi_201603.$C$3:.$C$37])" office:value-type="float" office:value="4">
            <text:p>4</text:p>
          </table:table-cell>
          <table:table-cell table:style-name="ce50" table:formula="of:=SUMPRODUCT([Thong_Tin_Ngay_Nghi_201601.$B$3:.$B$34]=[.$B47];[Thong_Tin_Ngay_Nghi_201601.$C$3:.$C$34])+SUMPRODUCT([Thong_Tin_Ngay_Nghi_201602.$B$3:.$B$35]=[.$B47];[Thong_Tin_Ngay_Nghi_201602.$C$3:.$C$35]) + SUMPRODUCT([Thong_Tin_Ngay_Nghi_201603.$B$3:.$B$37]=[.$B47];[Thong_Tin_Ngay_Nghi_201603.$C$3:.$C$37]) + SUMPRODUCT([Thong_Tin_Ngay_Nghi_201604.$B$3:.$B$38]=[.$B47];[Thong_Tin_Ngay_Nghi_201604.$C$3:.$C$38]) + SUMPRODUCT([Thong_Tin_Ngay_Nghi_201605.$B$3:.$B$37]=[.$B47];[Thong_Tin_Ngay_Nghi_201605.$C$3:.$C$37]) + SUMPRODUCT([Thong_Tin_Ngay_Nghi_201606.$B$3:.$B$36]=[.$B47];[Thong_Tin_Ngay_Nghi_201606.$C$3:.$C$36]) + SUMPRODUCT([Thong_Tin_Ngay_Nghi_201607.$B$3:.$B$42]=[.$B47];[Thong_Tin_Ngay_Nghi_201607.$C$3:.$C$42]) + SUMPRODUCT([Thong_Tin_Ngay_Nghi_201608.$B$3:.$B$45]=[.$B47];[Thong_Tin_Ngay_Nghi_201608.$C$3:.$C$45]) + SUMPRODUCT([Thong_Tin_Ngay_Nghi_201609.$B$3:.$B$52]=[.$B47];[Thong_Tin_Ngay_Nghi_201609.$C$3:.$C$52])" office:value-type="float" office:value="9.5">
            <text:p>9.5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3">
            <text:p>3</text:p>
          </table:table-cell>
          <table:table-cell table:number-columns-repeated="2" table:style-name="ce45"/>
          <table:table-cell table:style-name="ce45" table:formula="of:=[.I47]+[.K47] +[.J47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48]);DATE(YEAR([.D48]);12;31);NOW())" office:value-type="date" office:date-value="2016-09-16T08:52:36.58">
            <text:p>09/16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0">
            <text:p>0</text:p>
          </table:table-cell>
          <table:table-cell table:style-name="ce50" table:formula="of:=SUMPRODUCT([Thong_Tin_Ngay_Nghi_201601.$B$3:.$B$34]=[.$B48];[Thong_Tin_Ngay_Nghi_201601.$C$3:.$C$34])+SUMPRODUCT([Thong_Tin_Ngay_Nghi_201602.$B$3:.$B$35]=[.$B48];[Thong_Tin_Ngay_Nghi_201602.$C$3:.$C$35]) + SUMPRODUCT([Thong_Tin_Ngay_Nghi_201603.$B$3:.$B$37]=[.$B48];[Thong_Tin_Ngay_Nghi_201603.$C$3:.$C$37])" office:value-type="float" office:value="0">
            <text:p>0</text:p>
          </table:table-cell>
          <table:table-cell table:style-name="ce50" table:formula="of:=SUMPRODUCT([Thong_Tin_Ngay_Nghi_201601.$B$3:.$B$34]=[.$B48];[Thong_Tin_Ngay_Nghi_201601.$C$3:.$C$34])+SUMPRODUCT([Thong_Tin_Ngay_Nghi_201602.$B$3:.$B$35]=[.$B48];[Thong_Tin_Ngay_Nghi_201602.$C$3:.$C$35]) + SUMPRODUCT([Thong_Tin_Ngay_Nghi_201603.$B$3:.$B$37]=[.$B48];[Thong_Tin_Ngay_Nghi_201603.$C$3:.$C$37]) + SUMPRODUCT([Thong_Tin_Ngay_Nghi_201604.$B$3:.$B$38]=[.$B48];[Thong_Tin_Ngay_Nghi_201604.$C$3:.$C$38]) + SUMPRODUCT([Thong_Tin_Ngay_Nghi_201605.$B$3:.$B$37]=[.$B48];[Thong_Tin_Ngay_Nghi_201605.$C$3:.$C$37]) + SUMPRODUCT([Thong_Tin_Ngay_Nghi_201606.$B$3:.$B$36]=[.$B48];[Thong_Tin_Ngay_Nghi_201606.$C$3:.$C$36]) + SUMPRODUCT([Thong_Tin_Ngay_Nghi_201607.$B$3:.$B$42]=[.$B48];[Thong_Tin_Ngay_Nghi_201607.$C$3:.$C$42]) + SUMPRODUCT([Thong_Tin_Ngay_Nghi_201608.$B$3:.$B$45]=[.$B48];[Thong_Tin_Ngay_Nghi_201608.$C$3:.$C$45]) + SUMPRODUCT([Thong_Tin_Ngay_Nghi_201609.$B$3:.$B$52]=[.$B48];[Thong_Tin_Ngay_Nghi_201609.$C$3:.$C$52])" office:value-type="float" office:value="0">
            <text:p>0</text:p>
          </table:table-cell>
          <table:table-cell table:number-columns-repeated="3" table:style-name="ce45"/>
          <table:table-cell table:style-name="ce45" table:formula="of:=[.I48]+[.K48] +[.J48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09-16T08:52:36.58">
            <text:p>09/16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9">
            <text:p>9</text:p>
          </table:table-cell>
          <table:table-cell table:style-name="ce50" table:formula="of:=SUMPRODUCT([Thong_Tin_Ngay_Nghi_201601.$B$3:.$B$34]=[.$B49];[Thong_Tin_Ngay_Nghi_201601.$C$3:.$C$34])+SUMPRODUCT([Thong_Tin_Ngay_Nghi_201602.$B$3:.$B$35]=[.$B49];[Thong_Tin_Ngay_Nghi_201602.$C$3:.$C$35]) + SUMPRODUCT([Thong_Tin_Ngay_Nghi_201603.$B$3:.$B$37]=[.$B49];[Thong_Tin_Ngay_Nghi_201603.$C$3:.$C$37])" office:value-type="float" office:value="1">
            <text:p>1</text:p>
          </table:table-cell>
          <table:table-cell table:style-name="ce50" table:formula="of:=SUMPRODUCT([Thong_Tin_Ngay_Nghi_201601.$B$3:.$B$34]=[.$B49];[Thong_Tin_Ngay_Nghi_201601.$C$3:.$C$34])+SUMPRODUCT([Thong_Tin_Ngay_Nghi_201602.$B$3:.$B$35]=[.$B49];[Thong_Tin_Ngay_Nghi_201602.$C$3:.$C$35]) + SUMPRODUCT([Thong_Tin_Ngay_Nghi_201603.$B$3:.$B$37]=[.$B49];[Thong_Tin_Ngay_Nghi_201603.$C$3:.$C$37]) + SUMPRODUCT([Thong_Tin_Ngay_Nghi_201604.$B$3:.$B$38]=[.$B49];[Thong_Tin_Ngay_Nghi_201604.$C$3:.$C$38]) + SUMPRODUCT([Thong_Tin_Ngay_Nghi_201605.$B$3:.$B$37]=[.$B49];[Thong_Tin_Ngay_Nghi_201605.$C$3:.$C$37]) + SUMPRODUCT([Thong_Tin_Ngay_Nghi_201606.$B$3:.$B$36]=[.$B49];[Thong_Tin_Ngay_Nghi_201606.$C$3:.$C$36]) + SUMPRODUCT([Thong_Tin_Ngay_Nghi_201607.$B$3:.$B$42]=[.$B49];[Thong_Tin_Ngay_Nghi_201607.$C$3:.$C$42]) + SUMPRODUCT([Thong_Tin_Ngay_Nghi_201608.$B$3:.$B$45]=[.$B49];[Thong_Tin_Ngay_Nghi_201608.$C$3:.$C$45]) + SUMPRODUCT([Thong_Tin_Ngay_Nghi_201609.$B$3:.$B$52]=[.$B49];[Thong_Tin_Ngay_Nghi_201609.$C$3:.$C$52])" office:value-type="float" office:value="6">
            <text:p>6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4">
            <text:p>4</text:p>
          </table:table-cell>
          <table:table-cell table:number-columns-repeated="2" table:style-name="ce45"/>
          <table:table-cell table:style-name="ce45" table:formula="of:=[.I49]+[.K49] +[.J49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0]);DATE(YEAR([.D50]);12;31);NOW())" office:value-type="date" office:date-value="2016-09-16T08:52:36.59">
            <text:p>09/16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9">
            <text:p>9</text:p>
          </table:table-cell>
          <table:table-cell table:style-name="ce50" table:formula="of:=SUMPRODUCT([Thong_Tin_Ngay_Nghi_201601.$B$3:.$B$34]=[.$B50];[Thong_Tin_Ngay_Nghi_201601.$C$3:.$C$34])+SUMPRODUCT([Thong_Tin_Ngay_Nghi_201602.$B$3:.$B$35]=[.$B50];[Thong_Tin_Ngay_Nghi_201602.$C$3:.$C$35]) + SUMPRODUCT([Thong_Tin_Ngay_Nghi_201603.$B$3:.$B$37]=[.$B50];[Thong_Tin_Ngay_Nghi_201603.$C$3:.$C$37])" office:value-type="float" office:value="0.5">
            <text:p>0.5</text:p>
          </table:table-cell>
          <table:table-cell table:style-name="ce50" table:formula="of:=SUMPRODUCT([Thong_Tin_Ngay_Nghi_201601.$B$3:.$B$34]=[.$B50];[Thong_Tin_Ngay_Nghi_201601.$C$3:.$C$34])+SUMPRODUCT([Thong_Tin_Ngay_Nghi_201602.$B$3:.$B$35]=[.$B50];[Thong_Tin_Ngay_Nghi_201602.$C$3:.$C$35]) + SUMPRODUCT([Thong_Tin_Ngay_Nghi_201603.$B$3:.$B$37]=[.$B50];[Thong_Tin_Ngay_Nghi_201603.$C$3:.$C$37]) + SUMPRODUCT([Thong_Tin_Ngay_Nghi_201604.$B$3:.$B$38]=[.$B50];[Thong_Tin_Ngay_Nghi_201604.$C$3:.$C$38]) + SUMPRODUCT([Thong_Tin_Ngay_Nghi_201605.$B$3:.$B$37]=[.$B50];[Thong_Tin_Ngay_Nghi_201605.$C$3:.$C$37]) + SUMPRODUCT([Thong_Tin_Ngay_Nghi_201606.$B$3:.$B$36]=[.$B50];[Thong_Tin_Ngay_Nghi_201606.$C$3:.$C$36]) + SUMPRODUCT([Thong_Tin_Ngay_Nghi_201607.$B$3:.$B$42]=[.$B50];[Thong_Tin_Ngay_Nghi_201607.$C$3:.$C$42]) + SUMPRODUCT([Thong_Tin_Ngay_Nghi_201608.$B$3:.$B$45]=[.$B50];[Thong_Tin_Ngay_Nghi_201608.$C$3:.$C$45]) + SUMPRODUCT([Thong_Tin_Ngay_Nghi_201609.$B$3:.$B$52]=[.$B50];[Thong_Tin_Ngay_Nghi_201609.$C$3:.$C$52])" office:value-type="float" office:value="5">
            <text:p>5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4.5">
            <text:p>4.5</text:p>
          </table:table-cell>
          <table:table-cell table:number-columns-repeated="2" table:style-name="ce45"/>
          <table:table-cell table:style-name="ce45" table:formula="of:=[.I50]+[.K50] +[.J50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09-16T08:52:36.59">
            <text:p>09/16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9">
            <text:p>9</text:p>
          </table:table-cell>
          <table:table-cell table:style-name="ce50" table:formula="of:=SUMPRODUCT([Thong_Tin_Ngay_Nghi_201601.$B$3:.$B$34]=[.$B51];[Thong_Tin_Ngay_Nghi_201601.$C$3:.$C$34])+SUMPRODUCT([Thong_Tin_Ngay_Nghi_201602.$B$3:.$B$35]=[.$B51];[Thong_Tin_Ngay_Nghi_201602.$C$3:.$C$35]) + SUMPRODUCT([Thong_Tin_Ngay_Nghi_201603.$B$3:.$B$37]=[.$B51];[Thong_Tin_Ngay_Nghi_201603.$C$3:.$C$37])" office:value-type="float" office:value="6.5">
            <text:p>6.5</text:p>
          </table:table-cell>
          <table:table-cell table:style-name="ce50" table:formula="of:=SUMPRODUCT([Thong_Tin_Ngay_Nghi_201601.$B$3:.$B$34]=[.$B51];[Thong_Tin_Ngay_Nghi_201601.$C$3:.$C$34])+SUMPRODUCT([Thong_Tin_Ngay_Nghi_201602.$B$3:.$B$35]=[.$B51];[Thong_Tin_Ngay_Nghi_201602.$C$3:.$C$35]) + SUMPRODUCT([Thong_Tin_Ngay_Nghi_201603.$B$3:.$B$37]=[.$B51];[Thong_Tin_Ngay_Nghi_201603.$C$3:.$C$37]) + SUMPRODUCT([Thong_Tin_Ngay_Nghi_201604.$B$3:.$B$38]=[.$B51];[Thong_Tin_Ngay_Nghi_201604.$C$3:.$C$38]) + SUMPRODUCT([Thong_Tin_Ngay_Nghi_201605.$B$3:.$B$37]=[.$B51];[Thong_Tin_Ngay_Nghi_201605.$C$3:.$C$37]) + SUMPRODUCT([Thong_Tin_Ngay_Nghi_201606.$B$3:.$B$36]=[.$B51];[Thong_Tin_Ngay_Nghi_201606.$C$3:.$C$36]) + SUMPRODUCT([Thong_Tin_Ngay_Nghi_201607.$B$3:.$B$42]=[.$B51];[Thong_Tin_Ngay_Nghi_201607.$C$3:.$C$42]) + SUMPRODUCT([Thong_Tin_Ngay_Nghi_201608.$B$3:.$B$45]=[.$B51];[Thong_Tin_Ngay_Nghi_201608.$C$3:.$C$45]) + SUMPRODUCT([Thong_Tin_Ngay_Nghi_201609.$B$3:.$B$52]=[.$B51];[Thong_Tin_Ngay_Nghi_201609.$C$3:.$C$52])" office:value-type="float" office:value="11.5">
            <text:p>11.5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0.5">
            <text:p>0.5</text:p>
          </table:table-cell>
          <table:table-cell table:number-columns-repeated="2" table:style-name="ce45"/>
          <table:table-cell table:style-name="ce45" table:formula="of:=[.I51]+[.K51] +[.J51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46">
            <text:p>46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2]);DATE(YEAR([.D52]);12;31);NOW())" office:value-type="date" office:date-value="2016-09-16T08:52:36.59">
            <text:p>09/16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9">
            <text:p>9</text:p>
          </table:table-cell>
          <table:table-cell table:style-name="ce50" table:formula="of:=SUMPRODUCT([Thong_Tin_Ngay_Nghi_201601.$B$3:.$B$34]=[.$B52];[Thong_Tin_Ngay_Nghi_201601.$C$3:.$C$34])+SUMPRODUCT([Thong_Tin_Ngay_Nghi_201602.$B$3:.$B$35]=[.$B52];[Thong_Tin_Ngay_Nghi_201602.$C$3:.$C$35]) + SUMPRODUCT([Thong_Tin_Ngay_Nghi_201603.$B$3:.$B$37]=[.$B52];[Thong_Tin_Ngay_Nghi_201603.$C$3:.$C$37])" office:value-type="float" office:value="7">
            <text:p>7</text:p>
          </table:table-cell>
          <table:table-cell table:style-name="ce50" table:formula="of:=SUMPRODUCT([Thong_Tin_Ngay_Nghi_201601.$B$3:.$B$34]=[.$B52];[Thong_Tin_Ngay_Nghi_201601.$C$3:.$C$34])+SUMPRODUCT([Thong_Tin_Ngay_Nghi_201602.$B$3:.$B$35]=[.$B52];[Thong_Tin_Ngay_Nghi_201602.$C$3:.$C$35]) + SUMPRODUCT([Thong_Tin_Ngay_Nghi_201603.$B$3:.$B$37]=[.$B52];[Thong_Tin_Ngay_Nghi_201603.$C$3:.$C$37]) + SUMPRODUCT([Thong_Tin_Ngay_Nghi_201604.$B$3:.$B$38]=[.$B52];[Thong_Tin_Ngay_Nghi_201604.$C$3:.$C$38]) + SUMPRODUCT([Thong_Tin_Ngay_Nghi_201605.$B$3:.$B$37]=[.$B52];[Thong_Tin_Ngay_Nghi_201605.$C$3:.$C$37]) + SUMPRODUCT([Thong_Tin_Ngay_Nghi_201606.$B$3:.$B$36]=[.$B52];[Thong_Tin_Ngay_Nghi_201606.$C$3:.$C$36]) + SUMPRODUCT([Thong_Tin_Ngay_Nghi_201607.$B$3:.$B$42]=[.$B52];[Thong_Tin_Ngay_Nghi_201607.$C$3:.$C$42]) + SUMPRODUCT([Thong_Tin_Ngay_Nghi_201608.$B$3:.$B$45]=[.$B52];[Thong_Tin_Ngay_Nghi_201608.$C$3:.$C$45]) + SUMPRODUCT([Thong_Tin_Ngay_Nghi_201609.$B$3:.$B$52]=[.$B52];[Thong_Tin_Ngay_Nghi_201609.$C$3:.$C$52])" office:value-type="float" office:value="12.5">
            <text:p>12.5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2.5">
            <text:p>2.5</text:p>
          </table:table-cell>
          <table:table-cell table:number-columns-repeated="2" table:style-name="ce45"/>
          <table:table-cell table:style-name="ce45" table:formula="of:=[.I52]+[.K52] +[.J52]" office:value-type="float" office:value="2.5">
            <text:p>2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5in" draw:caption-point-x="-0.2319in" draw:caption-point-y="0.360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9in" draw:caption-point-x="-0.2402in" draw:caption-point-y="0.6102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8in" draw:caption-point-x="-0.2402in" draw:caption-point-y="0.6083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5in" draw:caption-point-x="-0.2335in" draw:caption-point-y="0.2972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7in" draw:caption-point-x="-0.2516in" draw:caption-point-y="0.287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4in" draw:caption-point-x="-0.2402in" draw:caption-point-y="0.6063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8in" draw:caption-point-x="-0.2409in" draw:caption-point-y="0.1606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8in" draw:caption-point-x="-0.2319in" draw:caption-point-y="0.0972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8in" draw:caption-point-x="-0.2319in" draw:caption-point-y="0.0972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in" draw:caption-point-x="-0.2409in" draw:caption-point-y="0.087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8in" draw:caption-point-x="-0.2402in" draw:caption-point-y="0.6083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12in" draw:caption-point-x="-0.2402in" draw:caption-point-y="0.6098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16in" draw:caption-point-x="-0.2402in" draw:caption-point-y="0.6094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16in" draw:caption-point-x="-0.2402in" draw:caption-point-y="0.6094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67in" draw:caption-point-x="-0.2402in" draw:caption-point-y="0.6043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08in" draw:caption-point-x="-0.2402in" draw:caption-point-y="0.6079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76in" draw:caption-point-x="-0.237in" draw:caption-point-y="-0.1232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76in" draw:caption-point-x="-0.2409in" draw:caption-point-y="-0.1232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82in" draw:caption-point-x="-0.239in" draw:caption-point-y="-0.1862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8in" draw:caption-point-x="-0.2319in" draw:caption-point-y="-0.196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82in" draw:caption-point-x="-0.239in" draw:caption-point-y="-0.1862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82in" draw:caption-point-x="-0.2425in" draw:caption-point-y="-0.1862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8in" draw:caption-point-x="-0.2461in" draw:caption-point-y="-0.1969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8in" draw:caption-point-x="-0.2516in" draw:caption-point-y="-0.1969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9in" draw:caption-point-x="-0.2402in" draw:caption-point-y="0.6071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07in" draw:caption-point-x="-0.2335in" draw:caption-point-y="-0.3335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66in" draw:caption-point-x="-0.237in" draw:caption-point-y="-0.5441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9in" draw:caption-point-x="-0.2461in" draw:caption-point-y="-1.122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8in" draw:caption-point-x="-0.2402in" draw:caption-point-y="0.6091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21in" draw:caption-point-x="-0.239in" draw:caption-point-y="-1.2587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4in" draw:caption-point-x="-0.2335in" draw:caption-point-y="-1.3323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31in" draw:caption-point-x="-0.2461in" draw:caption-point-y="-1.6268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4in" draw:caption-point-x="-0.237in" draw:caption-point-y="-1.6898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ongDN</text:p>
          </table:table-cell>
          <table:table-cell table:style-name="ce56" table:formula="of:=SUM([.D25:.AH25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7.7563in" draw:caption-point-x="-0.2319in" draw:caption-point-y="-1.837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7.7563in" draw:caption-point-x="-0.2425in" draw:caption-point-y="-1.837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56" table:formula="of:=SUM([.D26:.AH26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0673in" draw:caption-point-x="-0.2319in" draw:caption-point-y="-1.9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0776in" draw:caption-point-x="-0.2461in" draw:caption-point-y="-1.9102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oiDB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3886in" draw:caption-point-x="-0.239in" draw:caption-point-y="-1.9736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56" table:formula="of:=SUM([.D28:.AH2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56" table:formula="of:=SUM([.D29:.AH2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0311in" draw:caption-point-x="-0.2445in" draw:caption-point-y="-2.1209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56" table:formula="of:=SUM([.D30:.AH30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4154in" draw:caption-point-x="-0.237in" draw:caption-point-y="-2.257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uNA</text:p>
          </table:table-cell>
          <table:table-cell table:style-name="ce56" table:formula="of:=SUM([.D31:.AH31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6626in" draw:caption-point-x="-0.237in" draw:caption-point-y="-2.2571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0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9in" draw:caption-point-x="-0.2402in" draw:caption-point-y="0.375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9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6in" draw:caption-point-x="-0.2402in" draw:caption-point-y="0.6075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4in" draw:caption-point-x="-0.2402in" draw:caption-point-y="0.6047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5in" draw:caption-point-x="-0.2402in" draw:caption-point-y="0.6059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8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8in" draw:caption-point-x="-0.2402in" draw:caption-point-y="0.6102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43in" draw:caption-point-x="-0.2402in" draw:caption-point-y="0.6067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43in" draw:caption-point-x="-0.2402in" draw:caption-point-y="0.6067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7in" draw:caption-point-x="-0.2402in" draw:caption-point-y="0.6043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4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6in" draw:caption-point-x="-0.2402in" draw:caption-point-y="0.6071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9in" draw:caption-point-x="-0.2402in" draw:caption-point-y="0.6094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in" draw:caption-point-x="-0.2402in" draw:caption-point-y="0.6063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7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4in" draw:caption-point-x="-0.2402in" draw:caption-point-y="0.6102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6in" draw:caption-point-x="-0.2402in" draw:caption-point-y="0.6091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6in" draw:caption-point-x="-0.2402in" draw:caption-point-y="0.6091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6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6in" draw:caption-point-x="-0.2402in" draw:caption-point-y="0.6102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1in" draw:caption-point-x="-0.2402in" draw:caption-point-y="0.602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2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03in" draw:caption-point-x="-0.2402in" draw:caption-point-y="0.6098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5in" draw:caption-point-x="-0.2402in" draw:caption-point-y="0.6087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8in" draw:caption-point-x="-0.2402in" draw:caption-point-y="0.6043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in" draw:caption-point-x="-0.2402in" draw:caption-point-y="0.6102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4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6in" draw:caption-point-x="-0.2402in" draw:caption-point-y="0.6035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6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32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4in" draw:caption-point-x="-0.2402in" draw:caption-point-y="0.6071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9in" draw:caption-point-x="-0.2402in" draw:caption-point-y="0.6035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3in" draw:caption-point-x="-0.2402in" draw:caption-point-y="0.6051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13in" draw:caption-point-x="-0.2402in" draw:caption-point-y="0.6098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13in" draw:caption-point-x="-0.2402in" draw:caption-point-y="0.6098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5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4in" draw:caption-point-x="-0.2402in" draw:caption-point-y="0.6063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73in" draw:caption-point-x="-0.2402in" draw:caption-point-y="0.609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73in" draw:caption-point-x="-0.2402in" draw:caption-point-y="0.609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8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701in" draw:caption-point-x="-0.2402in" draw:caption-point-y="0.6016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1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5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571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5579in" draw:caption-point-x="-0.2402in" draw:caption-point-y="0.6094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5602in" draw:caption-point-x="-0.2402in" draw:caption-point-y="0.6071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8063in" draw:caption-point-x="-0.2402in" draw:caption-point-y="0.6087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24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18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etBA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5476in" draw:caption-point-x="-0.2402in" draw:caption-point-y="0.6102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nhP</text:p>
          </table:table-cell>
          <table:table-cell table:style-name="ce71" table:formula="of:=SUM([.D31:.AF31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5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53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8547in" draw:caption-point-x="-0.2402in" draw:caption-point-y="0.550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uNA</text:p>
          </table:table-cell>
          <table:table-cell table:style-name="ce71" table:formula="of:=SUM([.D32:.AF3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29in" draw:caption-point-x="-0.2402in" draw:caption-point-y="0.610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9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in" draw:caption-point-x="-0.2402in" draw:caption-point-y="0.618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43in" draw:caption-point-x="-0.2402in" draw:caption-point-y="0.6138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59in" draw:caption-point-x="-0.2402in" draw:caption-point-y="0.6122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22in" draw:caption-point-x="-0.2402in" draw:caption-point-y="0.6059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72in" draw:caption-point-x="-0.2402in" draw:caption-point-y="0.618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63in" draw:caption-point-x="-0.2402in" draw:caption-point-y="0.6094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57in" draw:caption-point-x="-0.2402in" draw:caption-point-y="0.6177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16in" draw:caption-point-x="-0.2402in" draw:caption-point-y="0.6118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25in" draw:caption-point-x="-0.2402in" draw:caption-point-y="0.618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1in" draw:caption-point-x="-0.2402in" draw:caption-point-y="0.6169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53in" draw:caption-point-x="-0.2402in" draw:caption-point-y="0.6157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57in" draw:caption-point-x="-0.2402in" draw:caption-point-y="0.615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47in" draw:caption-point-x="-0.2402in" draw:caption-point-y="0.5563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92in" draw:caption-point-x="-0.2402in" draw:caption-point-y="0.6118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75in" draw:caption-point-x="-0.2402in" draw:caption-point-y="0.603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29in" draw:caption-point-x="-0.2402in" draw:caption-point-y="0.6157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54in" draw:caption-point-x="-0.2402in" draw:caption-point-y="0.6189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13in" draw:caption-point-x="-0.2402in" draw:caption-point-y="0.613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29in" draw:caption-point-x="-0.2402in" draw:caption-point-y="0.6091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07in" draw:caption-point-x="-0.2402in" draw:caption-point-y="0.6189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39in" draw:caption-point-x="-0.2402in" draw:caption-point-y="0.6157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78in" draw:caption-point-x="-0.2402in" draw:caption-point-y="0.6118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76in" draw:caption-point-x="-0.2402in" draw:caption-point-y="0.6173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in" draw:caption-point-x="-0.2402in" draw:caption-point-y="0.6169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1in" draw:caption-point-x="-0.2402in" draw:caption-point-y="0.6157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1in" draw:caption-point-x="-0.2402in" draw:caption-point-y="0.6118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54in" draw:caption-point-x="-0.2402in" draw:caption-point-y="0.6094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82in" draw:caption-point-x="-0.2402in" draw:caption-point-y="0.6067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03in" draw:caption-point-x="-0.2402in" draw:caption-point-y="0.6122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1in" draw:caption-point-x="-0.2402in" draw:caption-point-y="0.6094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83in" draw:caption-point-x="-0.2402in" draw:caption-point-y="0.6118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05in" draw:caption-point-x="-0.2402in" draw:caption-point-y="0.615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97in" draw:caption-point-x="-0.2402in" draw:caption-point-y="0.6138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13in" draw:caption-point-x="-0.2402in" draw:caption-point-y="0.6122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56in" draw:caption-point-x="-0.2402in" draw:caption-point-y="0.6079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38in" draw:caption-point-x="-0.2402in" draw:caption-point-y="0.6173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09in" draw:caption-point-x="-0.2402in" draw:caption-point-y="0.6102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701in" draw:caption-point-x="-0.2402in" draw:caption-point-y="0.611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13in" draw:caption-point-x="-0.2402in" draw:caption-point-y="0.6098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48in" draw:caption-point-x="-0.2402in" draw:caption-point-y="0.6063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09in" draw:caption-point-x="-0.2402in" draw:caption-point-y="0.6079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46in" draw:caption-point-x="-0.2402in" draw:caption-point-y="0.6118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63in" draw:caption-point-x="-0.2402in" draw:caption-point-y="0.6154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24in" draw:caption-point-x="-0.2402in" draw:caption-point-y="0.6169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63in" draw:caption-point-x="-0.2402in" draw:caption-point-y="0.613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75in" draw:caption-point-x="-0.2402in" draw:caption-point-y="0.6118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2in" draw:caption-point-x="-0.2402in" draw:caption-point-y="0.6154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22in" draw:caption-point-x="-0.2402in" draw:caption-point-y="0.6051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28in" draw:caption-point-x="-0.2402in" draw:caption-point-y="0.6122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5.8051in" draw:caption-point-x="-0.2402in" draw:caption-point-y="0.6098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84" table:formula="of:=SUM([.D28:.AH28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0441in" draw:caption-point-x="-0.2402in" draw:caption-point-y="0.618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0469in" draw:caption-point-x="-0.2402in" draw:caption-point-y="0.6157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048in" draw:caption-point-x="-0.2402in" draw:caption-point-y="0.6146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04in" draw:caption-point-x="-0.2402in" draw:caption-point-y="0.6122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0531in" draw:caption-point-x="-0.2402in" draw:caption-point-y="0.6094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2933in" draw:caption-point-x="-0.2402in" draw:caption-point-y="0.6169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2965in" draw:caption-point-x="-0.2402in" draw:caption-point-y="0.6138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3043in" draw:caption-point-x="-0.2402in" draw:caption-point-y="0.6059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84" table:formula="of:=SUM([.D30:.AH30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5382in" draw:caption-point-x="-0.2402in" draw:caption-point-y="0.6197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in" draw:caption-point-x="-0.2402in" draw:caption-point-y="0.6059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84" table:formula="of:=SUM([.D31:.AH3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7996in" draw:caption-point-x="-0.2402in" draw:caption-point-y="0.6059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84" table:formula="of:=SUM([.D32:.AH3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0445in" draw:caption-point-x="-0.2402in" draw:caption-point-y="0.6087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84" table:formula="of:=SUM([.D33:.AH33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2929in" draw:caption-point-x="-0.2402in" draw:caption-point-y="0.6079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16in" draw:caption-point-x="-0.2402in" draw:caption-point-y="0.6165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18in" draw:caption-point-x="-0.2402in" draw:caption-point-y="0.606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in" draw:caption-point-x="-0.2402in" draw:caption-point-y="0.6051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28in" draw:caption-point-x="-0.2402in" draw:caption-point-y="0.613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47in" draw:caption-point-x="-0.2402in" draw:caption-point-y="0.611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28in" draw:caption-point-x="-0.2402in" draw:caption-point-y="0.613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69in" draw:caption-point-x="-0.2402in" draw:caption-point-y="0.548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65in" draw:caption-point-x="-0.2402in" draw:caption-point-y="0.6169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69in" draw:caption-point-x="-0.2402in" draw:caption-point-y="0.6165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67in" draw:caption-point-x="-0.2402in" draw:caption-point-y="0.6067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75in" draw:caption-point-x="-0.2402in" draw:caption-point-y="0.6059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45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57in" draw:caption-point-x="-0.2402in" draw:caption-point-y="0.6154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57in" draw:caption-point-x="-0.2402in" draw:caption-point-y="0.615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39in" draw:caption-point-x="-0.2402in" draw:caption-point-y="0.607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57in" draw:caption-point-x="-0.2402in" draw:caption-point-y="0.6154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1in" draw:caption-point-x="-0.2402in" draw:caption-point-y="0.6039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1in" draw:caption-point-x="-0.2402in" draw:caption-point-y="0.616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65in" draw:caption-point-x="-0.2402in" draw:caption-point-y="0.6122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1in" draw:caption-point-x="-0.2402in" draw:caption-point-y="0.616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12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13in" draw:caption-point-x="-0.2402in" draw:caption-point-y="0.6154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04in" draw:caption-point-x="-0.2402in" draw:caption-point-y="0.6063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54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98in" draw:caption-point-x="-0.2402in" draw:caption-point-y="0.612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98in" draw:caption-point-x="-0.2402in" draw:caption-point-y="0.612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57in" draw:caption-point-x="-0.2402in" draw:caption-point-y="0.606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06in" draw:caption-point-x="-0.2402in" draw:caption-point-y="0.609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95in" draw:caption-point-x="-0.2402in" draw:caption-point-y="0.613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46in" draw:caption-point-x="-0.2402in" draw:caption-point-y="0.6079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54in" draw:caption-point-x="-0.2402in" draw:caption-point-y="0.607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66in" draw:caption-point-x="-0.2402in" draw:caption-point-y="0.6059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74in" draw:caption-point-x="-0.2402in" draw:caption-point-y="0.605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1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in" draw:caption-point-x="-0.2402in" draw:caption-point-y="0.6031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83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97in" draw:caption-point-x="-0.2402in" draw:caption-point-y="0.6138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97in" draw:caption-point-x="-0.2402in" draw:caption-point-y="0.6114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36in" draw:caption-point-x="-0.2402in" draw:caption-point-y="0.6075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17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94in" draw:caption-point-x="-0.2402in" draw:caption-point-y="0.6169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602in" draw:caption-point-x="-0.2402in" draw:caption-point-y="0.616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83in" draw:caption-point-x="-0.2402in" draw:caption-point-y="0.615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83in" draw:caption-point-x="-0.2402in" draw:caption-point-y="0.615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94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94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35in" draw:caption-point-x="-0.2402in" draw:caption-point-y="0.6157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504in" draw:caption-point-x="-0.2402in" draw:caption-point-y="0.6169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43in" draw:caption-point-x="-0.2402in" draw:caption-point-y="0.613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14in" draw:caption-point-x="-0.2402in" draw:caption-point-y="0.6059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5.7984in" draw:caption-point-x="-0.2402in" draw:caption-point-y="0.616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5.8028in" draw:caption-point-x="-0.2402in" draw:caption-point-y="0.6122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5.8039in" draw:caption-point-x="-0.2402in" draw:caption-point-y="0.611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5.8028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8028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5.8079in" draw:caption-point-x="-0.2402in" draw:caption-point-y="0.6071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5.8098in" draw:caption-point-x="-0.2402in" draw:caption-point-y="0.605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0457in" draw:caption-point-x="-0.2402in" draw:caption-point-y="0.6169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0539in" draw:caption-point-x="-0.2402in" draw:caption-point-y="0.6087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0543in" draw:caption-point-x="-0.2402in" draw:caption-point-y="0.6083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1138in" draw:caption-point-x="-0.2402in" draw:caption-point-y="0.548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2937in" draw:caption-point-x="-0.2402in" draw:caption-point-y="0.6165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2984in" draw:caption-point-x="-0.2402in" draw:caption-point-y="0.6118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3031in" draw:caption-point-x="-0.2402in" draw:caption-point-y="0.6071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039in" draw:caption-point-x="-0.2402in" draw:caption-point-y="0.606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51in" draw:caption-point-x="-0.2402in" draw:caption-point-y="0.6051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5417in" draw:caption-point-x="-0.2402in" draw:caption-point-y="0.6161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5457in" draw:caption-point-x="-0.2402in" draw:caption-point-y="0.612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7984in" draw:caption-point-x="-0.2402in" draw:caption-point-y="0.607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97" table:formula="of:=SUM([.D33:.AG33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2957in" draw:caption-point-x="-0.2402in" draw:caption-point-y="0.6051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12in" draw:caption-point-x="-0.2402in" draw:caption-point-y="0.6169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in" draw:caption-point-x="-0.2402in" draw:caption-point-y="0.616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28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75in" draw:caption-point-x="-0.2402in" draw:caption-point-y="0.6106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84in" draw:caption-point-x="-0.2402in" draw:caption-point-y="0.6173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96in" draw:caption-point-x="-0.2402in" draw:caption-point-y="0.6161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92in" draw:caption-point-x="-0.2402in" draw:caption-point-y="0.6165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in" draw:caption-point-x="-0.2402in" draw:caption-point-y="0.613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22in" draw:caption-point-x="-0.2402in" draw:caption-point-y="0.6035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02in" draw:caption-point-x="-0.2402in" draw:caption-point-y="0.6031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45in" draw:caption-point-x="-0.2402in" draw:caption-point-y="0.6165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57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72in" draw:caption-point-x="-0.2402in" draw:caption-point-y="0.6138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37in" draw:caption-point-x="-0.2402in" draw:caption-point-y="0.615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1in" draw:caption-point-x="-0.2402in" draw:caption-point-y="0.6146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12in" draw:caption-point-x="-0.2402in" draw:caption-point-y="0.6055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06in" draw:caption-point-x="-0.2402in" draw:caption-point-y="0.6138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92in" draw:caption-point-x="-0.2402in" draw:caption-point-y="0.6051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58in" draw:caption-point-x="-0.2402in" draw:caption-point-y="0.616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66in" draw:caption-point-x="-0.2402in" draw:caption-point-y="0.6154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13in" draw:caption-point-x="-0.2402in" draw:caption-point-y="0.610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57in" draw:caption-point-x="-0.2402in" draw:caption-point-y="0.606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19in" draw:caption-point-x="-0.2402in" draw:caption-point-y="0.6177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35in" draw:caption-point-x="-0.2402in" draw:caption-point-y="0.6161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43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in" draw:caption-point-x="-0.2402in" draw:caption-point-y="0.6146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in" draw:caption-point-x="-0.2402in" draw:caption-point-y="0.6126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25in" draw:caption-point-x="-0.2402in" draw:caption-point-y="0.6071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49in" draw:caption-point-x="-0.2402in" draw:caption-point-y="0.6047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72in" draw:caption-point-x="-0.2402in" draw:caption-point-y="0.6177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in" draw:caption-point-x="-0.2402in" draw:caption-point-y="0.6169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1in" draw:caption-point-x="-0.2402in" draw:caption-point-y="0.6118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35in" draw:caption-point-x="-0.2402in" draw:caption-point-y="0.6114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64in" draw:caption-point-x="-0.2402in" draw:caption-point-y="0.6161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72in" draw:caption-point-x="-0.2402in" draw:caption-point-y="0.615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74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78in" draw:caption-point-x="-0.2402in" draw:caption-point-y="0.6047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98in" draw:caption-point-x="-0.2402in" draw:caption-point-y="0.602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in" draw:caption-point-x="-0.2402in" draw:caption-point-y="0.6122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68in" draw:caption-point-x="-0.2402in" draw:caption-point-y="0.6114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56in" draw:caption-point-x="-0.2402in" draw:caption-point-y="0.6102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1in" draw:caption-point-x="-0.2402in" draw:caption-point-y="0.6047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81in" draw:caption-point-x="-0.2402in" draw:caption-point-y="0.6154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303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73in" draw:caption-point-x="-0.2402in" draw:caption-point-y="0.6138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46in" draw:caption-point-x="-0.2402in" draw:caption-point-y="0.616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56in" draw:caption-point-x="-0.2402in" draw:caption-point-y="0.6055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14in" draw:caption-point-x="-0.2402in" draw:caption-point-y="0.617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13in" draw:caption-point-x="-0.2402in" draw:caption-point-y="0.6075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36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56in" draw:caption-point-x="-0.2402in" draw:caption-point-y="0.6031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67in" draw:caption-point-x="-0.2402in" draw:caption-point-y="0.61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65in" draw:caption-point-x="-0.2402in" draw:caption-point-y="0.6051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67in" draw:caption-point-x="-0.2402in" draw:caption-point-y="0.615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85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7972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49in" draw:caption-point-x="-0.2402in" draw:caption-point-y="0.617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65in" draw:caption-point-x="-0.2402in" draw:caption-point-y="0.6161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0461in" draw:caption-point-x="-0.2402in" draw:caption-point-y="0.616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0531in" draw:caption-point-x="-0.2402in" draw:caption-point-y="0.609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110" table:formula="of:=SUM([.D29:.AH2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2949in" draw:caption-point-x="-0.2402in" draw:caption-point-y="0.6154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2957in" draw:caption-point-x="-0.2402in" draw:caption-point-y="0.6146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2988in" draw:caption-point-x="-0.2402in" draw:caption-point-y="0.6114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3008in" draw:caption-point-x="-0.2402in" draw:caption-point-y="0.6094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51in" draw:caption-point-x="-0.2402in" draw:caption-point-y="0.6051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3075in" draw:caption-point-x="-0.2402in" draw:caption-point-y="0.6028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10" table:formula="of:=SUM([.D30:.AH30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5417in" draw:caption-point-x="-0.2402in" draw:caption-point-y="0.6161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3in" draw:caption-point-x="-0.2402in" draw:caption-point-y="0.6146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5433in" draw:caption-point-x="-0.2402in" draw:caption-point-y="0.6146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5472in" draw:caption-point-x="-0.2402in" draw:caption-point-y="0.6106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5476in" draw:caption-point-x="-0.2402in" draw:caption-point-y="0.610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5476in" draw:caption-point-x="-0.2402in" draw:caption-point-y="0.610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5516in" draw:caption-point-x="-0.2402in" draw:caption-point-y="0.6063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5528in" draw:caption-point-x="-0.2402in" draw:caption-point-y="0.605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5528in" draw:caption-point-x="-0.2402in" draw:caption-point-y="0.605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10" table:formula="of:=SUM([.D31:.AH3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7941in" draw:caption-point-x="-0.2402in" draw:caption-point-y="0.6114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7961in" draw:caption-point-x="-0.2402in" draw:caption-point-y="0.609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8004in" draw:caption-point-x="-0.2402in" draw:caption-point-y="0.605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8024in" draw:caption-point-x="-0.2402in" draw:caption-point-y="0.603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10" table:formula="of:=SUM([.D32:.AH3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110" table:formula="of:=SUM([.D33:.AH3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2929in" draw:caption-point-x="-0.2402in" draw:caption-point-y="0.6079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43in" draw:caption-point-x="-0.2402in" draw:caption-point-y="0.6138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67in" draw:caption-point-x="-0.2402in" draw:caption-point-y="0.6114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87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1in" draw:caption-point-x="-0.2402in" draw:caption-point-y="0.6071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42in" draw:caption-point-x="-0.2402in" draw:caption-point-y="0.6039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24in" draw:caption-point-x="-0.2402in" draw:caption-point-y="0.5457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77in" draw:caption-point-x="-0.2402in" draw:caption-point-y="0.6004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81in" draw:caption-point-x="-0.2402in" draw:caption-point-y="0.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39in" draw:caption-point-x="-0.2402in" draw:caption-point-y="0.6118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47in" draw:caption-point-x="-0.2402in" draw:caption-point-y="0.611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63in" draw:caption-point-x="-0.2402in" draw:caption-point-y="0.6094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22in" draw:caption-point-x="-0.2402in" draw:caption-point-y="0.6035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26in" draw:caption-point-x="-0.2402in" draw:caption-point-y="0.603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54in" draw:caption-point-x="-0.2402in" draw:caption-point-y="0.600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57in" draw:caption-point-x="-0.2402in" draw:caption-point-y="0.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96in" draw:caption-point-x="-0.2402in" draw:caption-point-y="0.6138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75in" draw:caption-point-x="-0.2402in" draw:caption-point-y="0.605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65in" draw:caption-point-x="-0.2402in" draw:caption-point-y="0.6146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92in" draw:caption-point-x="-0.2402in" draw:caption-point-y="0.6118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96in" draw:caption-point-x="-0.2402in" draw:caption-point-y="0.6114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16in" draw:caption-point-x="-0.2402in" draw:caption-point-y="0.6094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1in" draw:caption-point-x="-0.2402in" draw:caption-point-y="0.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49in" draw:caption-point-x="-0.2402in" draw:caption-point-y="0.6138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2in" draw:caption-point-x="-0.2402in" draw:caption-point-y="0.6067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75in" draw:caption-point-x="-0.2402in" draw:caption-point-y="0.6012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29in" draw:caption-point-x="-0.2402in" draw:caption-point-y="0.6138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72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47in" draw:caption-point-x="-0.2402in" draw:caption-point-y="0.602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69in" draw:caption-point-x="-0.2402in" draw:caption-point-y="0.6051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54in" draw:caption-point-x="-0.2402in" draw:caption-point-y="0.6142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78in" draw:caption-point-x="-0.2402in" draw:caption-point-y="0.6118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82in" draw:caption-point-x="-0.2402in" draw:caption-point-y="0.6114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86in" draw:caption-point-x="-0.2402in" draw:caption-point-y="0.611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02in" draw:caption-point-x="-0.2402in" draw:caption-point-y="0.6094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17in" draw:caption-point-x="-0.2402in" draw:caption-point-y="0.6079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61in" draw:caption-point-x="-0.2402in" draw:caption-point-y="0.6035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04in" draw:caption-point-x="-0.2402in" draw:caption-point-y="0.5992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23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35in" draw:caption-point-x="-0.2402in" draw:caption-point-y="0.6114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54in" draw:caption-point-x="-0.2402in" draw:caption-point-y="0.609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54in" draw:caption-point-x="-0.2402in" draw:caption-point-y="0.6094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17in" draw:caption-point-x="-0.2402in" draw:caption-point-y="0.6031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29in" draw:caption-point-x="-0.2402in" draw:caption-point-y="0.602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41in" draw:caption-point-x="-0.2402in" draw:caption-point-y="0.6008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53in" draw:caption-point-x="-0.2402in" draw:caption-point-y="0.5996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83in" draw:caption-point-x="-0.2402in" draw:caption-point-y="0.6142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11in" draw:caption-point-x="-0.2402in" draw:caption-point-y="0.6114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7in" draw:caption-point-x="-0.2402in" draw:caption-point-y="0.6055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315in" draw:caption-point-x="-0.2402in" draw:caption-point-y="0.6067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39in" draw:caption-point-x="-0.2402in" draw:caption-point-y="0.602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19in" draw:caption-point-x="-0.2402in" draw:caption-point-y="0.6016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69in" draw:caption-point-x="-0.2402in" draw:caption-point-y="0.6142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85in" draw:caption-point-x="-0.2402in" draw:caption-point-y="0.612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36in" draw:caption-point-x="-0.2402in" draw:caption-point-y="0.6075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72in" draw:caption-point-x="-0.2402in" draw:caption-point-y="0.6039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46in" draw:caption-point-x="-0.2402in" draw:caption-point-y="0.6094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77in" draw:caption-point-x="-0.2402in" draw:caption-point-y="0.6063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93in" draw:caption-point-x="-0.2402in" draw:caption-point-y="0.6047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201in" draw:caption-point-x="-0.2402in" draw:caption-point-y="0.6039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3in" draw:caption-point-x="-0.2402in" draw:caption-point-y="0.6087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91in" draw:caption-point-x="-0.2402in" draw:caption-point-y="0.6102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47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79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69in" draw:caption-point-x="-0.2402in" draw:caption-point-y="0.6004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39in" draw:caption-point-x="-0.2402in" draw:caption-point-y="0.61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55in" draw:caption-point-x="-0.2402in" draw:caption-point-y="0.6094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43in" draw:caption-point-x="-0.2402in" draw:caption-point-y="0.6083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94in" draw:caption-point-x="-0.2402in" draw:caption-point-y="0.6031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123" table:formula="of:=SUM([.D29:.AG2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76in" draw:caption-point-x="-0.2402in" draw:caption-point-y="0.612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84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3008in" draw:caption-point-x="-0.2402in" draw:caption-point-y="0.6094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3035in" draw:caption-point-x="-0.2402in" draw:caption-point-y="0.6067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3047in" draw:caption-point-x="-0.2402in" draw:caption-point-y="0.6055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3067in" draw:caption-point-x="-0.2402in" draw:caption-point-y="0.6035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83in" draw:caption-point-x="-0.2402in" draw:caption-point-y="0.602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3098in" draw:caption-point-x="-0.2402in" draw:caption-point-y="0.6004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102in" draw:caption-point-x="-0.2402in" draw:caption-point-y="0.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23" table:formula="of:=SUM([.D30:.AG30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5437in" draw:caption-point-x="-0.2402in" draw:caption-point-y="0.6142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5437in" draw:caption-point-x="-0.2402in" draw:caption-point-y="0.6142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53in" draw:caption-point-x="-0.2402in" draw:caption-point-y="0.612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5461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5465in" draw:caption-point-x="-0.2402in" draw:caption-point-y="0.6114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5469in" draw:caption-point-x="-0.2402in" draw:caption-point-y="0.611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5484in" draw:caption-point-x="-0.2402in" draw:caption-point-y="0.6094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5488in" draw:caption-point-x="-0.2402in" draw:caption-point-y="0.6091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5528in" draw:caption-point-x="-0.2402in" draw:caption-point-y="0.605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5559in" draw:caption-point-x="-0.2402in" draw:caption-point-y="0.60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5528in" draw:caption-point-x="-0.2402in" draw:caption-point-y="0.6051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5579in" draw:caption-point-x="-0.2402in" draw:caption-point-y="0.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123" table:formula="of:=SUM([.D31:.AG31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6.7913in" draw:caption-point-x="-0.2402in" draw:caption-point-y="0.6142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6.7929in" draw:caption-point-x="-0.2402in" draw:caption-point-y="0.6126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37in" draw:caption-point-x="-0.2402in" draw:caption-point-y="0.6118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61in" draw:caption-point-x="-0.2402in" draw:caption-point-y="0.6094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8in" draw:caption-point-x="-0.2402in" draw:caption-point-y="0.6067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6.8004in" draw:caption-point-x="-0.2402in" draw:caption-point-y="0.6051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6.8024in" draw:caption-point-x="-0.2402in" draw:caption-point-y="0.6031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55in" draw:caption-point-x="-0.2402in" draw:caption-point-y="0.6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05in" draw:caption-point-x="-0.2402in" draw:caption-point-y="0.6031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23" table:formula="of:=SUM([.D33:.AG3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2898in" draw:caption-point-x="-0.2402in" draw:caption-point-y="0.61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7.2913in" draw:caption-point-x="-0.2402in" draw:caption-point-y="0.6094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2913in" draw:caption-point-x="-0.2402in" draw:caption-point-y="0.6094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2949in" draw:caption-point-x="-0.2402in" draw:caption-point-y="0.6059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2988in" draw:caption-point-x="-0.2402in" draw:caption-point-y="0.602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3004in" draw:caption-point-x="-0.2402in" draw:caption-point-y="0.6004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23" table:formula="of:=SUM([.D34:.AG34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539in" draw:caption-point-x="-0.2402in" draw:caption-point-y="0.6094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123" table:formula="of:=SUM([.D35:.AG3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71in" draw:caption-point-x="-0.2402in" draw:caption-point-y="0.611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75in" draw:caption-point-x="-0.2402in" draw:caption-point-y="0.6106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26in" draw:caption-point-x="-0.2402in" draw:caption-point-y="0.6055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34in" draw:caption-point-x="-0.2402in" draw:caption-point-y="0.6047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5in" draw:caption-point-x="-0.2402in" draw:caption-point-y="0.6031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54in" draw:caption-point-x="-0.2402in" draw:caption-point-y="0.6028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85in" draw:caption-point-x="-0.2402in" draw:caption-point-y="0.5996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31in" draw:caption-point-x="-0.2402in" draw:caption-point-y="0.6126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75in" draw:caption-point-x="-0.2402in" draw:caption-point-y="0.6083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1in" draw:caption-point-x="-0.2402in" draw:caption-point-y="0.6047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69in" draw:caption-point-x="-0.2402in" draw:caption-point-y="0.598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96in" draw:caption-point-x="-0.2402in" draw:caption-point-y="0.6138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72in" draw:caption-point-x="-0.2402in" draw:caption-point-y="0.6138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04in" draw:caption-point-x="-0.2402in" draw:caption-point-y="0.6106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75in" draw:caption-point-x="-0.2402in" draw:caption-point-y="0.6035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94in" draw:caption-point-x="-0.2402in" draw:caption-point-y="0.601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22in" draw:caption-point-x="-0.2402in" draw:caption-point-y="0.598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71in" draw:caption-point-x="-0.2402in" draw:caption-point-y="0.6016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98in" draw:caption-point-x="-0.2402in" draw:caption-point-y="0.598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84in" draw:caption-point-x="-0.2402in" draw:caption-point-y="0.6083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28in" draw:caption-point-x="-0.2402in" draw:caption-point-y="0.6039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25in" draw:caption-point-x="-0.2402in" draw:caption-point-y="0.614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25in" draw:caption-point-x="-0.2402in" draw:caption-point-y="0.614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25in" draw:caption-point-x="-0.2402in" draw:caption-point-y="0.614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25in" draw:caption-point-x="-0.2402in" draw:caption-point-y="0.614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96in" draw:caption-point-x="-0.2402in" draw:caption-point-y="0.6047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04in" draw:caption-point-x="-0.2402in" draw:caption-point-y="0.601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04in" draw:caption-point-x="-0.2402in" draw:caption-point-y="0.601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24in" draw:caption-point-x="-0.2402in" draw:caption-point-y="0.5996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62in" draw:caption-point-x="-0.2402in" draw:caption-point-y="0.6134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62in" draw:caption-point-x="-0.2402in" draw:caption-point-y="0.6134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94in" draw:caption-point-x="-0.2402in" draw:caption-point-y="0.6102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86in" draw:caption-point-x="-0.2402in" draw:caption-point-y="0.611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06in" draw:caption-point-x="-0.2402in" draw:caption-point-y="0.6091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06in" draw:caption-point-x="-0.2402in" draw:caption-point-y="0.6091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46in" draw:caption-point-x="-0.2402in" draw:caption-point-y="0.6102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61in" draw:caption-point-x="-0.2402in" draw:caption-point-y="0.5988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07in" draw:caption-point-x="-0.2402in" draw:caption-point-y="0.6118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35in" draw:caption-point-x="-0.2402in" draw:caption-point-y="0.6091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35in" draw:caption-point-x="-0.2402in" draw:caption-point-y="0.6091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94in" draw:caption-point-x="-0.2402in" draw:caption-point-y="0.6031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29in" draw:caption-point-x="-0.2402in" draw:caption-point-y="0.5996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37in" draw:caption-point-x="-0.2402in" draw:caption-point-y="0.598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66in" draw:caption-point-x="-0.2402in" draw:caption-point-y="0.6035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35in" draw:caption-point-x="-0.2402in" draw:caption-point-y="0.6047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95in" draw:caption-point-x="-0.2402in" draw:caption-point-y="0.6063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19in" draw:caption-point-x="-0.2402in" draw:caption-point-y="0.6039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311in" draw:caption-point-x="-0.2402in" draw:caption-point-y="0.6024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73in" draw:caption-point-x="-0.2402in" draw:caption-point-y="0.6138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89in" draw:caption-point-x="-0.2402in" draw:caption-point-y="0.6122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69in" draw:caption-point-x="-0.2402in" draw:caption-point-y="0.614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69in" draw:caption-point-x="-0.2402in" draw:caption-point-y="0.614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69in" draw:caption-point-x="-0.2402in" draw:caption-point-y="0.614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76in" draw:caption-point-x="-0.2402in" draw:caption-point-y="0.6035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5in" draw:caption-point-x="-0.2402in" draw:caption-point-y="0.6138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93in" draw:caption-point-x="-0.2402in" draw:caption-point-y="0.6094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83in" draw:caption-point-x="-0.2402in" draw:caption-point-y="0.6091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0504in" draw:caption-point-x="-0.2402in" draw:caption-point-y="0.612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052in" draw:caption-point-x="-0.2402in" draw:caption-point-y="0.6106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0559in" draw:caption-point-x="-0.2402in" draw:caption-point-y="0.6067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0563in" draw:caption-point-x="-0.2402in" draw:caption-point-y="0.6063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0602in" draw:caption-point-x="-0.2402in" draw:caption-point-y="0.6024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0646in" draw:caption-point-x="-0.2402in" draw:caption-point-y="0.598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3in" draw:caption-point-x="-0.2402in" draw:caption-point-y="0.6102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5555in" draw:caption-point-x="-0.2402in" draw:caption-point-y="0.6024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ongDN</text:p>
          </table:table-cell>
          <table:table-cell table:style-name="ce136" table:formula="of:=SUM([.D31:.AH31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7917in" draw:caption-point-x="-0.2402in" draw:caption-point-y="0.6138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6.802in" draw:caption-point-x="-0.2402in" draw:caption-point-y="0.6035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802in" draw:caption-point-x="-0.2402in" draw:caption-point-y="0.6035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6.802in" draw:caption-point-x="-0.2402in" draw:caption-point-y="0.6035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6.802in" draw:caption-point-x="-0.2402in" draw:caption-point-y="0.6035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8008in" draw:caption-point-x="-0.2402in" draw:caption-point-y="0.6047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8039in" draw:caption-point-x="-0.2402in" draw:caption-point-y="0.6016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8043in" draw:caption-point-x="-0.2402in" draw:caption-point-y="0.6012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6.802in" draw:caption-point-x="-0.2402in" draw:caption-point-y="0.6035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6.802in" draw:caption-point-x="-0.2402in" draw:caption-point-y="0.6035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6.802in" draw:caption-point-x="-0.2402in" draw:caption-point-y="0.6035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uyLTT</text:p>
          </table:table-cell>
          <table:table-cell table:style-name="ce136" table:formula="of:=SUM([.D32:.AH32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0394in" draw:caption-point-x="-0.2402in" draw:caption-point-y="0.6138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0409in" draw:caption-point-x="-0.2402in" draw:caption-point-y="0.6122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0433in" draw:caption-point-x="-0.2402in" draw:caption-point-y="0.6098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0453in" draw:caption-point-x="-0.2402in" draw:caption-point-y="0.6079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0484in" draw:caption-point-x="-0.2402in" draw:caption-point-y="0.6047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05in" draw:caption-point-x="-0.2402in" draw:caption-point-y="0.6031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0516in" draw:caption-point-x="-0.2402in" draw:caption-point-y="0.601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0524in" draw:caption-point-x="-0.2402in" draw:caption-point-y="0.6008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oiDB</text:p>
          </table:table-cell>
          <table:table-cell table:style-name="ce136" table:formula="of:=SUM([.D33:.AH3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7.2886in" draw:caption-point-x="-0.2402in" draw:caption-point-y="0.6122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886in" draw:caption-point-x="-0.2402in" draw:caption-point-y="0.6122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7.2976in" draw:caption-point-x="-0.2402in" draw:caption-point-y="0.6031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7.2976in" draw:caption-point-x="-0.2402in" draw:caption-point-y="0.6031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7.2976in" draw:caption-point-x="-0.2402in" draw:caption-point-y="0.6031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2976in" draw:caption-point-x="-0.2402in" draw:caption-point-y="0.6031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2992in" draw:caption-point-x="-0.2402in" draw:caption-point-y="0.6016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7.302in" draw:caption-point-x="-0.2402in" draw:caption-point-y="0.5988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ruyenLVC</text:p>
          </table:table-cell>
          <table:table-cell table:style-name="ce136" table:formula="of:=SUM([.D34:.AH3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136" table:formula="of:=SUM([.D35:.AH35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7827in" draw:caption-point-x="-0.2402in" draw:caption-point-y="0.6138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7843in" draw:caption-point-x="-0.2402in" draw:caption-point-y="0.612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7862in" draw:caption-point-x="-0.2402in" draw:caption-point-y="0.6102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7862in" draw:caption-point-x="-0.2402in" draw:caption-point-y="0.6102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7902in" draw:caption-point-x="-0.2402in" draw:caption-point-y="0.6063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7906in" draw:caption-point-x="-0.2402in" draw:caption-point-y="0.6059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7941in" draw:caption-point-x="-0.2402in" draw:caption-point-y="0.6024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7969in" draw:caption-point-x="-0.2402in" draw:caption-point-y="0.5996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7976in" draw:caption-point-x="-0.2402in" draw:caption-point-y="0.5988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7969in" draw:caption-point-x="-0.2402in" draw:caption-point-y="0.5996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136" table:formula="of:=SUM([.D36:.AH36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8.0453in" draw:caption-point-x="-0.2402in" draw:caption-point-y="0.5988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136" table:formula="of:=SUM([.D37:.AH37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8.2795in" draw:caption-point-x="-0.2402in" draw:caption-point-y="0.612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8.2795in" draw:caption-point-x="-0.2402in" draw:caption-point-y="0.612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79in" draw:caption-point-x="-0.2402in" draw:caption-point-y="0.6102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83in" draw:caption-point-x="-0.2402in" draw:caption-point-y="0.6098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87in" draw:caption-point-x="-0.2402in" draw:caption-point-y="0.6094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94in" draw:caption-point-x="-0.2402in" draw:caption-point-y="0.6087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106in" draw:caption-point-x="-0.2402in" draw:caption-point-y="0.607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94in" draw:caption-point-x="-0.2402in" draw:caption-point-y="0.6087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61in" draw:caption-point-x="-0.2402in" draw:caption-point-y="0.602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93in" draw:caption-point-x="-0.2402in" draw:caption-point-y="0.5988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59in" draw:caption-point-x="-0.2402in" draw:caption-point-y="0.6098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63in" draw:caption-point-x="-0.2402in" draw:caption-point-y="0.6094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67in" draw:caption-point-x="-0.2402in" draw:caption-point-y="0.6091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54in" draw:caption-point-x="-0.2402in" draw:caption-point-y="0.6004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39in" draw:caption-point-x="-0.2402in" draw:caption-point-y="0.6094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59in" draw:caption-point-x="-0.2402in" draw:caption-point-y="0.6075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94in" draw:caption-point-x="-0.2402in" draw:caption-point-y="0.6039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504in" draw:caption-point-x="-0.2402in" draw:caption-point-y="0.6106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11in" draw:caption-point-x="-0.2402in" draw:caption-point-y="0.5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47in" draw:caption-point-x="-0.2402in" draw:caption-point-y="0.606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51in" draw:caption-point-x="-0.2402in" draw:caption-point-y="0.605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614in" draw:caption-point-x="-0.2402in" draw:caption-point-y="0.5996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22in" draw:caption-point-x="-0.2402in" draw:caption-point-y="0.5988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46in" draw:caption-point-x="-0.2402in" draw:caption-point-y="0.5965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84in" draw:caption-point-x="-0.2402in" draw:caption-point-y="0.6102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24in" draw:caption-point-x="-0.2402in" draw:caption-point-y="0.6063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72in" draw:caption-point-x="-0.2402in" draw:caption-point-y="0.6094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5in" draw:caption-point-x="-0.2402in" draw:caption-point-y="0.6067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28in" draw:caption-point-x="-0.2402in" draw:caption-point-y="0.6039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51in" draw:caption-point-x="-0.2402in" draw:caption-point-y="0.6016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33in" draw:caption-point-x="-0.2402in" draw:caption-point-y="0.6087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24in" draw:caption-point-x="-0.2402in" draw:caption-point-y="0.5996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39in" draw:caption-point-x="-0.2402in" draw:caption-point-y="0.598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21in" draw:caption-point-x="-0.2402in" draw:caption-point-y="0.6075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37in" draw:caption-point-x="-0.2402in" draw:caption-point-y="0.6059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69in" draw:caption-point-x="-0.2402in" draw:caption-point-y="0.602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96in" draw:caption-point-x="-0.2402in" draw:caption-point-y="0.6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1in" draw:caption-point-x="-0.2402in" draw:caption-point-y="0.5996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43in" draw:caption-point-x="-0.2402in" draw:caption-point-y="0.6106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5in" draw:caption-point-x="-0.2402in" draw:caption-point-y="0.609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54in" draw:caption-point-x="-0.2402in" draw:caption-point-y="0.6094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82in" draw:caption-point-x="-0.2402in" draw:caption-point-y="0.6067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86in" draw:caption-point-x="-0.2402in" draw:caption-point-y="0.6063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94in" draw:caption-point-x="-0.2402in" draw:caption-point-y="0.6055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94in" draw:caption-point-x="-0.2402in" draw:caption-point-y="0.6055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21in" draw:caption-point-x="-0.2402in" draw:caption-point-y="0.6028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33in" draw:caption-point-x="-0.2402in" draw:caption-point-y="0.6016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53in" draw:caption-point-x="-0.2402in" draw:caption-point-y="0.599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61in" draw:caption-point-x="-0.2402in" draw:caption-point-y="0.5988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69in" draw:caption-point-x="-0.2402in" draw:caption-point-y="0.598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23in" draw:caption-point-x="-0.2402in" draw:caption-point-y="0.6102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27in" draw:caption-point-x="-0.2402in" draw:caption-point-y="0.609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82in" draw:caption-point-x="-0.2402in" draw:caption-point-y="0.6043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39in" draw:caption-point-x="-0.2402in" draw:caption-point-y="0.6087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25in" draw:caption-point-x="-0.2402in" draw:caption-point-y="0.5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25in" draw:caption-point-x="-0.2402in" draw:caption-point-y="0.6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29in" draw:caption-point-x="-0.2402in" draw:caption-point-y="0.599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37in" draw:caption-point-x="-0.2402in" draw:caption-point-y="0.5988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91in" draw:caption-point-x="-0.2402in" draw:caption-point-y="0.6091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315in" draw:caption-point-x="-0.2402in" draw:caption-point-y="0.6067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23in" draw:caption-point-x="-0.2402in" draw:caption-point-y="0.6059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31in" draw:caption-point-x="-0.2402in" draw:caption-point-y="0.6028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66in" draw:caption-point-x="-0.2402in" draw:caption-point-y="0.5992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44in" draw:caption-point-x="-0.2402in" draw:caption-point-y="0.6091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68in" draw:caption-point-x="-0.2402in" draw:caption-point-y="0.606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52in" draw:caption-point-x="-0.2402in" draw:caption-point-y="0.6059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72in" draw:caption-point-x="-0.2402in" draw:caption-point-y="0.6016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87in" draw:caption-point-x="-0.2402in" draw:caption-point-y="0.6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307in" draw:caption-point-x="-0.2402in" draw:caption-point-y="0.598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85in" draw:caption-point-x="-0.2402in" draw:caption-point-y="0.605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85in" draw:caption-point-x="-0.2402in" draw:caption-point-y="0.605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85in" draw:caption-point-x="-0.2402in" draw:caption-point-y="0.605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4in" draw:caption-point-x="-0.2402in" draw:caption-point-y="0.6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68in" draw:caption-point-x="-0.2402in" draw:caption-point-y="0.5972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89in" draw:caption-point-x="-0.2402in" draw:caption-point-y="0.600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75in" draw:caption-point-x="-0.2402in" draw:caption-point-y="0.6098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87in" draw:caption-point-x="-0.2402in" draw:caption-point-y="0.608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626in" draw:caption-point-x="-0.2402in" draw:caption-point-y="0.6047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55in" draw:caption-point-x="-0.2402in" draw:caption-point-y="0.6094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83in" draw:caption-point-x="-0.2402in" draw:caption-point-y="0.6067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35in" draw:caption-point-x="-0.2402in" draw:caption-point-y="0.6091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626in" draw:caption-point-x="-0.2402in" draw:caption-point-y="0.6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42in" draw:caption-point-x="-0.2402in" draw:caption-point-y="0.5984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3012in" draw:caption-point-x="-0.2402in" draw:caption-point-y="0.6091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3016in" draw:caption-point-x="-0.2402in" draw:caption-point-y="0.608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3035in" draw:caption-point-x="-0.2402in" draw:caption-point-y="0.606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3043in" draw:caption-point-x="-0.2402in" draw:caption-point-y="0.605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3098in" draw:caption-point-x="-0.2402in" draw:caption-point-y="0.6004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3122in" draw:caption-point-x="-0.2402in" draw:caption-point-y="0.598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49" table:formula="of:=SUM([.D30:.AH30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5531in" draw:caption-point-x="-0.2402in" draw:caption-point-y="0.6047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3.8323in" svg:y="6.5583in" draw:caption-point-x="-0.2402in" draw:caption-point-y="0.5996in">
              <dc:date>2016-09-06T00:00:00</dc:date>
              <text:p text:style-name="P1"><text:span text:style-name="T1">Bị cả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DH</text:p>
          </table:table-cell>
          <table:table-cell table:style-name="ce149" table:formula="of:=SUM([.D31:.AH31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8in" draw:caption-point-x="-0.2402in" draw:caption-point-y="0.605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8in" draw:caption-point-x="-0.2402in" draw:caption-point-y="0.605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8in" draw:caption-point-x="-0.2402in" draw:caption-point-y="0.605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8in" draw:caption-point-x="-0.2402in" draw:caption-point-y="0.605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8in" draw:caption-point-x="-0.2402in" draw:caption-point-y="0.605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8051in" draw:caption-point-x="-0.2402in" draw:caption-point-y="0.6004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49" table:formula="of:=SUM([.D32:.AH32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0437in" draw:caption-point-x="-0.2402in" draw:caption-point-y="0.6094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0472in" draw:caption-point-x="-0.2402in" draw:caption-point-y="0.6059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0516in" draw:caption-point-x="-0.2402in" draw:caption-point-y="0.6016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0531in" draw:caption-point-x="-0.2402in" draw:caption-point-y="0.6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0539in" draw:caption-point-x="-0.2402in" draw:caption-point-y="0.5992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aiVK</text:p>
          </table:table-cell>
          <table:table-cell table:style-name="ce149" table:formula="of:=SUM([.D33:.AH33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2906in" draw:caption-point-x="-0.2402in" draw:caption-point-y="0.6102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909in" draw:caption-point-x="-0.2402in" draw:caption-point-y="0.609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2917in" draw:caption-point-x="-0.2402in" draw:caption-point-y="0.6091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3508in" draw:caption-point-x="-0.2402in" draw:caption-point-y="0.5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2941in" draw:caption-point-x="-0.2402in" draw:caption-point-y="0.6067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2949in" draw:caption-point-x="-0.2402in" draw:caption-point-y="0.605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2969in" draw:caption-point-x="-0.2402in" draw:caption-point-y="0.6039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3028in" draw:caption-point-x="-0.2402in" draw:caption-point-y="0.598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149" table:formula="of:=SUM([.D34:.AH34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7.5382in" draw:caption-point-x="-0.2402in" draw:caption-point-y="0.6102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86in" draw:caption-point-x="-0.2402in" draw:caption-point-y="0.609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7.539in" draw:caption-point-x="-0.2402in" draw:caption-point-y="0.6094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5394in" draw:caption-point-x="-0.2402in" draw:caption-point-y="0.6091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7.5398in" draw:caption-point-x="-0.2402in" draw:caption-point-y="0.6087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5425in" draw:caption-point-x="-0.2402in" draw:caption-point-y="0.6059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5445in" draw:caption-point-x="-0.2402in" draw:caption-point-y="0.6039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8in" draw:caption-point-x="-0.2402in" draw:caption-point-y="0.600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5484in" draw:caption-point-x="-0.2402in" draw:caption-point-y="0.6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7.5488in" draw:caption-point-x="-0.2402in" draw:caption-point-y="0.5996in">
              <dc:date>2016-08-25T00:00:00</dc:date>
              <text:p text:style-name="P1"><text:span text:style-name="T1">Trễ 9h10 (có xin trước, ra bank lấy thẻ)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7.5492in" draw:caption-point-x="-0.2402in" draw:caption-point-y="0.5992in">
              <dc:date>2016-08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96in" draw:caption-point-x="-0.2402in" draw:caption-point-y="0.5988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5504in" draw:caption-point-x="-0.2402in" draw:caption-point-y="0.598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149" table:formula="of:=SUM([.D35:.AH35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7866in" draw:caption-point-x="-0.2402in" draw:caption-point-y="0.6098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787in" draw:caption-point-x="-0.2402in" draw:caption-point-y="0.6094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7906in" draw:caption-point-x="-0.2402in" draw:caption-point-y="0.6059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7909in" draw:caption-point-x="-0.2402in" draw:caption-point-y="0.605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61in" draw:caption-point-x="-0.2402in" draw:caption-point-y="0.600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7965in" draw:caption-point-x="-0.2402in" draw:caption-point-y="0.6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7969in" draw:caption-point-x="-0.2402in" draw:caption-point-y="0.599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76in" draw:caption-point-x="-0.2402in" draw:caption-point-y="0.5988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149" table:formula="of:=SUM([.D36:.AH36])" office:value-type="float" office:value="1">
            <text:p>1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8.0335in" draw:caption-point-x="-0.2402in" draw:caption-point-y="0.6106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0917in" draw:caption-point-x="-0.2402in" draw:caption-point-y="0.552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0346in" draw:caption-point-x="-0.2402in" draw:caption-point-y="0.6094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035in" draw:caption-point-x="-0.2402in" draw:caption-point-y="0.6091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8.0929in" draw:caption-point-x="-0.2402in" draw:caption-point-y="0.5512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0366in" draw:caption-point-x="-0.2402in" draw:caption-point-y="0.6075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0378in" draw:caption-point-x="-0.2402in" draw:caption-point-y="0.606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0382in" draw:caption-point-x="-0.2402in" draw:caption-point-y="0.6059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8.0386in" draw:caption-point-x="-0.2402in" draw:caption-point-y="0.6055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8.0402in" draw:caption-point-x="-0.2402in" draw:caption-point-y="0.6039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0425in" draw:caption-point-x="-0.2402in" draw:caption-point-y="0.6016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37in" draw:caption-point-x="-0.2402in" draw:caption-point-y="0.6004in">
              <dc:date>2016-08-23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8.0441in" draw:caption-point-x="-0.2402in" draw:caption-point-y="0.6in">
              <dc:date>2016-08-24T00:00:00</dc:date>
              <text:p text:style-name="P1"><text:span text:style-name="T1">Ngủ quên, xin vào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0445in" draw:caption-point-x="-0.2402in" draw:caption-point-y="0.599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8.0449in" draw:caption-point-x="-0.2402in" draw:caption-point-y="0.5992in">
              <dc:date>2016-08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0453in" draw:caption-point-x="-0.2402in" draw:caption-point-y="0.5988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0461in" draw:caption-point-x="-0.2402in" draw:caption-point-y="0.598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149" table:formula="of:=SUM([.D37:.AH37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289in" draw:caption-point-x="-0.2402in" draw:caption-point-y="0.602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2913in" draw:caption-point-x="-0.2402in" draw:caption-point-y="0.6004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2929in" draw:caption-point-x="-0.2402in" draw:caption-point-y="0.5988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8.2969in" draw:caption-point-x="-0.2402in" draw:caption-point-y="0.5949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149" table:formula="of:=SUM([.D38:.AH38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5287in" draw:caption-point-x="-0.2402in" draw:caption-point-y="0.6106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5311in" draw:caption-point-x="-0.2402in" draw:caption-point-y="0.6083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5327in" draw:caption-point-x="-0.2402in" draw:caption-point-y="0.6067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539in" draw:caption-point-x="-0.2402in" draw:caption-point-y="0.600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5394in" draw:caption-point-x="-0.2402in" draw:caption-point-y="0.6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5406in" draw:caption-point-x="-0.2402in" draw:caption-point-y="0.5988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5413in" draw:caption-point-x="-0.2402in" draw:caption-point-y="0.598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149" table:formula="of:=SUM([.D39:.AH39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7882in" draw:caption-point-x="-0.2402in" draw:caption-point-y="0.5988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149" table:formula="of:=SUM([.D40:.AH40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4.289in" svg:y="9.0354in" draw:caption-point-x="-0.2402in" draw:caption-point-y="0.5992in">
              <dc:date>2016-08-2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14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165in" draw:caption-point-x="-0.2402in" draw:caption-point-y="0.6012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189in" draw:caption-point-x="-0.2402in" draw:caption-point-y="0.5988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193in" draw:caption-point-x="-0.2402in" draw:caption-point-y="0.5984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209in" draw:caption-point-x="-0.2402in" draw:caption-point-y="0.5969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228in" draw:caption-point-x="-0.2402in" draw:caption-point-y="0.5949in">
              <dc:date>2016-09-16T00:00:00</dc:date>
              <text:p text:style-name="P1">NGHỈ BUỔI SÁNG, nhậu xỉn</text:p>
            </office:annotation>
            <text:p>0.5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2in" draw:caption-point-x="-0.2402in" draw:caption-point-y="0.6016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39in" draw:caption-point-x="-0.2402in" draw:caption-point-y="0.5996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268in" draw:caption-point-x="-0.2402in" draw:caption-point-y="0.5988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272in" draw:caption-point-x="-0.2402in" draw:caption-point-y="0.5984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307in" draw:caption-point-x="-0.2402in" draw:caption-point-y="0.5949in">
              <dc:date>2016-09-16T00:00:00</dc:date>
              <text:p text:style-name="P1">8h36 vào cty</text:p>
            </office:annotation>
            <text:p>0</text:p>
          </table:table-cell>
          <table:table-cell table:style-name="ce167" table:number-columns-repeated="8"/>
          <table:table-cell table:style-name="ce176"/>
          <table:table-cell table:style-name="ce167" table:number-columns-repeated="6"/>
          <table:table-cell table:style-name="ce41" table:number-columns-repeated="952"/>
        </table:table-row>
        <table:table-row table:style-name="ro14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594in" draw:caption-point-x="-0.2402in" draw:caption-point-y="0.60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594in" draw:caption-point-x="-0.2402in" draw:caption-point-y="0.602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319in" draw:caption-point-x="-0.2402in" draw:caption-point-y="0.6012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343in" draw:caption-point-x="-0.2402in" draw:caption-point-y="0.5988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35in" draw:caption-point-x="-0.2402in" draw:caption-point-y="0.598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7689in" draw:caption-point-x="-0.2402in" draw:caption-point-y="0.6004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7705in" draw:caption-point-x="-0.2402in" draw:caption-point-y="0.5988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7744in" draw:caption-point-x="-0.2402in" draw:caption-point-y="0.5949in">
              <dc:date>2016-09-16T00:00:00</dc:date>
              <text:p text:style-name="P1">8h34 vào cty</text:p>
            </office:annotation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071in" draw:caption-point-x="-0.2402in" draw:caption-point-y="0.598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091in" draw:caption-point-x="-0.2402in" draw:caption-point-y="0.5961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3902in" svg:x="9.2661in" svg:y="2.0106in" draw:caption-point-x="-0.2402in" draw:caption-point-y="0.5949in">
              <dc:date>2016-09-16T00:00:00</dc:date>
              <text:p text:style-name="P1">Nghỉ buổi chiều đi dạy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0">
            <text:p>10</text:p>
          </table:table-cell>
          <table:table-cell table:style-name="ce42" office:value-type="string">
            <text:p>HienDT</text:p>
          </table:table-cell>
          <table:table-cell table:style-name="ce163" table:formula="of:=SUM([.D13:.AH13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63" table:formula="of:=SUM([.D14:.AH14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63" table:formula="of:=SUM([.D15:.AH15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7142in" draw:caption-point-x="-0.2402in" draw:caption-point-y="0.5988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7146in" draw:caption-point-x="-0.2402in" draw:caption-point-y="0.5984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7146in" draw:caption-point-x="-0.2402in" draw:caption-point-y="0.5984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7161in" draw:caption-point-x="-0.2402in" draw:caption-point-y="0.5969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63" table:formula="of:=SUM([.D16:.AH1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3.0094in" draw:caption-point-x="-0.2402in" draw:caption-point-y="0.5394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2.9528in" draw:caption-point-x="-0.2402in" draw:caption-point-y="0.5961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2.9531in" draw:caption-point-x="-0.2402in" draw:caption-point-y="0.5957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2.9535in" draw:caption-point-x="-0.2402in" draw:caption-point-y="0.5953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4">
            <text:p>14</text:p>
          </table:table-cell>
          <table:table-cell table:style-name="ce42" office:value-type="string">
            <text:p>HoangNTM</text:p>
          </table:table-cell>
          <table:table-cell table:style-name="ce163" table:formula="of:=SUM([.D17:.AH17])" office:value-type="float" office:value="0">
            <text:p>0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5">
            <text:p>15</text:p>
          </table:table-cell>
          <table:table-cell table:style-name="ce42" office:value-type="string">
            <text:p>HungNC</text:p>
          </table:table-cell>
          <table:table-cell table:style-name="ce163" table:formula="of:=SUM([.D18:.AH18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63" table:formula="of:=SUM([.D19:.AH1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7">
            <text:p>17</text:p>
          </table:table-cell>
          <table:table-cell table:style-name="ce42" office:value-type="string">
            <text:p>KhanhDT</text:p>
          </table:table-cell>
          <table:table-cell table:style-name="ce163" table:formula="of:=SUM([.D20:.AH20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163" table:formula="of:=SUM([.D21:.AH2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4.1331in" draw:caption-point-x="-0.2402in" draw:caption-point-y="0.5953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4.1335in" draw:caption-point-x="-0.2402in" draw:caption-point-y="0.5949in">
              <dc:date>2016-09-16T00:00:00</dc:date>
              <text:p text:style-name="P1">Ngủ quên nên vào trễ</text:p>
            </office:annotation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163" table:formula="of:=SUM([.D23:.AH23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5992in" draw:caption-point-x="-0.2402in" draw:caption-point-y="0.6012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6016in" draw:caption-point-x="-0.2402in" draw:caption-point-y="0.5988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1">
            <text:p>21</text:p>
          </table:table-cell>
          <table:table-cell table:style-name="ce42" office:value-type="string">
            <text:p>LinhBT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aiNTT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3">
            <text:p>23</text:p>
          </table:table-cell>
          <table:table-cell table:style-name="ce42" office:value-type="string">
            <text:p>ManhNB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3217in" draw:caption-point-x="-0.2402in" draw:caption-point-y="0.598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4">
            <text:p>24</text:p>
          </table:table-cell>
          <table:table-cell table:style-name="ce42" office:value-type="string">
            <text:p>NamTV</text:p>
          </table:table-cell>
          <table:table-cell table:style-name="ce163" table:formula="of:=SUM([.D27:.AH27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5.5567in" draw:caption-point-x="-0.2402in" draw:caption-point-y="0.5988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5575in" draw:caption-point-x="-0.2402in" draw:caption-point-y="0.598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5.5587in" draw:caption-point-x="-0.2402in" draw:caption-point-y="0.5969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5.5602in" draw:caption-point-x="-0.2402in" draw:caption-point-y="0.5953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ganTLT</text:p>
          </table:table-cell>
          <table:table-cell table:style-name="ce163" table:formula="of:=SUM([.D28:.AH28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5.7965in" draw:caption-point-x="-0.2402in" draw:caption-point-y="0.5953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6">
            <text:p>26</text:p>
          </table:table-cell>
          <table:table-cell table:style-name="ce42" office:value-type="string">
            <text:p>NhanHTH</text:p>
          </table:table-cell>
          <table:table-cell table:style-name="ce163" table:formula="of:=SUM([.D29:.AH2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7">
            <text:p>27</text:p>
          </table:table-cell>
          <table:table-cell table:style-name="ce42" office:value-type="string">
            <text:p>NhanNM</text:p>
          </table:table-cell>
          <table:table-cell table:style-name="ce163" table:formula="of:=SUM([.D30:.AH3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8">
            <text:p>28</text:p>
          </table:table-cell>
          <table:table-cell table:style-name="ce42" office:value-type="string">
            <text:p>NhuPHQ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29">
            <text:p>29</text:p>
          </table:table-cell>
          <table:table-cell table:style-name="ce42" office:value-type="string">
            <text:p>NhungHTH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0">
            <text:p>30</text:p>
          </table:table-cell>
          <table:table-cell table:style-name="ce42" office:value-type="string">
            <text:p>PhuongTH</text:p>
          </table:table-cell>
          <table:table-cell table:style-name="ce163" table:formula="of:=SUM([.D33:.AH3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6.9835in" draw:caption-point-x="-0.2402in" draw:caption-point-y="0.5996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6.9874in" draw:caption-point-x="-0.2402in" draw:caption-point-y="0.5957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1">
            <text:p>31</text:p>
          </table:table-cell>
          <table:table-cell table:style-name="ce42" office:value-type="string">
            <text:p>PhongTH</text:p>
          </table:table-cell>
          <table:table-cell table:style-name="ce163" table:formula="of:=SUM([.D34:.AH34])" office:value-type="float" office:value="2.5">
            <text:p>2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7.2197in" draw:caption-point-x="-0.2402in" draw:caption-point-y="0.5992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7.222in" draw:caption-point-x="-0.2402in" draw:caption-point-y="0.5969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2228in" draw:caption-point-x="-0.2402in" draw:caption-point-y="0.5961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2">
            <text:p>32</text:p>
          </table:table-cell>
          <table:table-cell table:style-name="ce42" office:value-type="string">
            <text:p>SonPX</text:p>
          </table:table-cell>
          <table:table-cell table:style-name="ce163" table:formula="of:=SUM([.D35:.AH3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3">
            <text:p>33</text:p>
          </table:table-cell>
          <table:table-cell table:style-name="ce42" office:value-type="string">
            <text:p>TienND</text:p>
          </table:table-cell>
          <table:table-cell table:style-name="ce163" table:formula="of:=SUM([.D36:.AH3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4">
            <text:p>34</text:p>
          </table:table-cell>
          <table:table-cell table:style-name="ce42" office:value-type="string">
            <text:p>ThaoDTH</text:p>
          </table:table-cell>
          <table:table-cell table:style-name="ce163" table:formula="of:=SUM([.D37:.AH37])" office:value-type="float" office:value="1"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7.9256in" draw:caption-point-x="-0.2402in" draw:caption-point-y="0.6012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5">
            <text:p>35</text:p>
          </table:table-cell>
          <table:table-cell table:style-name="ce42" office:value-type="string">
            <text:p>ThamDT</text:p>
          </table:table-cell>
          <table:table-cell table:style-name="ce163" table:formula="of:=SUM([.D38:.AH38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8.1646in" draw:caption-point-x="-0.2402in" draw:caption-point-y="0.598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6">
            <text:p>36</text:p>
          </table:table-cell>
          <table:table-cell table:style-name="ce42" office:value-type="string">
            <text:p>ThinhDH</text:p>
          </table:table-cell>
          <table:table-cell table:style-name="ce163" table:formula="of:=SUM([.D39:.AH39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7">
            <text:p>37</text:p>
          </table:table-cell>
          <table:table-cell table:style-name="ce42" office:value-type="string">
            <text:p>ThinhT</text:p>
          </table:table-cell>
          <table:table-cell table:style-name="ce163" table:formula="of:=SUM([.D40:.AH40])" office:value-type="float" office:value="0.5"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8.6323in" draw:caption-point-x="-0.2402in" draw:caption-point-y="0.602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8.6339in" draw:caption-point-x="-0.2402in" draw:caption-point-y="0.6004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8">
            <text:p>38</text:p>
          </table:table-cell>
          <table:table-cell table:style-name="ce42" office:value-type="string">
            <text:p>ThoaiVK</text:p>
          </table:table-cell>
          <table:table-cell table:style-name="ce163" table:formula="of:=SUM([.D41:.AH41])" office:value-type="float" office:value="0.5"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8.8693in" draw:caption-point-x="-0.2402in" draw:caption-point-y="0.6012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8.8713in" draw:caption-point-x="-0.2402in" draw:caption-point-y="0.5992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8.8724in" draw:caption-point-x="-0.2402in" draw:caption-point-y="0.598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39">
            <text:p>39</text:p>
          </table:table-cell>
          <table:table-cell table:style-name="ce42" office:value-type="string">
            <text:p>ThongDN</text:p>
          </table:table-cell>
          <table:table-cell table:style-name="ce163" table:formula="of:=SUM([.D42:.AH42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1051in" draw:caption-point-x="-0.2402in" draw:caption-point-y="0.6012in">
              <dc:date>2016-09-01T00:00:00</dc:date>
              <text:p text:style-name="P1"><text:span text:style-name="T1">8h4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1059in" draw:caption-point-x="-0.2402in" draw:caption-point-y="0.6004in">
              <dc:date>2016-09-05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1067in" draw:caption-point-x="-0.2402in" draw:caption-point-y="0.5996in">
              <dc:date>2016-09-06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5.3854in" svg:y="9.1079in" draw:caption-point-x="-0.2402in" draw:caption-point-y="0.5984in">
              <dc:date>2016-09-08T00:00:00</dc:date>
              <text:p text:style-name="P1"><text:span text:style-name="T1">8h40 vào cty, bị đau bụng, nghỉ buổi chiều</text:span></text:p>
            </office:annotation>
            <text:p>0.5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9.1083in" draw:caption-point-x="-0.2402in" draw:caption-point-y="0.598in">
              <dc:date>2016-09-09T00:00:00</dc:date>
              <text:p text:style-name="P1"><text:span text:style-name="T1">Bị đau bụng</text:span></text:p>
            </office:annotation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1083in" draw:caption-point-x="-0.2402in" draw:caption-point-y="0.598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9.1094in" draw:caption-point-x="-0.2402in" draw:caption-point-y="0.5969in">
              <dc:date>2016-09-12T00:00:00</dc:date>
              <text:p text:style-name="P1"><text:span text:style-name="T1">8h42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1102in" draw:caption-point-x="-0.2402in" draw:caption-point-y="0.5961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9.111in" draw:caption-point-x="-0.2402in" draw:caption-point-y="0.5953in">
              <dc:date>2016-09-15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9.1114in" draw:caption-point-x="-0.2402in" draw:caption-point-y="0.5949in">
              <dc:date>2016-09-16T00:00:00</dc:date>
              <text:p text:style-name="P1">8h36 vào cty</text:p>
            </office:annotation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0">
            <text:p>40</text:p>
          </table:table-cell>
          <table:table-cell table:style-name="ce42" office:value-type="string">
            <text:p>ThuyLTT</text:p>
          </table:table-cell>
          <table:table-cell table:style-name="ce163" table:formula="of:=SUM([.D43:.AH43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3425in" draw:caption-point-x="-0.2402in" draw:caption-point-y="0.5996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3425in" draw:caption-point-x="-0.2402in" draw:caption-point-y="0.5996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9.3433in" draw:caption-point-x="-0.2402in" draw:caption-point-y="0.5988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9.3441in" draw:caption-point-x="-0.2402in" draw:caption-point-y="0.598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3461in" draw:caption-point-x="-0.2402in" draw:caption-point-y="0.5961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1">
            <text:p>41</text:p>
          </table:table-cell>
          <table:table-cell table:style-name="ce42" office:value-type="string">
            <text:p>ToiDB</text:p>
          </table:table-cell>
          <table:table-cell table:style-name="ce163" table:formula="of:=SUM([.D44:.AH44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5772in" draw:caption-point-x="-0.2402in" draw:caption-point-y="0.6008in">
              <dc:date>2016-09-01T00:00:00</dc:date>
              <text:p text:style-name="P1"><text:span text:style-name="T1">8h42 vào cty</text:span></text:p>
            </office:annotation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9.637in" draw:caption-point-x="-0.2402in" draw:caption-point-y="0.5409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5799in" draw:caption-point-x="-0.2402in" draw:caption-point-y="0.598in">
              <dc:date>2016-09-09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9.5827in" draw:caption-point-x="-0.2402in" draw:caption-point-y="0.5953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9.5831in" draw:caption-point-x="-0.2402in" draw:caption-point-y="0.5949in">
              <dc:date>2016-09-16T00:00:00</dc:date>
              <text:p text:style-name="P1">8h34 vào cty</text:p>
            </office:annotation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2">
            <text:p>42</text:p>
          </table:table-cell>
          <table:table-cell table:style-name="ce42" office:value-type="string">
            <text:p>TrungHT</text:p>
          </table:table-cell>
          <table:table-cell table:style-name="ce163" table:formula="of:=SUM([.D45:.AH45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3">
            <text:p>43</text:p>
          </table:table-cell>
          <table:table-cell table:style-name="ce42" office:value-type="string">
            <text:p>TruyenLVC</text:p>
          </table:table-cell>
          <table:table-cell table:style-name="ce163" table:formula="of:=SUM([.D46:.AH4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10.0516in" draw:caption-point-x="-0.2402in" draw:caption-point-y="0.5984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10.0531in" draw:caption-point-x="-0.2402in" draw:caption-point-y="0.5969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4">
            <text:p>44</text:p>
          </table:table-cell>
          <table:table-cell table:style-name="ce42" office:value-type="string">
            <text:p>VietBA</text:p>
          </table:table-cell>
          <table:table-cell table:style-name="ce163" table:formula="of:=SUM([.D47:.AH47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2846in" draw:caption-point-x="-0.2402in" draw:caption-point-y="0.6012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5">
            <text:p>45</text:p>
          </table:table-cell>
          <table:table-cell table:style-name="ce42" office:value-type="string">
            <text:p>VinhP</text:p>
          </table:table-cell>
          <table:table-cell table:style-name="ce163" table:formula="of:=SUM([.D48:.AH48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5205in" draw:caption-point-x="-0.2402in" draw:caption-point-y="0.6012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0.5264in" draw:caption-point-x="-0.2402in" draw:caption-point-y="0.5953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14">
          <table:table-cell table:style-name="ce40" office:value-type="float" office:value="46">
            <text:p>46</text:p>
          </table:table-cell>
          <table:table-cell table:style-name="ce42" office:value-type="string">
            <text:p>VuNA</text:p>
          </table:table-cell>
          <table:table-cell table:style-name="ce163" table:formula="of:=SUM([.D49:.AH4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8.2878in" svg:y="10.7618in" draw:caption-point-x="-0.2402in" draw:caption-point-y="0.5961in">
              <dc:date>2016-09-13T00:00:00</dc:date>
              <text:p text:style-name="P1"><text:span text:style-name="T1">Nghỉ buổi sáng, chở bạn đi bệnh viện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9/16/2016</text:date>, <text:time>08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9-16">09/16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89</meta:editing-cycles>
    <meta:editing-duration>P24DT4H30M23S</meta:editing-duration>
    <meta:generator>OpenOffice/4.1.2$Win32 OpenOffice.org_project/412m3$Build-9782</meta:generator>
    <dc:date>2016-09-16T08:52:34.77</dc:date>
    <meta:document-statistic meta:table-count="12" meta:cell-count="7775" meta:object-count="0"/>
    <meta:user-defined meta:name="Info 1"/>
    <meta:user-defined meta:name="Info 2"/>
    <meta:user-defined meta:name="Info 3"/>
    <meta:user-defined meta:name="Info 4"/>
  </office:meta>
</office:document-meta>
</file>